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24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7.73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8.22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2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79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3mm" svg:height="90.06mm" svg:x="204.21mm" svg:y="10.29mm">
            <draw:object draw:notify-on-update-of-ranges="Arkusz1.A2:Arkusz1.A108 Arkusz1.G1:Arkusz1.G1 Arkusz1.G2:Arkusz1.G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rejs na silniku sp</text:p>
          </table:table-cell>
          <table:table-cell office:value-type="string" calcext:value-type="string">
            <text:p>rejs na silniku el</text:p>
          </table:table-cell>
          <table:table-cell office:value-type="string" calcext:value-type="string">
            <text:p>prędkość sil el</text:p>
          </table:table-cell>
          <table:table-cell office:value-type="string" calcext:value-type="string">
            <text:p>prędkość sil sp</text:p>
          </table:table-cell>
          <table:table-cell office:value-type="string" calcext:value-type="string">
            <text:p>odległość (całk)</text:p>
          </table:table-cell>
          <table:table-cell office:value-type="string" calcext:value-type="string">
            <text:p>odległość (dzienna)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03" calcext:value-type="date">
            <text:p>3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$B2]*[.$E2]+[.$C2]*[.$D2]" office:value-type="float" office:value="120" calcext:value-type="float">
            <text:p>120</text:p>
          </table:table-cell>
          <table:table-cell table:formula="of:=[.$B2]*[.$E2]+[.$C2]*[.$D2]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04" calcext:value-type="date">
            <text:p>4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]" office:value-type="float" office:value="3.96" calcext:value-type="float">
            <text:p>3,96</text:p>
          </table:table-cell>
          <table:table-cell table:formula="of:=99%*[.$E2]" office:value-type="float" office:value="9.9" calcext:value-type="float">
            <text:p>9,9</text:p>
          </table:table-cell>
          <table:table-cell table:formula="of:=[.$B3]*[.$E3]+[.$C3]*[.$D3]+[.$F2]" office:value-type="float" office:value="238.8" calcext:value-type="float">
            <text:p>238,8</text:p>
          </table:table-cell>
          <table:table-cell table:formula="of:=[.$B3]*[.$E3]+[.$C3]*[.$D3]" office:value-type="float" office:value="118.8" calcext:value-type="float">
            <text:p>118,8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05" calcext:value-type="date">
            <text:p>5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]" office:value-type="float" office:value="3.9204" calcext:value-type="float">
            <text:p>3,9204</text:p>
          </table:table-cell>
          <table:table-cell table:formula="of:=99%*[.$E3]" office:value-type="float" office:value="9.801" calcext:value-type="float">
            <text:p>9,801</text:p>
          </table:table-cell>
          <table:table-cell table:formula="of:=[.$B4]*[.$E4]+[.$C4]*[.$D4]+[.$F3]" office:value-type="float" office:value="356.412" calcext:value-type="float">
            <text:p>356,412</text:p>
          </table:table-cell>
          <table:table-cell table:formula="of:=[.$B4]*[.$E4]+[.$C4]*[.$D4]" office:value-type="float" office:value="117.612" calcext:value-type="float">
            <text:p>117,61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06" calcext:value-type="date">
            <text:p>6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]" office:value-type="float" office:value="3.881196" calcext:value-type="float">
            <text:p>3,881196</text:p>
          </table:table-cell>
          <table:table-cell table:formula="of:=99%*[.$E4]" office:value-type="float" office:value="9.70299" calcext:value-type="float">
            <text:p>9,70299</text:p>
          </table:table-cell>
          <table:table-cell table:formula="of:=[.$B5]*[.$E5]+[.$C5]*[.$D5]+[.$F4]" office:value-type="float" office:value="472.84788" calcext:value-type="float">
            <text:p>472,84788</text:p>
          </table:table-cell>
          <table:table-cell table:formula="of:=[.$B5]*[.$E5]+[.$C5]*[.$D5]" office:value-type="float" office:value="116.43588" calcext:value-type="float">
            <text:p>116,435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07" calcext:value-type="date">
            <text:p>7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]" office:value-type="float" office:value="3.84238404" calcext:value-type="float">
            <text:p>3,84238404</text:p>
          </table:table-cell>
          <table:table-cell table:formula="of:=99%*[.$E5]" office:value-type="float" office:value="9.6059601" calcext:value-type="float">
            <text:p>9,6059601</text:p>
          </table:table-cell>
          <table:table-cell table:formula="of:=[.$B6]*[.$E6]+[.$C6]*[.$D6]+[.$F5]" office:value-type="float" office:value="588.1194012" calcext:value-type="float">
            <text:p>588,1194012</text:p>
          </table:table-cell>
          <table:table-cell table:formula="of:=[.$B6]*[.$E6]+[.$C6]*[.$D6]" office:value-type="float" office:value="115.2715212" calcext:value-type="float">
            <text:p>115,271521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08" calcext:value-type="date">
            <text:p>8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]" office:value-type="float" office:value="3.8039601996" calcext:value-type="float">
            <text:p>3,8039601996</text:p>
          </table:table-cell>
          <table:table-cell table:formula="of:=99%*[.$E6]" office:value-type="float" office:value="9.509900499" calcext:value-type="float">
            <text:p>9,509900499</text:p>
          </table:table-cell>
          <table:table-cell table:formula="of:=[.$B7]*[.$E7]+[.$C7]*[.$D7]+[.$F6]" office:value-type="float" office:value="702.238207188" calcext:value-type="float">
            <text:p>702,238207188</text:p>
          </table:table-cell>
          <table:table-cell table:formula="of:=[.$B7]*[.$E7]+[.$C7]*[.$D7]" office:value-type="float" office:value="114.118805988" calcext:value-type="float">
            <text:p>114,1188059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09" calcext:value-type="date">
            <text:p>9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]" office:value-type="float" office:value="3.765920597604" calcext:value-type="float">
            <text:p>3,765920597604</text:p>
          </table:table-cell>
          <table:table-cell table:formula="of:=99%*[.$E7]" office:value-type="float" office:value="9.41480149401" calcext:value-type="float">
            <text:p>9,41480149401</text:p>
          </table:table-cell>
          <table:table-cell table:formula="of:=[.$B8]*[.$E8]+[.$C8]*[.$D8]+[.$F7]" office:value-type="float" office:value="815.21582511612" calcext:value-type="float">
            <text:p>815,21582511612</text:p>
          </table:table-cell>
          <table:table-cell table:formula="of:=[.$B8]*[.$E8]+[.$C8]*[.$D8]" office:value-type="float" office:value="112.97761792812" calcext:value-type="float">
            <text:p>112,9776179281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10" calcext:value-type="date">
            <text:p>10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8]" office:value-type="float" office:value="3.72826139162796" calcext:value-type="float">
            <text:p>3,72826139162796</text:p>
          </table:table-cell>
          <table:table-cell table:formula="of:=99%*[.$E8]" office:value-type="float" office:value="9.3206534790699" calcext:value-type="float">
            <text:p>9,3206534790699</text:p>
          </table:table-cell>
          <table:table-cell table:formula="of:=[.$B9]*[.$E9]+[.$C9]*[.$D9]+[.$F8]" office:value-type="float" office:value="927.063666864959" calcext:value-type="float">
            <text:p>927,063666864959</text:p>
          </table:table-cell>
          <table:table-cell table:formula="of:=[.$B9]*[.$E9]+[.$C9]*[.$D9]" office:value-type="float" office:value="111.847841748839" calcext:value-type="float">
            <text:p>111,847841748839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11" calcext:value-type="date">
            <text:p>11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9]" office:value-type="float" office:value="3.69097877771168" calcext:value-type="float">
            <text:p>3,69097877771168</text:p>
          </table:table-cell>
          <table:table-cell table:formula="of:=99%*[.$E9]" office:value-type="float" office:value="9.2274469442792" calcext:value-type="float">
            <text:p>9,2274469442792</text:p>
          </table:table-cell>
          <table:table-cell table:formula="of:=[.$B10]*[.$E10]+[.$C10]*[.$D10]+[.$F9]" office:value-type="float" office:value="1037.79303019631" calcext:value-type="float">
            <text:p>1037,79303019631</text:p>
          </table:table-cell>
          <table:table-cell table:formula="of:=[.$B10]*[.$E10]+[.$C10]*[.$D10]" office:value-type="float" office:value="110.72936333135" calcext:value-type="float">
            <text:p>110,7293633313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12" calcext:value-type="date">
            <text:p>12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0]" office:value-type="float" office:value="3.65406898993456" calcext:value-type="float">
            <text:p>3,65406898993456</text:p>
          </table:table-cell>
          <table:table-cell table:formula="of:=99%*[.$E10]" office:value-type="float" office:value="9.13517247483641" calcext:value-type="float">
            <text:p>9,13517247483641</text:p>
          </table:table-cell>
          <table:table-cell table:formula="of:=[.$B11]*[.$E11]+[.$C11]*[.$D11]+[.$F10]" office:value-type="float" office:value="1147.41509989435" calcext:value-type="float">
            <text:p>1147,41509989435</text:p>
          </table:table-cell>
          <table:table-cell table:formula="of:=[.$B11]*[.$E11]+[.$C11]*[.$D11]" office:value-type="float" office:value="109.622069698037" calcext:value-type="float">
            <text:p>109,622069698037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13" calcext:value-type="date">
            <text:p>13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1]" office:value-type="float" office:value="3.61752830003522" calcext:value-type="float">
            <text:p>3,61752830003522</text:p>
          </table:table-cell>
          <table:table-cell table:formula="of:=99%*[.$E11]" office:value-type="float" office:value="9.04382075008804" calcext:value-type="float">
            <text:p>9,04382075008804</text:p>
          </table:table-cell>
          <table:table-cell table:formula="of:=[.$B12]*[.$E12]+[.$C12]*[.$D12]+[.$F11]" office:value-type="float" office:value="1255.9409488954" calcext:value-type="float">
            <text:p>1255,9409488954</text:p>
          </table:table-cell>
          <table:table-cell table:formula="of:=[.$B12]*[.$E12]+[.$C12]*[.$D12]" office:value-type="float" office:value="108.525849001057" calcext:value-type="float">
            <text:p>108,525849001057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14" calcext:value-type="date">
            <text:p>14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2]" office:value-type="float" office:value="3.58135301703486" calcext:value-type="float">
            <text:p>3,58135301703486</text:p>
          </table:table-cell>
          <table:table-cell table:formula="of:=99%*[.$E12]" office:value-type="float" office:value="8.95338254258716" calcext:value-type="float">
            <text:p>8,95338254258716</text:p>
          </table:table-cell>
          <table:table-cell table:formula="of:=[.$B13]*[.$E13]+[.$C13]*[.$D13]+[.$F12]" office:value-type="float" office:value="1363.38153940645" calcext:value-type="float">
            <text:p>1363,38153940645</text:p>
          </table:table-cell>
          <table:table-cell table:formula="of:=[.$B13]*[.$E13]+[.$C13]*[.$D13]" office:value-type="float" office:value="107.440590511046" calcext:value-type="float">
            <text:p>107,44059051104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15" calcext:value-type="date">
            <text:p>15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3]" office:value-type="float" office:value="3.54553948686452" calcext:value-type="float">
            <text:p>3,54553948686452</text:p>
          </table:table-cell>
          <table:table-cell table:formula="of:=99%*[.$E13]" office:value-type="float" office:value="8.86384871716129" calcext:value-type="float">
            <text:p>8,86384871716129</text:p>
          </table:table-cell>
          <table:table-cell table:formula="of:=[.$B14]*[.$E14]+[.$C14]*[.$D14]+[.$F13]" office:value-type="float" office:value="1469.74772401238" calcext:value-type="float">
            <text:p>1469,74772401238</text:p>
          </table:table-cell>
          <table:table-cell table:formula="of:=[.$B14]*[.$E14]+[.$C14]*[.$D14]" office:value-type="float" office:value="106.366184605936" calcext:value-type="float">
            <text:p>106,36618460593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16" calcext:value-type="date">
            <text:p>16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4]" office:value-type="float" office:value="3.51008409199587" calcext:value-type="float">
            <text:p>3,51008409199587</text:p>
          </table:table-cell>
          <table:table-cell table:formula="of:=99%*[.$E14]" office:value-type="float" office:value="8.77521022998968" calcext:value-type="float">
            <text:p>8,77521022998968</text:p>
          </table:table-cell>
          <table:table-cell table:formula="of:=[.$B15]*[.$E15]+[.$C15]*[.$D15]+[.$F14]" office:value-type="float" office:value="1575.05024677226" calcext:value-type="float">
            <text:p>1575,05024677226</text:p>
          </table:table-cell>
          <table:table-cell table:formula="of:=[.$B15]*[.$E15]+[.$C15]*[.$D15]" office:value-type="float" office:value="105.302522759876" calcext:value-type="float">
            <text:p>105,30252275987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17" calcext:value-type="date">
            <text:p>17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5]" office:value-type="float" office:value="3.47498325107591" calcext:value-type="float">
            <text:p>3,47498325107591</text:p>
          </table:table-cell>
          <table:table-cell table:formula="of:=99%*[.$E15]" office:value-type="float" office:value="8.68745812768978" calcext:value-type="float">
            <text:p>8,68745812768978</text:p>
          </table:table-cell>
          <table:table-cell table:formula="of:=[.$B16]*[.$E16]+[.$C16]*[.$D16]+[.$F15]" office:value-type="float" office:value="1679.29974430454" calcext:value-type="float">
            <text:p>1679,29974430454</text:p>
          </table:table-cell>
          <table:table-cell table:formula="of:=[.$B16]*[.$E16]+[.$C16]*[.$D16]" office:value-type="float" office:value="104.249497532277" calcext:value-type="float">
            <text:p>104,2494975322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18" calcext:value-type="date">
            <text:p>18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6]" office:value-type="float" office:value="3.44023341856515" calcext:value-type="float">
            <text:p>3,44023341856515</text:p>
          </table:table-cell>
          <table:table-cell table:formula="of:=99%*[.$E16]" office:value-type="float" office:value="8.60058354641288" calcext:value-type="float">
            <text:p>8,60058354641288</text:p>
          </table:table-cell>
          <table:table-cell table:formula="of:=[.$B17]*[.$E17]+[.$C17]*[.$D17]+[.$F16]" office:value-type="float" office:value="1782.50674686149" calcext:value-type="float">
            <text:p>1782,50674686149</text:p>
          </table:table-cell>
          <table:table-cell table:formula="of:=[.$B17]*[.$E17]+[.$C17]*[.$D17]" office:value-type="float" office:value="103.207002556955" calcext:value-type="float">
            <text:p>103,20700255695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19" calcext:value-type="date">
            <text:p>19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7]" office:value-type="float" office:value="3.4058310843795" calcext:value-type="float">
            <text:p>3,4058310843795</text:p>
          </table:table-cell>
          <table:table-cell table:formula="of:=99%*[.$E17]" office:value-type="float" office:value="8.51457771094876" calcext:value-type="float">
            <text:p>8,51457771094876</text:p>
          </table:table-cell>
          <table:table-cell table:formula="of:=[.$B18]*[.$E18]+[.$C18]*[.$D18]+[.$F17]" office:value-type="float" office:value="1884.68167939288" calcext:value-type="float">
            <text:p>1884,68167939288</text:p>
          </table:table-cell>
          <table:table-cell table:formula="of:=[.$B18]*[.$E18]+[.$C18]*[.$D18]" office:value-type="float" office:value="102.174932531385" calcext:value-type="float">
            <text:p>102,17493253138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20" calcext:value-type="date">
            <text:p>20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8]" office:value-type="float" office:value="3.37177277353571" calcext:value-type="float">
            <text:p>3,37177277353571</text:p>
          </table:table-cell>
          <table:table-cell table:formula="of:=99%*[.$E18]" office:value-type="float" office:value="8.42943193383927" calcext:value-type="float">
            <text:p>8,42943193383927</text:p>
          </table:table-cell>
          <table:table-cell table:formula="of:=[.$B19]*[.$E19]+[.$C19]*[.$D19]+[.$F18]" office:value-type="float" office:value="1985.83486259895" calcext:value-type="float">
            <text:p>1985,83486259895</text:p>
          </table:table-cell>
          <table:table-cell table:formula="of:=[.$B19]*[.$E19]+[.$C19]*[.$D19]" office:value-type="float" office:value="101.153183206071" calcext:value-type="float">
            <text:p>101,153183206071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21" calcext:value-type="date">
            <text:p>21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9]" office:value-type="float" office:value="3.33805504580035" calcext:value-type="float">
            <text:p>3,33805504580035</text:p>
          </table:table-cell>
          <table:table-cell table:formula="of:=99%*[.$E19]" office:value-type="float" office:value="8.34513761450088" calcext:value-type="float">
            <text:p>8,34513761450088</text:p>
          </table:table-cell>
          <table:table-cell table:formula="of:=[.$B20]*[.$E20]+[.$C20]*[.$D20]+[.$F19]" office:value-type="float" office:value="2085.97651397296" calcext:value-type="float">
            <text:p>2085,97651397296</text:p>
          </table:table-cell>
          <table:table-cell table:formula="of:=[.$B20]*[.$E20]+[.$C20]*[.$D20]" office:value-type="float" office:value="100.141651374011" calcext:value-type="float">
            <text:p>100,141651374011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22" calcext:value-type="date">
            <text:p>22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0]" office:value-type="float" office:value="3.30467449534235" calcext:value-type="float">
            <text:p>3,30467449534235</text:p>
          </table:table-cell>
          <table:table-cell table:formula="of:=99%*[.$E20]" office:value-type="float" office:value="8.26168623835587" calcext:value-type="float">
            <text:p>8,26168623835587</text:p>
          </table:table-cell>
          <table:table-cell table:formula="of:=[.$B21]*[.$E21]+[.$C21]*[.$D21]+[.$F20]" office:value-type="float" office:value="2185.11674883323" calcext:value-type="float">
            <text:p>2185,11674883323</text:p>
          </table:table-cell>
          <table:table-cell table:formula="of:=[.$B21]*[.$E21]+[.$C21]*[.$D21]" office:value-type="float" office:value="99.1402348602704" calcext:value-type="float">
            <text:p>99,140234860270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23" calcext:value-type="date">
            <text:p>23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1]" office:value-type="float" office:value="3.27162775038892" calcext:value-type="float">
            <text:p>3,27162775038892</text:p>
          </table:table-cell>
          <table:table-cell table:formula="of:=99%*[.$E21]" office:value-type="float" office:value="8.17906937597231" calcext:value-type="float">
            <text:p>8,17906937597231</text:p>
          </table:table-cell>
          <table:table-cell table:formula="of:=[.$B22]*[.$E22]+[.$C22]*[.$D22]+[.$F21]" office:value-type="float" office:value="2283.2655813449" calcext:value-type="float">
            <text:p>2283,2655813449</text:p>
          </table:table-cell>
          <table:table-cell table:formula="of:=[.$B22]*[.$E22]+[.$C22]*[.$D22]" office:value-type="float" office:value="98.1488325116677" calcext:value-type="float">
            <text:p>98,14883251166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24" calcext:value-type="date">
            <text:p>24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2]" office:value-type="float" office:value="3.23891147288503" calcext:value-type="float">
            <text:p>3,23891147288503</text:p>
          </table:table-cell>
          <table:table-cell table:formula="of:=99%*[.$E22]" office:value-type="float" office:value="8.09727868221259" calcext:value-type="float">
            <text:p>8,09727868221259</text:p>
          </table:table-cell>
          <table:table-cell table:formula="of:=[.$B23]*[.$E23]+[.$C23]*[.$D23]+[.$F22]" office:value-type="float" office:value="2380.43292553145" calcext:value-type="float">
            <text:p>2380,43292553145</text:p>
          </table:table-cell>
          <table:table-cell table:formula="of:=[.$B23]*[.$E23]+[.$C23]*[.$D23]" office:value-type="float" office:value="97.167344186551" calcext:value-type="float">
            <text:p>97,167344186551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25" calcext:value-type="date">
            <text:p>25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3]" office:value-type="float" office:value="3.20652235815618" calcext:value-type="float">
            <text:p>3,20652235815618</text:p>
          </table:table-cell>
          <table:table-cell table:formula="of:=99%*[.$E23]" office:value-type="float" office:value="8.01630589539046" calcext:value-type="float">
            <text:p>8,01630589539046</text:p>
          </table:table-cell>
          <table:table-cell table:formula="of:=[.$B24]*[.$E24]+[.$C24]*[.$D24]+[.$F23]" office:value-type="float" office:value="2476.62859627613" calcext:value-type="float">
            <text:p>2476,62859627613</text:p>
          </table:table-cell>
          <table:table-cell table:formula="of:=[.$B24]*[.$E24]+[.$C24]*[.$D24]" office:value-type="float" office:value="96.1956707446855" calcext:value-type="float">
            <text:p>96,195670744685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26" calcext:value-type="date">
            <text:p>26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4]" office:value-type="float" office:value="3.17445713457462" calcext:value-type="float">
            <text:p>3,17445713457462</text:p>
          </table:table-cell>
          <table:table-cell table:formula="of:=99%*[.$E24]" office:value-type="float" office:value="7.93614283643656" calcext:value-type="float">
            <text:p>7,93614283643656</text:p>
          </table:table-cell>
          <table:table-cell table:formula="of:=[.$B25]*[.$E25]+[.$C25]*[.$D25]+[.$F24]" office:value-type="float" office:value="2571.86231031337" calcext:value-type="float">
            <text:p>2571,86231031337</text:p>
          </table:table-cell>
          <table:table-cell table:formula="of:=[.$B25]*[.$E25]+[.$C25]*[.$D25]" office:value-type="float" office:value="95.2337140372386" calcext:value-type="float">
            <text:p>95,233714037238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27" calcext:value-type="date">
            <text:p>27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5]" office:value-type="float" office:value="3.14271256322887" calcext:value-type="float">
            <text:p>3,14271256322887</text:p>
          </table:table-cell>
          <table:table-cell table:formula="of:=99%*[.$E25]" office:value-type="float" office:value="7.85678140807219" calcext:value-type="float">
            <text:p>7,85678140807219</text:p>
          </table:table-cell>
          <table:table-cell table:formula="of:=[.$B26]*[.$E26]+[.$C26]*[.$D26]+[.$F25]" office:value-type="float" office:value="2666.14368721024" calcext:value-type="float">
            <text:p>2666,14368721024</text:p>
          </table:table-cell>
          <table:table-cell table:formula="of:=[.$B26]*[.$E26]+[.$C26]*[.$D26]" office:value-type="float" office:value="94.2813768968663" calcext:value-type="float">
            <text:p>94,28137689686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28" calcext:value-type="date">
            <text:p>28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6]" office:value-type="float" office:value="3.11128543759659" calcext:value-type="float">
            <text:p>3,11128543759659</text:p>
          </table:table-cell>
          <table:table-cell table:formula="of:=99%*[.$E26]" office:value-type="float" office:value="7.77821359399147" calcext:value-type="float">
            <text:p>7,77821359399147</text:p>
          </table:table-cell>
          <table:table-cell table:formula="of:=[.$B27]*[.$E27]+[.$C27]*[.$D27]+[.$F26]" office:value-type="float" office:value="2759.48225033814" calcext:value-type="float">
            <text:p>2759,48225033814</text:p>
          </table:table-cell>
          <table:table-cell table:formula="of:=[.$B27]*[.$E27]+[.$C27]*[.$D27]" office:value-type="float" office:value="93.3385631278976" calcext:value-type="float">
            <text:p>93,338563127897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29" calcext:value-type="date">
            <text:p>29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7]" office:value-type="float" office:value="3.08017258322062" calcext:value-type="float">
            <text:p>3,08017258322062</text:p>
          </table:table-cell>
          <table:table-cell table:formula="of:=99%*[.$E27]" office:value-type="float" office:value="7.70043145805155" calcext:value-type="float">
            <text:p>7,70043145805155</text:p>
          </table:table-cell>
          <table:table-cell table:formula="of:=[.$B28]*[.$E28]+[.$C28]*[.$D28]+[.$F27]" office:value-type="float" office:value="2851.88742783476" calcext:value-type="float">
            <text:p>2851,88742783476</text:p>
          </table:table-cell>
          <table:table-cell table:formula="of:=[.$B28]*[.$E28]+[.$C28]*[.$D28]" office:value-type="float" office:value="92.4051774966186" calcext:value-type="float">
            <text:p>92,405177496618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30" calcext:value-type="date">
            <text:p>30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8]" office:value-type="float" office:value="3.04937085738841" calcext:value-type="float">
            <text:p>3,04937085738841</text:p>
          </table:table-cell>
          <table:table-cell table:formula="of:=99%*[.$E28]" office:value-type="float" office:value="7.62342714347104" calcext:value-type="float">
            <text:p>7,62342714347104</text:p>
          </table:table-cell>
          <table:table-cell table:formula="of:=[.$B29]*[.$E29]+[.$C29]*[.$D29]+[.$F28]" office:value-type="float" office:value="2943.36855355641" calcext:value-type="float">
            <text:p>2943,36855355641</text:p>
          </table:table-cell>
          <table:table-cell table:formula="of:=[.$B29]*[.$E29]+[.$C29]*[.$D29]" office:value-type="float" office:value="91.4811257216524" calcext:value-type="float">
            <text:p>91,481125721652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5-31" calcext:value-type="date">
            <text:p>31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9]" office:value-type="float" office:value="3.01887714881453" calcext:value-type="float">
            <text:p>3,01887714881453</text:p>
          </table:table-cell>
          <table:table-cell table:formula="of:=99%*[.$E29]" office:value-type="float" office:value="7.54719287203633" calcext:value-type="float">
            <text:p>7,54719287203633</text:p>
          </table:table-cell>
          <table:table-cell table:formula="of:=[.$B30]*[.$E30]+[.$C30]*[.$D30]+[.$F29]" office:value-type="float" office:value="3033.93486802084" calcext:value-type="float">
            <text:p>3033,93486802084</text:p>
          </table:table-cell>
          <table:table-cell table:formula="of:=[.$B30]*[.$E30]+[.$C30]*[.$D30]" office:value-type="float" office:value="90.5663144644359" calcext:value-type="float">
            <text:p>90,5663144644359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01" calcext:value-type="date">
            <text:p>1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0]" office:value-type="float" office:value="2.98868837732638" calcext:value-type="float">
            <text:p>2,98868837732638</text:p>
          </table:table-cell>
          <table:table-cell table:formula="of:=99%*[.$E30]" office:value-type="float" office:value="7.47172094331596" calcext:value-type="float">
            <text:p>7,47172094331596</text:p>
          </table:table-cell>
          <table:table-cell table:formula="of:=[.$B31]*[.$E31]+[.$C31]*[.$D31]+[.$F30]" office:value-type="float" office:value="3123.59551934064" calcext:value-type="float">
            <text:p>3123,59551934064</text:p>
          </table:table-cell>
          <table:table-cell table:formula="of:=[.$B31]*[.$E31]+[.$C31]*[.$D31]" office:value-type="float" office:value="89.6606513197916" calcext:value-type="float">
            <text:p>89,660651319791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02" calcext:value-type="date">
            <text:p>2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1]" office:value-type="float" office:value="2.95880149355312" calcext:value-type="float">
            <text:p>2,95880149355312</text:p>
          </table:table-cell>
          <table:table-cell table:formula="of:=99%*[.$E31]" office:value-type="float" office:value="7.3970037338828" calcext:value-type="float">
            <text:p>7,3970037338828</text:p>
          </table:table-cell>
          <table:table-cell table:formula="of:=[.$B32]*[.$E32]+[.$C32]*[.$D32]+[.$F31]" office:value-type="float" office:value="3212.35956414723" calcext:value-type="float">
            <text:p>3212,35956414723</text:p>
          </table:table-cell>
          <table:table-cell table:formula="of:=[.$B32]*[.$E32]+[.$C32]*[.$D32]" office:value-type="float" office:value="88.7640448065936" calcext:value-type="float">
            <text:p>88,764044806593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03" calcext:value-type="date">
            <text:p>3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2]" office:value-type="float" office:value="2.92921347861759" calcext:value-type="float">
            <text:p>2,92921347861759</text:p>
          </table:table-cell>
          <table:table-cell table:formula="of:=99%*[.$E32]" office:value-type="float" office:value="7.32303369654398" calcext:value-type="float">
            <text:p>7,32303369654398</text:p>
          </table:table-cell>
          <table:table-cell table:formula="of:=[.$B33]*[.$E33]+[.$C33]*[.$D33]+[.$F32]" office:value-type="float" office:value="3300.23596850576" calcext:value-type="float">
            <text:p>3300,23596850576</text:p>
          </table:table-cell>
          <table:table-cell table:formula="of:=[.$B33]*[.$E33]+[.$C33]*[.$D33]" office:value-type="float" office:value="87.8764043585277" calcext:value-type="float">
            <text:p>87,87640435852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04" calcext:value-type="date">
            <text:p>4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3]" office:value-type="float" office:value="2.89992134383141" calcext:value-type="float">
            <text:p>2,89992134383141</text:p>
          </table:table-cell>
          <table:table-cell table:formula="of:=99%*[.$E33]" office:value-type="float" office:value="7.24980335957854" calcext:value-type="float">
            <text:p>7,24980335957854</text:p>
          </table:table-cell>
          <table:table-cell table:formula="of:=[.$B34]*[.$E34]+[.$C34]*[.$D34]+[.$F33]" office:value-type="float" office:value="3387.2336088207" calcext:value-type="float">
            <text:p>3387,2336088207</text:p>
          </table:table-cell>
          <table:table-cell table:formula="of:=[.$B34]*[.$E34]+[.$C34]*[.$D34]" office:value-type="float" office:value="86.9976403149424" calcext:value-type="float">
            <text:p>86,997640314942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05" calcext:value-type="date">
            <text:p>5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4]" office:value-type="float" office:value="2.8709221303931" calcext:value-type="float">
            <text:p>2,8709221303931</text:p>
          </table:table-cell>
          <table:table-cell table:formula="of:=99%*[.$E34]" office:value-type="float" office:value="7.17730532598275" calcext:value-type="float">
            <text:p>7,17730532598275</text:p>
          </table:table-cell>
          <table:table-cell table:formula="of:=[.$B35]*[.$E35]+[.$C35]*[.$D35]+[.$F34]" office:value-type="float" office:value="3473.36127273249" calcext:value-type="float">
            <text:p>3473,36127273249</text:p>
          </table:table-cell>
          <table:table-cell table:formula="of:=[.$B35]*[.$E35]+[.$C35]*[.$D35]" office:value-type="float" office:value="86.127663911793" calcext:value-type="float">
            <text:p>86,1276639117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06" calcext:value-type="date">
            <text:p>6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5]" office:value-type="float" office:value="2.84221290908917" calcext:value-type="float">
            <text:p>2,84221290908917</text:p>
          </table:table-cell>
          <table:table-cell table:formula="of:=99%*[.$E35]" office:value-type="float" office:value="7.10553227272292" calcext:value-type="float">
            <text:p>7,10553227272292</text:p>
          </table:table-cell>
          <table:table-cell table:formula="of:=[.$B36]*[.$E36]+[.$C36]*[.$D36]+[.$F35]" office:value-type="float" office:value="3558.62766000517" calcext:value-type="float">
            <text:p>3558,62766000517</text:p>
          </table:table-cell>
          <table:table-cell table:formula="of:=[.$B36]*[.$E36]+[.$C36]*[.$D36]" office:value-type="float" office:value="85.2663872726751" calcext:value-type="float">
            <text:p>85,2663872726751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07" calcext:value-type="date">
            <text:p>7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6]" office:value-type="float" office:value="2.81379077999828" calcext:value-type="float">
            <text:p>2,81379077999828</text:p>
          </table:table-cell>
          <table:table-cell table:formula="of:=99%*[.$E36]" office:value-type="float" office:value="7.03447694999569" calcext:value-type="float">
            <text:p>7,03447694999569</text:p>
          </table:table-cell>
          <table:table-cell table:formula="of:=[.$B37]*[.$E37]+[.$C37]*[.$D37]+[.$F36]" office:value-type="float" office:value="3643.04138340512" calcext:value-type="float">
            <text:p>3643,04138340512</text:p>
          </table:table-cell>
          <table:table-cell table:formula="of:=[.$B37]*[.$E37]+[.$C37]*[.$D37]" office:value-type="float" office:value="84.4137233999483" calcext:value-type="float">
            <text:p>84,4137233999483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08" calcext:value-type="date">
            <text:p>8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7]" office:value-type="float" office:value="2.78565287219829" calcext:value-type="float">
            <text:p>2,78565287219829</text:p>
          </table:table-cell>
          <table:table-cell table:formula="of:=99%*[.$E37]" office:value-type="float" office:value="6.96413218049574" calcext:value-type="float">
            <text:p>6,96413218049574</text:p>
          </table:table-cell>
          <table:table-cell table:formula="of:=[.$B38]*[.$E38]+[.$C38]*[.$D38]+[.$F37]" office:value-type="float" office:value="3726.61096957106" calcext:value-type="float">
            <text:p>3726,61096957106</text:p>
          </table:table-cell>
          <table:table-cell table:formula="of:=[.$B38]*[.$E38]+[.$C38]*[.$D38]" office:value-type="float" office:value="83.5695861659488" calcext:value-type="float">
            <text:p>83,56958616594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09" calcext:value-type="date">
            <text:p>9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8]" office:value-type="float" office:value="2.75779634347631" calcext:value-type="float">
            <text:p>2,75779634347631</text:p>
          </table:table-cell>
          <table:table-cell table:formula="of:=99%*[.$E38]" office:value-type="float" office:value="6.89449085869078" calcext:value-type="float">
            <text:p>6,89449085869078</text:p>
          </table:table-cell>
          <table:table-cell table:formula="of:=[.$B39]*[.$E39]+[.$C39]*[.$D39]+[.$F38]" office:value-type="float" office:value="3809.34485987535" calcext:value-type="float">
            <text:p>3809,34485987535</text:p>
          </table:table-cell>
          <table:table-cell table:formula="of:=[.$B39]*[.$E39]+[.$C39]*[.$D39]" office:value-type="float" office:value="82.7338903042893" calcext:value-type="float">
            <text:p>82,73389030428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10" calcext:value-type="date">
            <text:p>10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9]" office:value-type="float" office:value="2.73021838004155" calcext:value-type="float">
            <text:p>2,73021838004155</text:p>
          </table:table-cell>
          <table:table-cell table:formula="of:=99%*[.$E39]" office:value-type="float" office:value="6.82554595010387" calcext:value-type="float">
            <text:p>6,82554595010387</text:p>
          </table:table-cell>
          <table:table-cell table:formula="of:=[.$B40]*[.$E40]+[.$C40]*[.$D40]+[.$F39]" office:value-type="float" office:value="3891.2514112766" calcext:value-type="float">
            <text:p>3891,2514112766</text:p>
          </table:table-cell>
          <table:table-cell table:formula="of:=[.$B40]*[.$E40]+[.$C40]*[.$D40]" office:value-type="float" office:value="81.9065514012464" calcext:value-type="float">
            <text:p>81,906551401246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11" calcext:value-type="date">
            <text:p>11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0]" office:value-type="float" office:value="2.70291619624113" calcext:value-type="float">
            <text:p>2,70291619624113</text:p>
          </table:table-cell>
          <table:table-cell table:formula="of:=99%*[.$E40]" office:value-type="float" office:value="6.75729049060283" calcext:value-type="float">
            <text:p>6,75729049060283</text:p>
          </table:table-cell>
          <table:table-cell table:formula="of:=[.$B41]*[.$E41]+[.$C41]*[.$D41]+[.$F40]" office:value-type="float" office:value="3972.33889716383" calcext:value-type="float">
            <text:p>3972,33889716383</text:p>
          </table:table-cell>
          <table:table-cell table:formula="of:=[.$B41]*[.$E41]+[.$C41]*[.$D41]" office:value-type="float" office:value="81.087485887234" calcext:value-type="float">
            <text:p>81,08748588723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12" calcext:value-type="date">
            <text:p>12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1]" office:value-type="float" office:value="2.67588703427872" calcext:value-type="float">
            <text:p>2,67588703427872</text:p>
          </table:table-cell>
          <table:table-cell table:formula="of:=99%*[.$E41]" office:value-type="float" office:value="6.6897175856968" calcext:value-type="float">
            <text:p>6,6897175856968</text:p>
          </table:table-cell>
          <table:table-cell table:formula="of:=[.$B42]*[.$E42]+[.$C42]*[.$D42]+[.$F41]" office:value-type="float" office:value="4052.6155081922" calcext:value-type="float">
            <text:p>4052,6155081922</text:p>
          </table:table-cell>
          <table:table-cell table:formula="of:=[.$B42]*[.$E42]+[.$C42]*[.$D42]" office:value-type="float" office:value="80.2766110283616" calcext:value-type="float">
            <text:p>80,276611028361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13" calcext:value-type="date">
            <text:p>13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2]" office:value-type="float" office:value="2.64912816393593" calcext:value-type="float">
            <text:p>2,64912816393593</text:p>
          </table:table-cell>
          <table:table-cell table:formula="of:=99%*[.$E42]" office:value-type="float" office:value="6.62282040983984" calcext:value-type="float">
            <text:p>6,62282040983984</text:p>
          </table:table-cell>
          <table:table-cell table:formula="of:=[.$B43]*[.$E43]+[.$C43]*[.$D43]+[.$F42]" office:value-type="float" office:value="4132.08935311027" calcext:value-type="float">
            <text:p>4132,08935311027</text:p>
          </table:table-cell>
          <table:table-cell table:formula="of:=[.$B43]*[.$E43]+[.$C43]*[.$D43]" office:value-type="float" office:value="79.473844918078" calcext:value-type="float">
            <text:p>79,473844918078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14" calcext:value-type="date">
            <text:p>14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3]" office:value-type="float" office:value="2.62263688229657" calcext:value-type="float">
            <text:p>2,62263688229657</text:p>
          </table:table-cell>
          <table:table-cell table:formula="of:=99%*[.$E43]" office:value-type="float" office:value="6.55659220574144" calcext:value-type="float">
            <text:p>6,55659220574144</text:p>
          </table:table-cell>
          <table:table-cell table:formula="of:=[.$B44]*[.$E44]+[.$C44]*[.$D44]+[.$F43]" office:value-type="float" office:value="4210.76845957917" calcext:value-type="float">
            <text:p>4210,76845957917</text:p>
          </table:table-cell>
          <table:table-cell table:formula="of:=[.$B44]*[.$E44]+[.$C44]*[.$D44]" office:value-type="float" office:value="78.6791064688972" calcext:value-type="float">
            <text:p>78,679106468897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15" calcext:value-type="date">
            <text:p>15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4]" office:value-type="float" office:value="2.59641051347361" calcext:value-type="float">
            <text:p>2,59641051347361</text:p>
          </table:table-cell>
          <table:table-cell table:formula="of:=99%*[.$E44]" office:value-type="float" office:value="6.49102628368402" calcext:value-type="float">
            <text:p>6,49102628368402</text:p>
          </table:table-cell>
          <table:table-cell table:formula="of:=[.$B45]*[.$E45]+[.$C45]*[.$D45]+[.$F44]" office:value-type="float" office:value="4288.66077498338" calcext:value-type="float">
            <text:p>4288,66077498338</text:p>
          </table:table-cell>
          <table:table-cell table:formula="of:=[.$B45]*[.$E45]+[.$C45]*[.$D45]" office:value-type="float" office:value="77.8923154042083" calcext:value-type="float">
            <text:p>77,8923154042083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16" calcext:value-type="date">
            <text:p>16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5]" office:value-type="float" office:value="2.57044640833887" calcext:value-type="float">
            <text:p>2,57044640833887</text:p>
          </table:table-cell>
          <table:table-cell table:formula="of:=99%*[.$E45]" office:value-type="float" office:value="6.42611602084718" calcext:value-type="float">
            <text:p>6,42611602084718</text:p>
          </table:table-cell>
          <table:table-cell table:formula="of:=[.$B46]*[.$E46]+[.$C46]*[.$D46]+[.$F45]" office:value-type="float" office:value="4365.77416723355" calcext:value-type="float">
            <text:p>4365,77416723355</text:p>
          </table:table-cell>
          <table:table-cell table:formula="of:=[.$B46]*[.$E46]+[.$C46]*[.$D46]" office:value-type="float" office:value="77.1133922501662" calcext:value-type="float">
            <text:p>77,113392250166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17" calcext:value-type="date">
            <text:p>17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6]" office:value-type="float" office:value="2.54474194425548" calcext:value-type="float">
            <text:p>2,54474194425548</text:p>
          </table:table-cell>
          <table:table-cell table:formula="of:=99%*[.$E46]" office:value-type="float" office:value="6.36185486063871" calcext:value-type="float">
            <text:p>6,36185486063871</text:p>
          </table:table-cell>
          <table:table-cell table:formula="of:=[.$B47]*[.$E47]+[.$C47]*[.$D47]+[.$F46]" office:value-type="float" office:value="4442.11642556121" calcext:value-type="float">
            <text:p>4442,11642556121</text:p>
          </table:table-cell>
          <table:table-cell table:formula="of:=[.$B47]*[.$E47]+[.$C47]*[.$D47]" office:value-type="float" office:value="76.3422583276645" calcext:value-type="float">
            <text:p>76,342258327664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18" calcext:value-type="date">
            <text:p>18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7]" office:value-type="float" office:value="2.51929452481293" calcext:value-type="float">
            <text:p>2,51929452481293</text:p>
          </table:table-cell>
          <table:table-cell table:formula="of:=99%*[.$E47]" office:value-type="float" office:value="6.29823631203232" calcext:value-type="float">
            <text:p>6,29823631203232</text:p>
          </table:table-cell>
          <table:table-cell table:formula="of:=[.$B48]*[.$E48]+[.$C48]*[.$D48]+[.$F47]" office:value-type="float" office:value="4517.6952613056" calcext:value-type="float">
            <text:p>4517,6952613056</text:p>
          </table:table-cell>
          <table:table-cell table:formula="of:=[.$B48]*[.$E48]+[.$C48]*[.$D48]" office:value-type="float" office:value="75.5788357443879" calcext:value-type="float">
            <text:p>75,5788357443879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19" calcext:value-type="date">
            <text:p>19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8]" office:value-type="float" office:value="2.4941015795648" calcext:value-type="float">
            <text:p>2,4941015795648</text:p>
          </table:table-cell>
          <table:table-cell table:formula="of:=99%*[.$E48]" office:value-type="float" office:value="6.235253948912" calcext:value-type="float">
            <text:p>6,235253948912</text:p>
          </table:table-cell>
          <table:table-cell table:formula="of:=[.$B49]*[.$E49]+[.$C49]*[.$D49]+[.$F48]" office:value-type="float" office:value="4592.51830869254" calcext:value-type="float">
            <text:p>4592,51830869254</text:p>
          </table:table-cell>
          <table:table-cell table:formula="of:=[.$B49]*[.$E49]+[.$C49]*[.$D49]" office:value-type="float" office:value="74.823047386944" calcext:value-type="float">
            <text:p>74,82304738694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20" calcext:value-type="date">
            <text:p>20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9]" office:value-type="float" office:value="2.46916056376915" calcext:value-type="float">
            <text:p>2,46916056376915</text:p>
          </table:table-cell>
          <table:table-cell table:formula="of:=99%*[.$E49]" office:value-type="float" office:value="6.17290140942288" calcext:value-type="float">
            <text:p>6,17290140942288</text:p>
          </table:table-cell>
          <table:table-cell table:formula="of:=[.$B50]*[.$E50]+[.$C50]*[.$D50]+[.$F49]" office:value-type="float" office:value="4666.59312560562" calcext:value-type="float">
            <text:p>4666,59312560562</text:p>
          </table:table-cell>
          <table:table-cell table:formula="of:=[.$B50]*[.$E50]+[.$C50]*[.$D50]" office:value-type="float" office:value="74.0748169130746" calcext:value-type="float">
            <text:p>74,074816913074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21" calcext:value-type="date">
            <text:p>21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0]" office:value-type="float" office:value="2.44446895813146" calcext:value-type="float">
            <text:p>2,44446895813146</text:p>
          </table:table-cell>
          <table:table-cell table:formula="of:=99%*[.$E50]" office:value-type="float" office:value="6.11117239532865" calcext:value-type="float">
            <text:p>6,11117239532865</text:p>
          </table:table-cell>
          <table:table-cell table:formula="of:=[.$B51]*[.$E51]+[.$C51]*[.$D51]+[.$F50]" office:value-type="float" office:value="4739.92719434956" calcext:value-type="float">
            <text:p>4739,92719434956</text:p>
          </table:table-cell>
          <table:table-cell table:formula="of:=[.$B51]*[.$E51]+[.$C51]*[.$D51]" office:value-type="float" office:value="73.3340687439438" calcext:value-type="float">
            <text:p>73,3340687439438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22" calcext:value-type="date">
            <text:p>22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1]" office:value-type="float" office:value="2.42002426855015" calcext:value-type="float">
            <text:p>2,42002426855015</text:p>
          </table:table-cell>
          <table:table-cell table:formula="of:=99%*[.$E51]" office:value-type="float" office:value="6.05006067137537" calcext:value-type="float">
            <text:p>6,05006067137537</text:p>
          </table:table-cell>
          <table:table-cell table:formula="of:=[.$B52]*[.$E52]+[.$C52]*[.$D52]+[.$F51]" office:value-type="float" office:value="4812.52792240606" calcext:value-type="float">
            <text:p>4812,52792240606</text:p>
          </table:table-cell>
          <table:table-cell table:formula="of:=[.$B52]*[.$E52]+[.$C52]*[.$D52]" office:value-type="float" office:value="72.6007280565044" calcext:value-type="float">
            <text:p>72,600728056504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23" calcext:value-type="date">
            <text:p>23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2]" office:value-type="float" office:value="2.39582402586464" calcext:value-type="float">
            <text:p>2,39582402586464</text:p>
          </table:table-cell>
          <table:table-cell table:formula="of:=99%*[.$E52]" office:value-type="float" office:value="5.98956006466161" calcext:value-type="float">
            <text:p>5,98956006466161</text:p>
          </table:table-cell>
          <table:table-cell table:formula="of:=[.$B53]*[.$E53]+[.$C53]*[.$D53]+[.$F52]" office:value-type="float" office:value="4884.40264318201" calcext:value-type="float">
            <text:p>4884,40264318201</text:p>
          </table:table-cell>
          <table:table-cell table:formula="of:=[.$B53]*[.$E53]+[.$C53]*[.$D53]" office:value-type="float" office:value="71.8747207759393" calcext:value-type="float">
            <text:p>71,87472077593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24" calcext:value-type="date">
            <text:p>24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3]" office:value-type="float" office:value="2.371865785606" calcext:value-type="float">
            <text:p>2,371865785606</text:p>
          </table:table-cell>
          <table:table-cell table:formula="of:=99%*[.$E53]" office:value-type="float" office:value="5.929664464015" calcext:value-type="float">
            <text:p>5,929664464015</text:p>
          </table:table-cell>
          <table:table-cell table:formula="of:=[.$B54]*[.$E54]+[.$C54]*[.$D54]+[.$F53]" office:value-type="float" office:value="4955.55861675019" calcext:value-type="float">
            <text:p>4955,55861675019</text:p>
          </table:table-cell>
          <table:table-cell table:formula="of:=[.$B54]*[.$E54]+[.$C54]*[.$D54]" office:value-type="float" office:value="71.1559735681799" calcext:value-type="float">
            <text:p>71,1559735681799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25" calcext:value-type="date">
            <text:p>25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4]" office:value-type="float" office:value="2.34814712774994" calcext:value-type="float">
            <text:p>2,34814712774994</text:p>
          </table:table-cell>
          <table:table-cell table:formula="of:=99%*[.$E54]" office:value-type="float" office:value="5.87036781937485" calcext:value-type="float">
            <text:p>5,87036781937485</text:p>
          </table:table-cell>
          <table:table-cell table:formula="of:=[.$B55]*[.$E55]+[.$C55]*[.$D55]+[.$F54]" office:value-type="float" office:value="5026.00303058268" calcext:value-type="float">
            <text:p>5026,00303058268</text:p>
          </table:table-cell>
          <table:table-cell table:formula="of:=[.$B55]*[.$E55]+[.$C55]*[.$D55]" office:value-type="float" office:value="70.4444138324981" calcext:value-type="float">
            <text:p>70,4444138324981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26" calcext:value-type="date">
            <text:p>26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5]" office:value-type="float" office:value="2.32466565647244" calcext:value-type="float">
            <text:p>2,32466565647244</text:p>
          </table:table-cell>
          <table:table-cell table:formula="of:=99%*[.$E55]" office:value-type="float" office:value="5.8116641411811" calcext:value-type="float">
            <text:p>5,8116641411811</text:p>
          </table:table-cell>
          <table:table-cell table:formula="of:=[.$B56]*[.$E56]+[.$C56]*[.$D56]+[.$F55]" office:value-type="float" office:value="5095.74300027686" calcext:value-type="float">
            <text:p>5095,74300027686</text:p>
          </table:table-cell>
          <table:table-cell table:formula="of:=[.$B56]*[.$E56]+[.$C56]*[.$D56]" office:value-type="float" office:value="69.7399696941732" calcext:value-type="float">
            <text:p>69,73996969417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27" calcext:value-type="date">
            <text:p>27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6]" office:value-type="float" office:value="2.30141899990771" calcext:value-type="float">
            <text:p>2,30141899990771</text:p>
          </table:table-cell>
          <table:table-cell table:formula="of:=99%*[.$E56]" office:value-type="float" office:value="5.75354749976929" calcext:value-type="float">
            <text:p>5,75354749976929</text:p>
          </table:table-cell>
          <table:table-cell table:formula="of:=[.$B57]*[.$E57]+[.$C57]*[.$D57]+[.$F56]" office:value-type="float" office:value="5164.78557027409" calcext:value-type="float">
            <text:p>5164,78557027409</text:p>
          </table:table-cell>
          <table:table-cell table:formula="of:=[.$B57]*[.$E57]+[.$C57]*[.$D57]" office:value-type="float" office:value="69.0425699972314" calcext:value-type="float">
            <text:p>69,042569997231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28" calcext:value-type="date">
            <text:p>28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7]" office:value-type="float" office:value="2.27840480990864" calcext:value-type="float">
            <text:p>2,27840480990864</text:p>
          </table:table-cell>
          <table:table-cell table:formula="of:=99%*[.$E57]" office:value-type="float" office:value="5.69601202477159" calcext:value-type="float">
            <text:p>5,69601202477159</text:p>
          </table:table-cell>
          <table:table-cell table:formula="of:=[.$B58]*[.$E58]+[.$C58]*[.$D58]+[.$F57]" office:value-type="float" office:value="5233.13771457135" calcext:value-type="float">
            <text:p>5233,13771457135</text:p>
          </table:table-cell>
          <table:table-cell table:formula="of:=[.$B58]*[.$E58]+[.$C58]*[.$D58]" office:value-type="float" office:value="68.3521442972591" calcext:value-type="float">
            <text:p>68,3521442972591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29" calcext:value-type="date">
            <text:p>29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8]" office:value-type="float" office:value="2.25562076180955" calcext:value-type="float">
            <text:p>2,25562076180955</text:p>
          </table:table-cell>
          <table:table-cell table:formula="of:=99%*[.$E58]" office:value-type="float" office:value="5.63905190452388" calcext:value-type="float">
            <text:p>5,63905190452388</text:p>
          </table:table-cell>
          <table:table-cell table:formula="of:=[.$B59]*[.$E59]+[.$C59]*[.$D59]+[.$F58]" office:value-type="float" office:value="5300.80633742563" calcext:value-type="float">
            <text:p>5300,80633742563</text:p>
          </table:table-cell>
          <table:table-cell table:formula="of:=[.$B59]*[.$E59]+[.$C59]*[.$D59]" office:value-type="float" office:value="67.6686228542865" calcext:value-type="float">
            <text:p>67,668622854286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6-30" calcext:value-type="date">
            <text:p>30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9]" office:value-type="float" office:value="2.23306455419145" calcext:value-type="float">
            <text:p>2,23306455419145</text:p>
          </table:table-cell>
          <table:table-cell table:formula="of:=99%*[.$E59]" office:value-type="float" office:value="5.58266138547864" calcext:value-type="float">
            <text:p>5,58266138547864</text:p>
          </table:table-cell>
          <table:table-cell table:formula="of:=[.$B60]*[.$E60]+[.$C60]*[.$D60]+[.$F59]" office:value-type="float" office:value="5367.79827405138" calcext:value-type="float">
            <text:p>5367,79827405138</text:p>
          </table:table-cell>
          <table:table-cell table:formula="of:=[.$B60]*[.$E60]+[.$C60]*[.$D60]" office:value-type="float" office:value="66.9919366257436" calcext:value-type="float">
            <text:p>66,991936625743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01" calcext:value-type="date">
            <text:p>1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0]" office:value-type="float" office:value="2.21073390864954" calcext:value-type="float">
            <text:p>2,21073390864954</text:p>
          </table:table-cell>
          <table:table-cell table:formula="of:=99%*[.$E60]" office:value-type="float" office:value="5.52683477162385" calcext:value-type="float">
            <text:p>5,52683477162385</text:p>
          </table:table-cell>
          <table:table-cell table:formula="of:=[.$B61]*[.$E61]+[.$C61]*[.$D61]+[.$F60]" office:value-type="float" office:value="5434.12029131086" calcext:value-type="float">
            <text:p>5434,12029131086</text:p>
          </table:table-cell>
          <table:table-cell table:formula="of:=[.$B61]*[.$E61]+[.$C61]*[.$D61]" office:value-type="float" office:value="66.3220172594862" calcext:value-type="float">
            <text:p>66,322017259486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02" calcext:value-type="date">
            <text:p>2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1]" office:value-type="float" office:value="2.18862656956304" calcext:value-type="float">
            <text:p>2,18862656956304</text:p>
          </table:table-cell>
          <table:table-cell table:formula="of:=99%*[.$E61]" office:value-type="float" office:value="5.47156642390761" calcext:value-type="float">
            <text:p>5,47156642390761</text:p>
          </table:table-cell>
          <table:table-cell table:formula="of:=[.$B62]*[.$E62]+[.$C62]*[.$D62]+[.$F61]" office:value-type="float" office:value="5499.77908839775" calcext:value-type="float">
            <text:p>5499,77908839775</text:p>
          </table:table-cell>
          <table:table-cell table:formula="of:=[.$B62]*[.$E62]+[.$C62]*[.$D62]" office:value-type="float" office:value="65.6587970868914" calcext:value-type="float">
            <text:p>65,658797086891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03" calcext:value-type="date">
            <text:p>3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2]" office:value-type="float" office:value="2.16674030386741" calcext:value-type="float">
            <text:p>2,16674030386741</text:p>
          </table:table-cell>
          <table:table-cell table:formula="of:=99%*[.$E62]" office:value-type="float" office:value="5.41685075966854" calcext:value-type="float">
            <text:p>5,41685075966854</text:p>
          </table:table-cell>
          <table:table-cell table:formula="of:=[.$B63]*[.$E63]+[.$C63]*[.$D63]+[.$F62]" office:value-type="float" office:value="5564.78129751378" calcext:value-type="float">
            <text:p>5564,78129751378</text:p>
          </table:table-cell>
          <table:table-cell table:formula="of:=[.$B63]*[.$E63]+[.$C63]*[.$D63]" office:value-type="float" office:value="65.0022091160224" calcext:value-type="float">
            <text:p>65,002209116022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04" calcext:value-type="date">
            <text:p>4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3]" office:value-type="float" office:value="2.14507290082874" calcext:value-type="float">
            <text:p>2,14507290082874</text:p>
          </table:table-cell>
          <table:table-cell table:formula="of:=99%*[.$E63]" office:value-type="float" office:value="5.36268225207185" calcext:value-type="float">
            <text:p>5,36268225207185</text:p>
          </table:table-cell>
          <table:table-cell table:formula="of:=[.$B64]*[.$E64]+[.$C64]*[.$D64]+[.$F63]" office:value-type="float" office:value="5629.13348453864" calcext:value-type="float">
            <text:p>5629,13348453864</text:p>
          </table:table-cell>
          <table:table-cell table:formula="of:=[.$B64]*[.$E64]+[.$C64]*[.$D64]" office:value-type="float" office:value="64.3521870248622" calcext:value-type="float">
            <text:p>64,352187024862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05" calcext:value-type="date">
            <text:p>5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4]" office:value-type="float" office:value="2.12362217182045" calcext:value-type="float">
            <text:p>2,12362217182045</text:p>
          </table:table-cell>
          <table:table-cell table:formula="of:=99%*[.$E64]" office:value-type="float" office:value="5.30905542955113" calcext:value-type="float">
            <text:p>5,30905542955113</text:p>
          </table:table-cell>
          <table:table-cell table:formula="of:=[.$B65]*[.$E65]+[.$C65]*[.$D65]+[.$F64]" office:value-type="float" office:value="5692.84214969325" calcext:value-type="float">
            <text:p>5692,84214969325</text:p>
          </table:table-cell>
          <table:table-cell table:formula="of:=[.$B65]*[.$E65]+[.$C65]*[.$D65]" office:value-type="float" office:value="63.7086651546136" calcext:value-type="float">
            <text:p>63,708665154613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06" calcext:value-type="date">
            <text:p>6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5]" office:value-type="float" office:value="2.10238595010225" calcext:value-type="float">
            <text:p>2,10238595010225</text:p>
          </table:table-cell>
          <table:table-cell table:formula="of:=99%*[.$E65]" office:value-type="float" office:value="5.25596487525562" calcext:value-type="float">
            <text:p>5,25596487525562</text:p>
          </table:table-cell>
          <table:table-cell table:formula="of:=[.$B66]*[.$E66]+[.$C66]*[.$D66]+[.$F65]" office:value-type="float" office:value="5755.91372819632" calcext:value-type="float">
            <text:p>5755,91372819632</text:p>
          </table:table-cell>
          <table:table-cell table:formula="of:=[.$B66]*[.$E66]+[.$C66]*[.$D66]" office:value-type="float" office:value="63.0715785030674" calcext:value-type="float">
            <text:p>63,07157850306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07" calcext:value-type="date">
            <text:p>7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6]" office:value-type="float" office:value="2.08136209060123" calcext:value-type="float">
            <text:p>2,08136209060123</text:p>
          </table:table-cell>
          <table:table-cell table:formula="of:=99%*[.$E66]" office:value-type="float" office:value="5.20340522650306" calcext:value-type="float">
            <text:p>5,20340522650306</text:p>
          </table:table-cell>
          <table:table-cell table:formula="of:=[.$B67]*[.$E67]+[.$C67]*[.$D67]+[.$F66]" office:value-type="float" office:value="5818.35459091436" calcext:value-type="float">
            <text:p>5818,35459091436</text:p>
          </table:table-cell>
          <table:table-cell table:formula="of:=[.$B67]*[.$E67]+[.$C67]*[.$D67]" office:value-type="float" office:value="62.4408627180368" calcext:value-type="float">
            <text:p>62,4408627180368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08" calcext:value-type="date">
            <text:p>8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7]" office:value-type="float" office:value="2.06054846969521" calcext:value-type="float">
            <text:p>2,06054846969521</text:p>
          </table:table-cell>
          <table:table-cell table:formula="of:=99%*[.$E67]" office:value-type="float" office:value="5.15137117423803" calcext:value-type="float">
            <text:p>5,15137117423803</text:p>
          </table:table-cell>
          <table:table-cell table:formula="of:=[.$B68]*[.$E68]+[.$C68]*[.$D68]+[.$F67]" office:value-type="float" office:value="5880.17104500521" calcext:value-type="float">
            <text:p>5880,17104500521</text:p>
          </table:table-cell>
          <table:table-cell table:formula="of:=[.$B68]*[.$E68]+[.$C68]*[.$D68]" office:value-type="float" office:value="61.8164540908564" calcext:value-type="float">
            <text:p>61,816454090856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09" calcext:value-type="date">
            <text:p>9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8]" office:value-type="float" office:value="2.03994298499826" calcext:value-type="float">
            <text:p>2,03994298499826</text:p>
          </table:table-cell>
          <table:table-cell table:formula="of:=99%*[.$E68]" office:value-type="float" office:value="5.09985746249565" calcext:value-type="float">
            <text:p>5,09985746249565</text:p>
          </table:table-cell>
          <table:table-cell table:formula="of:=[.$B69]*[.$E69]+[.$C69]*[.$D69]+[.$F68]" office:value-type="float" office:value="5941.36933455516" calcext:value-type="float">
            <text:p>5941,36933455516</text:p>
          </table:table-cell>
          <table:table-cell table:formula="of:=[.$B69]*[.$E69]+[.$C69]*[.$D69]" office:value-type="float" office:value="61.1982895499478" calcext:value-type="float">
            <text:p>61,1982895499478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10" calcext:value-type="date">
            <text:p>10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9]" office:value-type="float" office:value="2.01954355514828" calcext:value-type="float">
            <text:p>2,01954355514828</text:p>
          </table:table-cell>
          <table:table-cell table:formula="of:=99%*[.$E69]" office:value-type="float" office:value="5.0488588878707" calcext:value-type="float">
            <text:p>5,0488588878707</text:p>
          </table:table-cell>
          <table:table-cell table:formula="of:=[.$B70]*[.$E70]+[.$C70]*[.$D70]+[.$F69]" office:value-type="float" office:value="6001.95564120961" calcext:value-type="float">
            <text:p>6001,95564120961</text:p>
          </table:table-cell>
          <table:table-cell table:formula="of:=[.$B70]*[.$E70]+[.$C70]*[.$D70]" office:value-type="float" office:value="60.5863066544484" calcext:value-type="float">
            <text:p>60,58630665444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11" calcext:value-type="date">
            <text:p>11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0]" office:value-type="float" office:value="1.9993481195968" calcext:value-type="float">
            <text:p>1,9993481195968</text:p>
          </table:table-cell>
          <table:table-cell table:formula="of:=99%*[.$E70]" office:value-type="float" office:value="4.99837029899199" calcext:value-type="float">
            <text:p>4,99837029899199</text:p>
          </table:table-cell>
          <table:table-cell table:formula="of:=[.$B71]*[.$E71]+[.$C71]*[.$D71]+[.$F70]" office:value-type="float" office:value="6061.93608479751" calcext:value-type="float">
            <text:p>6061,93608479751</text:p>
          </table:table-cell>
          <table:table-cell table:formula="of:=[.$B71]*[.$E71]+[.$C71]*[.$D71]" office:value-type="float" office:value="59.9804435879039" calcext:value-type="float">
            <text:p>59,9804435879039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12" calcext:value-type="date">
            <text:p>12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1]" office:value-type="float" office:value="1.97935463840083" calcext:value-type="float">
            <text:p>1,97935463840083</text:p>
          </table:table-cell>
          <table:table-cell table:formula="of:=99%*[.$E71]" office:value-type="float" office:value="4.94838659600207" calcext:value-type="float">
            <text:p>4,94838659600207</text:p>
          </table:table-cell>
          <table:table-cell table:formula="of:=[.$B72]*[.$E72]+[.$C72]*[.$D72]+[.$F71]" office:value-type="float" office:value="6121.31672394954" calcext:value-type="float">
            <text:p>6121,31672394954</text:p>
          </table:table-cell>
          <table:table-cell table:formula="of:=[.$B72]*[.$E72]+[.$C72]*[.$D72]" office:value-type="float" office:value="59.3806391520248" calcext:value-type="float">
            <text:p>59,3806391520248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13" calcext:value-type="date">
            <text:p>13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2]" office:value-type="float" office:value="1.95956109201682" calcext:value-type="float">
            <text:p>1,95956109201682</text:p>
          </table:table-cell>
          <table:table-cell table:formula="of:=99%*[.$E72]" office:value-type="float" office:value="4.89890273004205" calcext:value-type="float">
            <text:p>4,89890273004205</text:p>
          </table:table-cell>
          <table:table-cell table:formula="of:=[.$B73]*[.$E73]+[.$C73]*[.$D73]+[.$F72]" office:value-type="float" office:value="6180.10355671004" calcext:value-type="float">
            <text:p>6180,10355671004</text:p>
          </table:table-cell>
          <table:table-cell table:formula="of:=[.$B73]*[.$E73]+[.$C73]*[.$D73]" office:value-type="float" office:value="58.7868327605046" calcext:value-type="float">
            <text:p>58,786832760504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14" calcext:value-type="date">
            <text:p>14.07.19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9%*[.$D73]" office:value-type="float" office:value="1.93996548109665" calcext:value-type="float">
            <text:p>1,93996548109665</text:p>
          </table:table-cell>
          <table:table-cell table:formula="of:=99%*[.$E73]" office:value-type="float" office:value="4.84991370274163" calcext:value-type="float">
            <text:p>4,84991370274163</text:p>
          </table:table-cell>
          <table:table-cell table:formula="of:=[.$B74]*[.$E74]+[.$C74]*[.$D74]+[.$F73]" office:value-type="float" office:value="6180.10355671004" calcext:value-type="float">
            <text:p>6180,10355671004</text:p>
          </table:table-cell>
          <table:table-cell table:formula="of:=[.$B74]*[.$E74]+[.$C74]*[.$D7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15" calcext:value-type="date">
            <text:p>15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74]" office:value-type="float" office:value="1.92056582628569" calcext:value-type="float">
            <text:p>1,92056582628569</text:p>
          </table:table-cell>
          <table:table-cell table:formula="of:=99%*[.$E74]" office:value-type="float" office:value="4.80141456571421" calcext:value-type="float">
            <text:p>4,80141456571421</text:p>
          </table:table-cell>
          <table:table-cell table:formula="of:=[.$B75]*[.$E75]+[.$C75]*[.$D75]+[.$F74]" office:value-type="float" office:value="6232.9191169329" calcext:value-type="float">
            <text:p>6232,9191169329</text:p>
          </table:table-cell>
          <table:table-cell table:formula="of:=[.$B75]*[.$E75]+[.$C75]*[.$D75]" office:value-type="float" office:value="52.8155602228563" calcext:value-type="float">
            <text:p>52,81556022285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16" calcext:value-type="date">
            <text:p>16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75]" office:value-type="float" office:value="1.90136016802283" calcext:value-type="float">
            <text:p>1,90136016802283</text:p>
          </table:table-cell>
          <table:table-cell table:formula="of:=99%*[.$E75]" office:value-type="float" office:value="4.75340042005707" calcext:value-type="float">
            <text:p>4,75340042005707</text:p>
          </table:table-cell>
          <table:table-cell table:formula="of:=[.$B76]*[.$E76]+[.$C76]*[.$D76]+[.$F75]" office:value-type="float" office:value="6285.20652155353" calcext:value-type="float">
            <text:p>6285,20652155353</text:p>
          </table:table-cell>
          <table:table-cell table:formula="of:=[.$B76]*[.$E76]+[.$C76]*[.$D76]" office:value-type="float" office:value="52.2874046206278" calcext:value-type="float">
            <text:p>52,2874046206278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17" calcext:value-type="date">
            <text:p>17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76]" office:value-type="float" office:value="1.8823465663426" calcext:value-type="float">
            <text:p>1,8823465663426</text:p>
          </table:table-cell>
          <table:table-cell table:formula="of:=99%*[.$E76]" office:value-type="float" office:value="4.7058664158565" calcext:value-type="float">
            <text:p>4,7058664158565</text:p>
          </table:table-cell>
          <table:table-cell table:formula="of:=[.$B77]*[.$E77]+[.$C77]*[.$D77]+[.$F76]" office:value-type="float" office:value="6336.97105212795" calcext:value-type="float">
            <text:p>6336,97105212795</text:p>
          </table:table-cell>
          <table:table-cell table:formula="of:=[.$B77]*[.$E77]+[.$C77]*[.$D77]" office:value-type="float" office:value="51.7645305744215" calcext:value-type="float">
            <text:p>51,764530574421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18" calcext:value-type="date">
            <text:p>18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77]" office:value-type="float" office:value="1.86352310067917" calcext:value-type="float">
            <text:p>1,86352310067917</text:p>
          </table:table-cell>
          <table:table-cell table:formula="of:=99%*[.$E77]" office:value-type="float" office:value="4.65880775169793" calcext:value-type="float">
            <text:p>4,65880775169793</text:p>
          </table:table-cell>
          <table:table-cell table:formula="of:=[.$B78]*[.$E78]+[.$C78]*[.$D78]+[.$F77]" office:value-type="float" office:value="6388.21793739662" calcext:value-type="float">
            <text:p>6388,21793739662</text:p>
          </table:table-cell>
          <table:table-cell table:formula="of:=[.$B78]*[.$E78]+[.$C78]*[.$D78]" office:value-type="float" office:value="51.2468852686773" calcext:value-type="float">
            <text:p>51,2468852686773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19" calcext:value-type="date">
            <text:p>19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78]" office:value-type="float" office:value="1.84488786967238" calcext:value-type="float">
            <text:p>1,84488786967238</text:p>
          </table:table-cell>
          <table:table-cell table:formula="of:=99%*[.$E78]" office:value-type="float" office:value="4.61221967418096" calcext:value-type="float">
            <text:p>4,61221967418096</text:p>
          </table:table-cell>
          <table:table-cell table:formula="of:=[.$B79]*[.$E79]+[.$C79]*[.$D79]+[.$F78]" office:value-type="float" office:value="6438.95235381262" calcext:value-type="float">
            <text:p>6438,95235381262</text:p>
          </table:table-cell>
          <table:table-cell table:formula="of:=[.$B79]*[.$E79]+[.$C79]*[.$D79]" office:value-type="float" office:value="50.7344164159905" calcext:value-type="float">
            <text:p>50,734416415990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20" calcext:value-type="date">
            <text:p>20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79]" office:value-type="float" office:value="1.82643899097566" calcext:value-type="float">
            <text:p>1,82643899097566</text:p>
          </table:table-cell>
          <table:table-cell table:formula="of:=99%*[.$E79]" office:value-type="float" office:value="4.56609747743915" calcext:value-type="float">
            <text:p>4,56609747743915</text:p>
          </table:table-cell>
          <table:table-cell table:formula="of:=[.$B80]*[.$E80]+[.$C80]*[.$D80]+[.$F79]" office:value-type="float" office:value="6489.17942606445" calcext:value-type="float">
            <text:p>6489,17942606445</text:p>
          </table:table-cell>
          <table:table-cell table:formula="of:=[.$B80]*[.$E80]+[.$C80]*[.$D80]" office:value-type="float" office:value="50.2270722518306" calcext:value-type="float">
            <text:p>50,227072251830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21" calcext:value-type="date">
            <text:p>21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80]" office:value-type="float" office:value="1.8081746010659" calcext:value-type="float">
            <text:p>1,8081746010659</text:p>
          </table:table-cell>
          <table:table-cell table:formula="of:=99%*[.$E80]" office:value-type="float" office:value="4.52043650266475" calcext:value-type="float">
            <text:p>4,52043650266475</text:p>
          </table:table-cell>
          <table:table-cell table:formula="of:=[.$B81]*[.$E81]+[.$C81]*[.$D81]+[.$F80]" office:value-type="float" office:value="6538.90422759376" calcext:value-type="float">
            <text:p>6538,90422759376</text:p>
          </table:table-cell>
          <table:table-cell table:formula="of:=[.$B81]*[.$E81]+[.$C81]*[.$D81]" office:value-type="float" office:value="49.7248015293123" calcext:value-type="float">
            <text:p>49,7248015293123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22" calcext:value-type="date">
            <text:p>22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81]" office:value-type="float" office:value="1.79009285505524" calcext:value-type="float">
            <text:p>1,79009285505524</text:p>
          </table:table-cell>
          <table:table-cell table:formula="of:=99%*[.$E81]" office:value-type="float" office:value="4.47523213763811" calcext:value-type="float">
            <text:p>4,47523213763811</text:p>
          </table:table-cell>
          <table:table-cell table:formula="of:=[.$B82]*[.$E82]+[.$C82]*[.$D82]+[.$F81]" office:value-type="float" office:value="6588.13178110778" calcext:value-type="float">
            <text:p>6588,13178110778</text:p>
          </table:table-cell>
          <table:table-cell table:formula="of:=[.$B82]*[.$E82]+[.$C82]*[.$D82]" office:value-type="float" office:value="49.2275535140192" calcext:value-type="float">
            <text:p>49,227553514019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23" calcext:value-type="date">
            <text:p>23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82]" office:value-type="float" office:value="1.77219192650469" calcext:value-type="float">
            <text:p>1,77219192650469</text:p>
          </table:table-cell>
          <table:table-cell table:formula="of:=99%*[.$E82]" office:value-type="float" office:value="4.43047981626173" calcext:value-type="float">
            <text:p>4,43047981626173</text:p>
          </table:table-cell>
          <table:table-cell table:formula="of:=[.$B83]*[.$E83]+[.$C83]*[.$D83]+[.$F82]" office:value-type="float" office:value="6636.86705908666" calcext:value-type="float">
            <text:p>6636,86705908666</text:p>
          </table:table-cell>
          <table:table-cell table:formula="of:=[.$B83]*[.$E83]+[.$C83]*[.$D83]" office:value-type="float" office:value="48.735277978879" calcext:value-type="float">
            <text:p>48,735277978879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24" calcext:value-type="date">
            <text:p>24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83]" office:value-type="float" office:value="1.75447000723964" calcext:value-type="float">
            <text:p>1,75447000723964</text:p>
          </table:table-cell>
          <table:table-cell table:formula="of:=99%*[.$E83]" office:value-type="float" office:value="4.38617501809911" calcext:value-type="float">
            <text:p>4,38617501809911</text:p>
          </table:table-cell>
          <table:table-cell table:formula="of:=[.$B84]*[.$E84]+[.$C84]*[.$D84]+[.$F83]" office:value-type="float" office:value="6685.11498428575" calcext:value-type="float">
            <text:p>6685,11498428575</text:p>
          </table:table-cell>
          <table:table-cell table:formula="of:=[.$B84]*[.$E84]+[.$C84]*[.$D84]" office:value-type="float" office:value="48.2479251990902" calcext:value-type="float">
            <text:p>48,247925199090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25" calcext:value-type="date">
            <text:p>25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84]" office:value-type="float" office:value="1.73692530716725" calcext:value-type="float">
            <text:p>1,73692530716725</text:p>
          </table:table-cell>
          <table:table-cell table:formula="of:=99%*[.$E84]" office:value-type="float" office:value="4.34231326791812" calcext:value-type="float">
            <text:p>4,34231326791812</text:p>
          </table:table-cell>
          <table:table-cell table:formula="of:=[.$B85]*[.$E85]+[.$C85]*[.$D85]+[.$F84]" office:value-type="float" office:value="6732.88043023285" calcext:value-type="float">
            <text:p>6732,88043023285</text:p>
          </table:table-cell>
          <table:table-cell table:formula="of:=[.$B85]*[.$E85]+[.$C85]*[.$D85]" office:value-type="float" office:value="47.7654459470993" calcext:value-type="float">
            <text:p>47,76544594709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26" calcext:value-type="date">
            <text:p>26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85]" office:value-type="float" office:value="1.71955605409557" calcext:value-type="float">
            <text:p>1,71955605409557</text:p>
          </table:table-cell>
          <table:table-cell table:formula="of:=99%*[.$E85]" office:value-type="float" office:value="4.29889013523894" calcext:value-type="float">
            <text:p>4,29889013523894</text:p>
          </table:table-cell>
          <table:table-cell table:formula="of:=[.$B86]*[.$E86]+[.$C86]*[.$D86]+[.$F85]" office:value-type="float" office:value="6780.16822172047" calcext:value-type="float">
            <text:p>6780,16822172047</text:p>
          </table:table-cell>
          <table:table-cell table:formula="of:=[.$B86]*[.$E86]+[.$C86]*[.$D86]" office:value-type="float" office:value="47.2877914876283" calcext:value-type="float">
            <text:p>47,2877914876283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27" calcext:value-type="date">
            <text:p>27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86]" office:value-type="float" office:value="1.70236049355462" calcext:value-type="float">
            <text:p>1,70236049355462</text:p>
          </table:table-cell>
          <table:table-cell table:formula="of:=99%*[.$E86]" office:value-type="float" office:value="4.25590123388655" calcext:value-type="float">
            <text:p>4,25590123388655</text:p>
          </table:table-cell>
          <table:table-cell table:formula="of:=[.$B87]*[.$E87]+[.$C87]*[.$D87]+[.$F86]" office:value-type="float" office:value="6826.98313529323" calcext:value-type="float">
            <text:p>6826,98313529323</text:p>
          </table:table-cell>
          <table:table-cell table:formula="of:=[.$B87]*[.$E87]+[.$C87]*[.$D87]" office:value-type="float" office:value="46.814913572752" calcext:value-type="float">
            <text:p>46,81491357275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28" calcext:value-type="date">
            <text:p>28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87]" office:value-type="float" office:value="1.68533688861907" calcext:value-type="float">
            <text:p>1,68533688861907</text:p>
          </table:table-cell>
          <table:table-cell table:formula="of:=99%*[.$E87]" office:value-type="float" office:value="4.21334222154768" calcext:value-type="float">
            <text:p>4,21334222154768</text:p>
          </table:table-cell>
          <table:table-cell table:formula="of:=[.$B88]*[.$E88]+[.$C88]*[.$D88]+[.$F87]" office:value-type="float" office:value="6873.32989973025" calcext:value-type="float">
            <text:p>6873,32989973025</text:p>
          </table:table-cell>
          <table:table-cell table:formula="of:=[.$B88]*[.$E88]+[.$C88]*[.$D88]" office:value-type="float" office:value="46.3467644370245" calcext:value-type="float">
            <text:p>46,346764437024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29" calcext:value-type="date">
            <text:p>29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88]" office:value-type="float" office:value="1.66848351973288" calcext:value-type="float">
            <text:p>1,66848351973288</text:p>
          </table:table-cell>
          <table:table-cell table:formula="of:=99%*[.$E88]" office:value-type="float" office:value="4.1712087993322" calcext:value-type="float">
            <text:p>4,1712087993322</text:p>
          </table:table-cell>
          <table:table-cell table:formula="of:=[.$B89]*[.$E89]+[.$C89]*[.$D89]+[.$F88]" office:value-type="float" office:value="6919.21319652291" calcext:value-type="float">
            <text:p>6919,21319652291</text:p>
          </table:table-cell>
          <table:table-cell table:formula="of:=[.$B89]*[.$E89]+[.$C89]*[.$D89]" office:value-type="float" office:value="45.8832967926542" calcext:value-type="float">
            <text:p>45,88329679265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30" calcext:value-type="date">
            <text:p>30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89]" office:value-type="float" office:value="1.65179868453555" calcext:value-type="float">
            <text:p>1,65179868453555</text:p>
          </table:table-cell>
          <table:table-cell table:formula="of:=99%*[.$E89]" office:value-type="float" office:value="4.12949671133888" calcext:value-type="float">
            <text:p>4,12949671133888</text:p>
          </table:table-cell>
          <table:table-cell table:formula="of:=[.$B90]*[.$E90]+[.$C90]*[.$D90]+[.$F89]" office:value-type="float" office:value="6964.63766034763" calcext:value-type="float">
            <text:p>6964,63766034763</text:p>
          </table:table-cell>
          <table:table-cell table:formula="of:=[.$B90]*[.$E90]+[.$C90]*[.$D90]" office:value-type="float" office:value="45.4244638247277" calcext:value-type="float">
            <text:p>45,42446382472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7-31" calcext:value-type="date">
            <text:p>31.07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90]" office:value-type="float" office:value="1.6352806976902" calcext:value-type="float">
            <text:p>1,6352806976902</text:p>
          </table:table-cell>
          <table:table-cell table:formula="of:=99%*[.$E90]" office:value-type="float" office:value="4.08820174422549" calcext:value-type="float">
            <text:p>4,08820174422549</text:p>
          </table:table-cell>
          <table:table-cell table:formula="of:=[.$B91]*[.$E91]+[.$C91]*[.$D91]+[.$F90]" office:value-type="float" office:value="7009.60787953411" calcext:value-type="float">
            <text:p>7009,60787953411</text:p>
          </table:table-cell>
          <table:table-cell table:formula="of:=[.$B91]*[.$E91]+[.$C91]*[.$D91]" office:value-type="float" office:value="44.9702191864804" calcext:value-type="float">
            <text:p>44,970219186480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01" calcext:value-type="date">
            <text:p>1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91]" office:value-type="float" office:value="1.6189278907133" calcext:value-type="float">
            <text:p>1,6189278907133</text:p>
          </table:table-cell>
          <table:table-cell table:formula="of:=99%*[.$E91]" office:value-type="float" office:value="4.04731972678324" calcext:value-type="float">
            <text:p>4,04731972678324</text:p>
          </table:table-cell>
          <table:table-cell table:formula="of:=[.$B92]*[.$E92]+[.$C92]*[.$D92]+[.$F91]" office:value-type="float" office:value="7054.12839652873" calcext:value-type="float">
            <text:p>7054,12839652873</text:p>
          </table:table-cell>
          <table:table-cell table:formula="of:=[.$B92]*[.$E92]+[.$C92]*[.$D92]" office:value-type="float" office:value="44.5205169946156" calcext:value-type="float">
            <text:p>44,520516994615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02" calcext:value-type="date">
            <text:p>2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92]" office:value-type="float" office:value="1.60273861180616" calcext:value-type="float">
            <text:p>1,60273861180616</text:p>
          </table:table-cell>
          <table:table-cell table:formula="of:=99%*[.$E92]" office:value-type="float" office:value="4.00684652951541" calcext:value-type="float">
            <text:p>4,00684652951541</text:p>
          </table:table-cell>
          <table:table-cell table:formula="of:=[.$B93]*[.$E93]+[.$C93]*[.$D93]+[.$F92]" office:value-type="float" office:value="7098.2037083534" calcext:value-type="float">
            <text:p>7098,2037083534</text:p>
          </table:table-cell>
          <table:table-cell table:formula="of:=[.$B93]*[.$E93]+[.$C93]*[.$D93]" office:value-type="float" office:value="44.0753118246695" calcext:value-type="float">
            <text:p>44,075311824669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03" calcext:value-type="date">
            <text:p>3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93]" office:value-type="float" office:value="1.5867112256881" calcext:value-type="float">
            <text:p>1,5867112256881</text:p>
          </table:table-cell>
          <table:table-cell table:formula="of:=99%*[.$E93]" office:value-type="float" office:value="3.96677806422025" calcext:value-type="float">
            <text:p>3,96677806422025</text:p>
          </table:table-cell>
          <table:table-cell table:formula="of:=[.$B94]*[.$E94]+[.$C94]*[.$D94]+[.$F93]" office:value-type="float" office:value="7141.83826705982" calcext:value-type="float">
            <text:p>7141,83826705982</text:p>
          </table:table-cell>
          <table:table-cell table:formula="of:=[.$B94]*[.$E94]+[.$C94]*[.$D94]" office:value-type="float" office:value="43.6345587064228" calcext:value-type="float">
            <text:p>43,63455870642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04" calcext:value-type="date">
            <text:p>4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94]" office:value-type="float" office:value="1.57084411343122" calcext:value-type="float">
            <text:p>1,57084411343122</text:p>
          </table:table-cell>
          <table:table-cell table:formula="of:=99%*[.$E94]" office:value-type="float" office:value="3.92711028357805" calcext:value-type="float">
            <text:p>3,92711028357805</text:p>
          </table:table-cell>
          <table:table-cell table:formula="of:=[.$B95]*[.$E95]+[.$C95]*[.$D95]+[.$F94]" office:value-type="float" office:value="7185.03648017918" calcext:value-type="float">
            <text:p>7185,03648017918</text:p>
          </table:table-cell>
          <table:table-cell table:formula="of:=[.$B95]*[.$E95]+[.$C95]*[.$D95]" office:value-type="float" office:value="43.1982131193585" calcext:value-type="float">
            <text:p>43,198213119358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05" calcext:value-type="date">
            <text:p>5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95]" office:value-type="float" office:value="1.55513567229691" calcext:value-type="float">
            <text:p>1,55513567229691</text:p>
          </table:table-cell>
          <table:table-cell table:formula="of:=99%*[.$E95]" office:value-type="float" office:value="3.88783918074227" calcext:value-type="float">
            <text:p>3,88783918074227</text:p>
          </table:table-cell>
          <table:table-cell table:formula="of:=[.$B96]*[.$E96]+[.$C96]*[.$D96]+[.$F95]" office:value-type="float" office:value="7227.80271116734" calcext:value-type="float">
            <text:p>7227,80271116734</text:p>
          </table:table-cell>
          <table:table-cell table:formula="of:=[.$B96]*[.$E96]+[.$C96]*[.$D96]" office:value-type="float" office:value="42.766230988165" calcext:value-type="float">
            <text:p>42,76623098816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06" calcext:value-type="date">
            <text:p>6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96]" office:value-type="float" office:value="1.53958431557394" calcext:value-type="float">
            <text:p>1,53958431557394</text:p>
          </table:table-cell>
          <table:table-cell table:formula="of:=99%*[.$E96]" office:value-type="float" office:value="3.84896078893484" calcext:value-type="float">
            <text:p>3,84896078893484</text:p>
          </table:table-cell>
          <table:table-cell table:formula="of:=[.$B97]*[.$E97]+[.$C97]*[.$D97]+[.$F96]" office:value-type="float" office:value="7270.14127984563" calcext:value-type="float">
            <text:p>7270,14127984563</text:p>
          </table:table-cell>
          <table:table-cell table:formula="of:=[.$B97]*[.$E97]+[.$C97]*[.$D97]" office:value-type="float" office:value="42.3385686782833" calcext:value-type="float">
            <text:p>42,3385686782833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07" calcext:value-type="date">
            <text:p>7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97]" office:value-type="float" office:value="1.5241884724182" calcext:value-type="float">
            <text:p>1,5241884724182</text:p>
          </table:table-cell>
          <table:table-cell table:formula="of:=99%*[.$E97]" office:value-type="float" office:value="3.8104711810455" calcext:value-type="float">
            <text:p>3,8104711810455</text:p>
          </table:table-cell>
          <table:table-cell table:formula="of:=[.$B98]*[.$E98]+[.$C98]*[.$D98]+[.$F97]" office:value-type="float" office:value="7312.05646283713" calcext:value-type="float">
            <text:p>7312,05646283713</text:p>
          </table:table-cell>
          <table:table-cell table:formula="of:=[.$B98]*[.$E98]+[.$C98]*[.$D98]" office:value-type="float" office:value="41.9151829915005" calcext:value-type="float">
            <text:p>41,915182991500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08" calcext:value-type="date">
            <text:p>8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98]" office:value-type="float" office:value="1.50894658769402" calcext:value-type="float">
            <text:p>1,50894658769402</text:p>
          </table:table-cell>
          <table:table-cell table:formula="of:=99%*[.$E98]" office:value-type="float" office:value="3.77236646923504" calcext:value-type="float">
            <text:p>3,77236646923504</text:p>
          </table:table-cell>
          <table:table-cell table:formula="of:=[.$B99]*[.$E99]+[.$C99]*[.$D99]+[.$F98]" office:value-type="float" office:value="7353.55249399871" calcext:value-type="float">
            <text:p>7353,55249399871</text:p>
          </table:table-cell>
          <table:table-cell table:formula="of:=[.$B99]*[.$E99]+[.$C99]*[.$D99]" office:value-type="float" office:value="41.4960311615855" calcext:value-type="float">
            <text:p>41,496031161585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09" calcext:value-type="date">
            <text:p>9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99]" office:value-type="float" office:value="1.49385712181708" calcext:value-type="float">
            <text:p>1,49385712181708</text:p>
          </table:table-cell>
          <table:table-cell table:formula="of:=99%*[.$E99]" office:value-type="float" office:value="3.73464280454269" calcext:value-type="float">
            <text:p>3,73464280454269</text:p>
          </table:table-cell>
          <table:table-cell table:formula="of:=[.$B100]*[.$E100]+[.$C100]*[.$D100]+[.$F99]" office:value-type="float" office:value="7394.63356484868" calcext:value-type="float">
            <text:p>7394,63356484868</text:p>
          </table:table-cell>
          <table:table-cell table:formula="of:=[.$B100]*[.$E100]+[.$C100]*[.$D100]" office:value-type="float" office:value="41.0810708499696" calcext:value-type="float">
            <text:p>41,081070849969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10" calcext:value-type="date">
            <text:p>10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100]" office:value-type="float" office:value="1.47891855059891" calcext:value-type="float">
            <text:p>1,47891855059891</text:p>
          </table:table-cell>
          <table:table-cell table:formula="of:=99%*[.$E100]" office:value-type="float" office:value="3.69729637649726" calcext:value-type="float">
            <text:p>3,69729637649726</text:p>
          </table:table-cell>
          <table:table-cell table:formula="of:=[.$B101]*[.$E101]+[.$C101]*[.$D101]+[.$F100]" office:value-type="float" office:value="7435.30382499015" calcext:value-type="float">
            <text:p>7435,30382499015</text:p>
          </table:table-cell>
          <table:table-cell table:formula="of:=[.$B101]*[.$E101]+[.$C101]*[.$D101]" office:value-type="float" office:value="40.6702601414699" calcext:value-type="float">
            <text:p>40,6702601414699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11" calcext:value-type="date">
            <text:p>11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101]" office:value-type="float" office:value="1.46412936509292" calcext:value-type="float">
            <text:p>1,46412936509292</text:p>
          </table:table-cell>
          <table:table-cell table:formula="of:=99%*[.$E101]" office:value-type="float" office:value="3.66032341273229" calcext:value-type="float">
            <text:p>3,66032341273229</text:p>
          </table:table-cell>
          <table:table-cell table:formula="of:=[.$B102]*[.$E102]+[.$C102]*[.$D102]+[.$F101]" office:value-type="float" office:value="7475.56738253021" calcext:value-type="float">
            <text:p>7475,56738253021</text:p>
          </table:table-cell>
          <table:table-cell table:formula="of:=[.$B102]*[.$E102]+[.$C102]*[.$D102]" office:value-type="float" office:value="40.2635575400552" calcext:value-type="float">
            <text:p>40,2635575400552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12" calcext:value-type="date">
            <text:p>12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102]" office:value-type="float" office:value="1.44948807144199" calcext:value-type="float">
            <text:p>1,44948807144199</text:p>
          </table:table-cell>
          <table:table-cell table:formula="of:=99%*[.$E102]" office:value-type="float" office:value="3.62372017860497" calcext:value-type="float">
            <text:p>3,62372017860497</text:p>
          </table:table-cell>
          <table:table-cell table:formula="of:=[.$B103]*[.$E103]+[.$C103]*[.$D103]+[.$F102]" office:value-type="float" office:value="7515.42830449486" calcext:value-type="float">
            <text:p>7515,42830449486</text:p>
          </table:table-cell>
          <table:table-cell table:formula="of:=[.$B103]*[.$E103]+[.$C103]*[.$D103]" office:value-type="float" office:value="39.8609219646546" calcext:value-type="float">
            <text:p>39,860921964654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13" calcext:value-type="date">
            <text:p>13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103]" office:value-type="float" office:value="1.43499319072757" calcext:value-type="float">
            <text:p>1,43499319072757</text:p>
          </table:table-cell>
          <table:table-cell table:formula="of:=99%*[.$E103]" office:value-type="float" office:value="3.58748297681892" calcext:value-type="float">
            <text:p>3,58748297681892</text:p>
          </table:table-cell>
          <table:table-cell table:formula="of:=[.$B104]*[.$E104]+[.$C104]*[.$D104]+[.$F103]" office:value-type="float" office:value="7554.89061723987" calcext:value-type="float">
            <text:p>7554,89061723987</text:p>
          </table:table-cell>
          <table:table-cell table:formula="of:=[.$B104]*[.$E104]+[.$C104]*[.$D104]" office:value-type="float" office:value="39.4623127450081" calcext:value-type="float">
            <text:p>39,4623127450081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14" calcext:value-type="date">
            <text:p>14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104]" office:value-type="float" office:value="1.42064325882029" calcext:value-type="float">
            <text:p>1,42064325882029</text:p>
          </table:table-cell>
          <table:table-cell table:formula="of:=99%*[.$E104]" office:value-type="float" office:value="3.55160814705073" calcext:value-type="float">
            <text:p>3,55160814705073</text:p>
          </table:table-cell>
          <table:table-cell table:formula="of:=[.$B105]*[.$E105]+[.$C105]*[.$D105]+[.$F104]" office:value-type="float" office:value="7593.95830685743" calcext:value-type="float">
            <text:p>7593,95830685743</text:p>
          </table:table-cell>
          <table:table-cell table:formula="of:=[.$B105]*[.$E105]+[.$C105]*[.$D105]" office:value-type="float" office:value="39.067689617558" calcext:value-type="float">
            <text:p>39,067689617558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15" calcext:value-type="date">
            <text:p>15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105]" office:value-type="float" office:value="1.40643682623209" calcext:value-type="float">
            <text:p>1,40643682623209</text:p>
          </table:table-cell>
          <table:table-cell table:formula="of:=99%*[.$E105]" office:value-type="float" office:value="3.51609206558022" calcext:value-type="float">
            <text:p>3,51609206558022</text:p>
          </table:table-cell>
          <table:table-cell table:formula="of:=[.$B106]*[.$E106]+[.$C106]*[.$D106]+[.$F105]" office:value-type="float" office:value="7632.63531957881" calcext:value-type="float">
            <text:p>7632,63531957881</text:p>
          </table:table-cell>
          <table:table-cell table:formula="of:=[.$B106]*[.$E106]+[.$C106]*[.$D106]" office:value-type="float" office:value="38.6770127213824" calcext:value-type="float">
            <text:p>38,6770127213824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16" calcext:value-type="date">
            <text:p>16.08.19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99%*[.$D106]" office:value-type="float" office:value="1.39237245796977" calcext:value-type="float">
            <text:p>1,39237245796977</text:p>
          </table:table-cell>
          <table:table-cell table:formula="of:=99%*[.$E106]" office:value-type="float" office:value="3.48093114492442" calcext:value-type="float">
            <text:p>3,48093114492442</text:p>
          </table:table-cell>
          <table:table-cell table:formula="of:=[.$B107]*[.$E107]+[.$C107]*[.$D107]+[.$F106]" office:value-type="float" office:value="7670.92556217298" calcext:value-type="float">
            <text:p>7670,92556217298</text:p>
          </table:table-cell>
          <table:table-cell table:formula="of:=[.$B107]*[.$E107]+[.$C107]*[.$D107]" office:value-type="float" office:value="38.2902425941686" calcext:value-type="float">
            <text:p>38,2902425941686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45-08-17" calcext:value-type="date">
            <text:p>17.08.19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99%*[.$D107]" office:value-type="float" office:value="1.37844873339007" calcext:value-type="float">
            <text:p>1,37844873339007</text:p>
          </table:table-cell>
          <table:table-cell table:formula="of:=99%*[.$E107]" office:value-type="float" office:value="3.44612183347518" calcext:value-type="float">
            <text:p>3,44612183347518</text:p>
          </table:table-cell>
          <table:table-cell table:formula="of:=[.$B108]*[.$E108]+[.$C108]*[.$D108]+[.$F107]" office:value-type="float" office:value="7701.94065867426" calcext:value-type="float">
            <text:p>7701,94065867426</text:p>
          </table:table-cell>
          <table:table-cell table:formula="of:=[.$B108]*[.$E108]+[.$C108]*[.$D108]" office:value-type="float" office:value="31.0150965012766" calcext:value-type="float">
            <text:p>31,0150965012766</text:p>
          </table:table-cell>
          <table:table-cell table:number-columns-repeated="1017"/>
        </table:table-row>
        <table:table-row table:style-name="ro1" table:number-rows-repeated="370">
          <table:table-cell table:style-name="ce2"/>
          <table:table-cell table:number-columns-repeated="1023"/>
        </table:table-row>
        <table:table-row table:style-name="ro1" table:number-rows-repeated="10480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rejs na silniku sp</text:p>
          </table:table-cell>
          <table:table-cell office:value-type="string" calcext:value-type="string">
            <text:p>rejs na silniku el</text:p>
          </table:table-cell>
          <table:table-cell office:value-type="string" calcext:value-type="string">
            <text:p>prędkość sil el</text:p>
          </table:table-cell>
          <table:table-cell office:value-type="string" calcext:value-type="string">
            <text:p>prędkość sil sp</text:p>
          </table:table-cell>
          <table:table-cell office:value-type="string" calcext:value-type="string">
            <text:p>odległość (całk)</text:p>
          </table:table-cell>
          <table:table-cell office:value-type="string" calcext:value-type="string">
            <text:p>odległość (dzienna)</text:p>
          </table:table-cell>
          <table:table-cell office:value-type="float" office:value="7701.9" calcext:value-type="float">
            <text:p>7701,9</text:p>
          </table:table-cell>
          <table:table-cell table:number-columns-repeated="1016"/>
        </table:table-row>
        <table:table-row table:style-name="ro1">
          <table:table-cell table:style-name="ce2" office:value-type="date" office:date-value="1945-05-03" calcext:value-type="date">
            <text:p>3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$B2]*[.$E2]+[.$C2]*[.$D2]" office:value-type="float" office:value="120" calcext:value-type="float">
            <text:p>120</text:p>
          </table:table-cell>
          <table:table-cell table:formula="of:=[.$B2]*[.$E2]+[.$C2]*[.$D2]" office:value-type="float" office:value="120" calcext:value-type="float">
            <text:p>120</text:p>
          </table:table-cell>
          <table:table-cell table:style-name="Default" table:formula="of:=IF(AND([.$F2]&gt;=[.$H$1];[.$H1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04" calcext:value-type="date">
            <text:p>4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]" office:value-type="float" office:value="3.96" calcext:value-type="float">
            <text:p>3,96</text:p>
          </table:table-cell>
          <table:table-cell table:formula="of:=99%*[.$E2]" office:value-type="float" office:value="9.9" calcext:value-type="float">
            <text:p>9,9</text:p>
          </table:table-cell>
          <table:table-cell table:formula="of:=[.$B3]*[.$E3]+[.$C3]*[.$D3]+[.$F2]" office:value-type="float" office:value="238.8" calcext:value-type="float">
            <text:p>238,8</text:p>
          </table:table-cell>
          <table:table-cell table:formula="of:=[.$B3]*[.$E3]+[.$C3]*[.$D3]" office:value-type="float" office:value="118.8" calcext:value-type="float">
            <text:p>118,8</text:p>
          </table:table-cell>
          <table:table-cell table:style-name="Default" table:formula="of:=IF(AND([.$F3]&gt;=[.$H$1];[.$H2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05" calcext:value-type="date">
            <text:p>5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]" office:value-type="float" office:value="3.9204" calcext:value-type="float">
            <text:p>3,9204</text:p>
          </table:table-cell>
          <table:table-cell table:formula="of:=99%*[.$E3]" office:value-type="float" office:value="9.801" calcext:value-type="float">
            <text:p>9,801</text:p>
          </table:table-cell>
          <table:table-cell table:formula="of:=[.$B4]*[.$E4]+[.$C4]*[.$D4]+[.$F3]" office:value-type="float" office:value="356.412" calcext:value-type="float">
            <text:p>356,412</text:p>
          </table:table-cell>
          <table:table-cell table:formula="of:=[.$B4]*[.$E4]+[.$C4]*[.$D4]" office:value-type="float" office:value="117.612" calcext:value-type="float">
            <text:p>117,612</text:p>
          </table:table-cell>
          <table:table-cell table:style-name="Default" table:formula="of:=IF(AND([.$F4]&gt;=[.$H$1];[.$H3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06" calcext:value-type="date">
            <text:p>6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]" office:value-type="float" office:value="3.881196" calcext:value-type="float">
            <text:p>3,881196</text:p>
          </table:table-cell>
          <table:table-cell table:formula="of:=99%*[.$E4]" office:value-type="float" office:value="9.70299" calcext:value-type="float">
            <text:p>9,70299</text:p>
          </table:table-cell>
          <table:table-cell table:formula="of:=[.$B5]*[.$E5]+[.$C5]*[.$D5]+[.$F4]" office:value-type="float" office:value="472.84788" calcext:value-type="float">
            <text:p>472,84788</text:p>
          </table:table-cell>
          <table:table-cell table:formula="of:=[.$B5]*[.$E5]+[.$C5]*[.$D5]" office:value-type="float" office:value="116.43588" calcext:value-type="float">
            <text:p>116,43588</text:p>
          </table:table-cell>
          <table:table-cell table:style-name="Default" table:formula="of:=IF(AND([.$F5]&gt;=[.$H$1];[.$H4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07" calcext:value-type="date">
            <text:p>7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]" office:value-type="float" office:value="3.84238404" calcext:value-type="float">
            <text:p>3,84238404</text:p>
          </table:table-cell>
          <table:table-cell table:formula="of:=99%*[.$E5]" office:value-type="float" office:value="9.6059601" calcext:value-type="float">
            <text:p>9,6059601</text:p>
          </table:table-cell>
          <table:table-cell table:formula="of:=[.$B6]*[.$E6]+[.$C6]*[.$D6]+[.$F5]" office:value-type="float" office:value="588.1194012" calcext:value-type="float">
            <text:p>588,1194012</text:p>
          </table:table-cell>
          <table:table-cell table:formula="of:=[.$B6]*[.$E6]+[.$C6]*[.$D6]" office:value-type="float" office:value="115.2715212" calcext:value-type="float">
            <text:p>115,2715212</text:p>
          </table:table-cell>
          <table:table-cell table:style-name="Default" table:formula="of:=IF(AND([.$F6]&gt;=[.$H$1];[.$H5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08" calcext:value-type="date">
            <text:p>8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]" office:value-type="float" office:value="3.8039601996" calcext:value-type="float">
            <text:p>3,8039601996</text:p>
          </table:table-cell>
          <table:table-cell table:formula="of:=99%*[.$E6]" office:value-type="float" office:value="9.509900499" calcext:value-type="float">
            <text:p>9,509900499</text:p>
          </table:table-cell>
          <table:table-cell table:formula="of:=[.$B7]*[.$E7]+[.$C7]*[.$D7]+[.$F6]" office:value-type="float" office:value="702.238207188" calcext:value-type="float">
            <text:p>702,238207188</text:p>
          </table:table-cell>
          <table:table-cell table:formula="of:=[.$B7]*[.$E7]+[.$C7]*[.$D7]" office:value-type="float" office:value="114.118805988" calcext:value-type="float">
            <text:p>114,118805988</text:p>
          </table:table-cell>
          <table:table-cell table:style-name="Default" table:formula="of:=IF(AND([.$F7]&gt;=[.$H$1];[.$H6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09" calcext:value-type="date">
            <text:p>9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]" office:value-type="float" office:value="3.765920597604" calcext:value-type="float">
            <text:p>3,765920597604</text:p>
          </table:table-cell>
          <table:table-cell table:formula="of:=99%*[.$E7]" office:value-type="float" office:value="9.41480149401" calcext:value-type="float">
            <text:p>9,41480149401</text:p>
          </table:table-cell>
          <table:table-cell table:formula="of:=[.$B8]*[.$E8]+[.$C8]*[.$D8]+[.$F7]" office:value-type="float" office:value="815.21582511612" calcext:value-type="float">
            <text:p>815,21582511612</text:p>
          </table:table-cell>
          <table:table-cell table:formula="of:=[.$B8]*[.$E8]+[.$C8]*[.$D8]" office:value-type="float" office:value="112.97761792812" calcext:value-type="float">
            <text:p>112,97761792812</text:p>
          </table:table-cell>
          <table:table-cell table:style-name="Default" table:formula="of:=IF(AND([.$F8]&gt;=[.$H$1];[.$H7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10" calcext:value-type="date">
            <text:p>10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8]" office:value-type="float" office:value="3.72826139162796" calcext:value-type="float">
            <text:p>3,72826139162796</text:p>
          </table:table-cell>
          <table:table-cell table:formula="of:=99%*[.$E8]" office:value-type="float" office:value="9.3206534790699" calcext:value-type="float">
            <text:p>9,3206534790699</text:p>
          </table:table-cell>
          <table:table-cell table:formula="of:=[.$B9]*[.$E9]+[.$C9]*[.$D9]+[.$F8]" office:value-type="float" office:value="927.063666864959" calcext:value-type="float">
            <text:p>927,063666864959</text:p>
          </table:table-cell>
          <table:table-cell table:formula="of:=[.$B9]*[.$E9]+[.$C9]*[.$D9]" office:value-type="float" office:value="111.847841748839" calcext:value-type="float">
            <text:p>111,847841748839</text:p>
          </table:table-cell>
          <table:table-cell table:style-name="Default" table:formula="of:=IF(AND([.$F9]&gt;=[.$H$1];[.$H8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11" calcext:value-type="date">
            <text:p>11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9]" office:value-type="float" office:value="3.69097877771168" calcext:value-type="float">
            <text:p>3,69097877771168</text:p>
          </table:table-cell>
          <table:table-cell table:formula="of:=99%*[.$E9]" office:value-type="float" office:value="9.2274469442792" calcext:value-type="float">
            <text:p>9,2274469442792</text:p>
          </table:table-cell>
          <table:table-cell table:formula="of:=[.$B10]*[.$E10]+[.$C10]*[.$D10]+[.$F9]" office:value-type="float" office:value="1037.79303019631" calcext:value-type="float">
            <text:p>1037,79303019631</text:p>
          </table:table-cell>
          <table:table-cell table:formula="of:=[.$B10]*[.$E10]+[.$C10]*[.$D10]" office:value-type="float" office:value="110.72936333135" calcext:value-type="float">
            <text:p>110,72936333135</text:p>
          </table:table-cell>
          <table:table-cell table:style-name="Default" table:formula="of:=IF(AND([.$F10]&gt;=[.$H$1];[.$H9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12" calcext:value-type="date">
            <text:p>12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0]" office:value-type="float" office:value="3.65406898993456" calcext:value-type="float">
            <text:p>3,65406898993456</text:p>
          </table:table-cell>
          <table:table-cell table:formula="of:=99%*[.$E10]" office:value-type="float" office:value="9.13517247483641" calcext:value-type="float">
            <text:p>9,13517247483641</text:p>
          </table:table-cell>
          <table:table-cell table:formula="of:=[.$B11]*[.$E11]+[.$C11]*[.$D11]+[.$F10]" office:value-type="float" office:value="1147.41509989435" calcext:value-type="float">
            <text:p>1147,41509989435</text:p>
          </table:table-cell>
          <table:table-cell table:formula="of:=[.$B11]*[.$E11]+[.$C11]*[.$D11]" office:value-type="float" office:value="109.622069698037" calcext:value-type="float">
            <text:p>109,622069698037</text:p>
          </table:table-cell>
          <table:table-cell table:style-name="Default" table:formula="of:=IF(AND([.$F11]&gt;=[.$H$1];[.$H10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13" calcext:value-type="date">
            <text:p>13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1]" office:value-type="float" office:value="3.61752830003522" calcext:value-type="float">
            <text:p>3,61752830003522</text:p>
          </table:table-cell>
          <table:table-cell table:formula="of:=99%*[.$E11]" office:value-type="float" office:value="9.04382075008804" calcext:value-type="float">
            <text:p>9,04382075008804</text:p>
          </table:table-cell>
          <table:table-cell table:formula="of:=[.$B12]*[.$E12]+[.$C12]*[.$D12]+[.$F11]" office:value-type="float" office:value="1255.9409488954" calcext:value-type="float">
            <text:p>1255,9409488954</text:p>
          </table:table-cell>
          <table:table-cell table:formula="of:=[.$B12]*[.$E12]+[.$C12]*[.$D12]" office:value-type="float" office:value="108.525849001057" calcext:value-type="float">
            <text:p>108,525849001057</text:p>
          </table:table-cell>
          <table:table-cell table:style-name="Default" table:formula="of:=IF(AND([.$F12]&gt;=[.$H$1];[.$H11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14" calcext:value-type="date">
            <text:p>14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2]" office:value-type="float" office:value="3.58135301703486" calcext:value-type="float">
            <text:p>3,58135301703486</text:p>
          </table:table-cell>
          <table:table-cell table:formula="of:=99%*[.$E12]" office:value-type="float" office:value="8.95338254258716" calcext:value-type="float">
            <text:p>8,95338254258716</text:p>
          </table:table-cell>
          <table:table-cell table:formula="of:=[.$B13]*[.$E13]+[.$C13]*[.$D13]+[.$F12]" office:value-type="float" office:value="1363.38153940645" calcext:value-type="float">
            <text:p>1363,38153940645</text:p>
          </table:table-cell>
          <table:table-cell table:formula="of:=[.$B13]*[.$E13]+[.$C13]*[.$D13]" office:value-type="float" office:value="107.440590511046" calcext:value-type="float">
            <text:p>107,440590511046</text:p>
          </table:table-cell>
          <table:table-cell table:style-name="Default" table:formula="of:=IF(AND([.$F13]&gt;=[.$H$1];[.$H12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15" calcext:value-type="date">
            <text:p>15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3]" office:value-type="float" office:value="3.54553948686452" calcext:value-type="float">
            <text:p>3,54553948686452</text:p>
          </table:table-cell>
          <table:table-cell table:formula="of:=99%*[.$E13]" office:value-type="float" office:value="8.86384871716129" calcext:value-type="float">
            <text:p>8,86384871716129</text:p>
          </table:table-cell>
          <table:table-cell table:formula="of:=[.$B14]*[.$E14]+[.$C14]*[.$D14]+[.$F13]" office:value-type="float" office:value="1469.74772401238" calcext:value-type="float">
            <text:p>1469,74772401238</text:p>
          </table:table-cell>
          <table:table-cell table:formula="of:=[.$B14]*[.$E14]+[.$C14]*[.$D14]" office:value-type="float" office:value="106.366184605936" calcext:value-type="float">
            <text:p>106,366184605936</text:p>
          </table:table-cell>
          <table:table-cell table:style-name="Default" table:formula="of:=IF(AND([.$F14]&gt;=[.$H$1];[.$H13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16" calcext:value-type="date">
            <text:p>16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4]" office:value-type="float" office:value="3.51008409199587" calcext:value-type="float">
            <text:p>3,51008409199587</text:p>
          </table:table-cell>
          <table:table-cell table:formula="of:=99%*[.$E14]" office:value-type="float" office:value="8.77521022998968" calcext:value-type="float">
            <text:p>8,77521022998968</text:p>
          </table:table-cell>
          <table:table-cell table:formula="of:=[.$B15]*[.$E15]+[.$C15]*[.$D15]+[.$F14]" office:value-type="float" office:value="1575.05024677226" calcext:value-type="float">
            <text:p>1575,05024677226</text:p>
          </table:table-cell>
          <table:table-cell table:formula="of:=[.$B15]*[.$E15]+[.$C15]*[.$D15]" office:value-type="float" office:value="105.302522759876" calcext:value-type="float">
            <text:p>105,302522759876</text:p>
          </table:table-cell>
          <table:table-cell table:style-name="Default" table:formula="of:=IF(AND([.$F15]&gt;=[.$H$1];[.$H14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17" calcext:value-type="date">
            <text:p>17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5]" office:value-type="float" office:value="3.47498325107591" calcext:value-type="float">
            <text:p>3,47498325107591</text:p>
          </table:table-cell>
          <table:table-cell table:formula="of:=99%*[.$E15]" office:value-type="float" office:value="8.68745812768978" calcext:value-type="float">
            <text:p>8,68745812768978</text:p>
          </table:table-cell>
          <table:table-cell table:formula="of:=[.$B16]*[.$E16]+[.$C16]*[.$D16]+[.$F15]" office:value-type="float" office:value="1679.29974430454" calcext:value-type="float">
            <text:p>1679,29974430454</text:p>
          </table:table-cell>
          <table:table-cell table:formula="of:=[.$B16]*[.$E16]+[.$C16]*[.$D16]" office:value-type="float" office:value="104.249497532277" calcext:value-type="float">
            <text:p>104,249497532277</text:p>
          </table:table-cell>
          <table:table-cell table:style-name="Default" table:formula="of:=IF(AND([.$F16]&gt;=[.$H$1];[.$H15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18" calcext:value-type="date">
            <text:p>18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6]" office:value-type="float" office:value="3.44023341856515" calcext:value-type="float">
            <text:p>3,44023341856515</text:p>
          </table:table-cell>
          <table:table-cell table:formula="of:=99%*[.$E16]" office:value-type="float" office:value="8.60058354641288" calcext:value-type="float">
            <text:p>8,60058354641288</text:p>
          </table:table-cell>
          <table:table-cell table:formula="of:=[.$B17]*[.$E17]+[.$C17]*[.$D17]+[.$F16]" office:value-type="float" office:value="1782.50674686149" calcext:value-type="float">
            <text:p>1782,50674686149</text:p>
          </table:table-cell>
          <table:table-cell table:formula="of:=[.$B17]*[.$E17]+[.$C17]*[.$D17]" office:value-type="float" office:value="103.207002556955" calcext:value-type="float">
            <text:p>103,207002556955</text:p>
          </table:table-cell>
          <table:table-cell table:style-name="Default" table:formula="of:=IF(AND([.$F17]&gt;=[.$H$1];[.$H16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19" calcext:value-type="date">
            <text:p>19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7]" office:value-type="float" office:value="3.4058310843795" calcext:value-type="float">
            <text:p>3,4058310843795</text:p>
          </table:table-cell>
          <table:table-cell table:formula="of:=99%*[.$E17]" office:value-type="float" office:value="8.51457771094876" calcext:value-type="float">
            <text:p>8,51457771094876</text:p>
          </table:table-cell>
          <table:table-cell table:formula="of:=[.$B18]*[.$E18]+[.$C18]*[.$D18]+[.$F17]" office:value-type="float" office:value="1884.68167939288" calcext:value-type="float">
            <text:p>1884,68167939288</text:p>
          </table:table-cell>
          <table:table-cell table:formula="of:=[.$B18]*[.$E18]+[.$C18]*[.$D18]" office:value-type="float" office:value="102.174932531385" calcext:value-type="float">
            <text:p>102,174932531385</text:p>
          </table:table-cell>
          <table:table-cell table:style-name="Default" table:formula="of:=IF(AND([.$F18]&gt;=[.$H$1];[.$H17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20" calcext:value-type="date">
            <text:p>20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8]" office:value-type="float" office:value="3.37177277353571" calcext:value-type="float">
            <text:p>3,37177277353571</text:p>
          </table:table-cell>
          <table:table-cell table:formula="of:=99%*[.$E18]" office:value-type="float" office:value="8.42943193383927" calcext:value-type="float">
            <text:p>8,42943193383927</text:p>
          </table:table-cell>
          <table:table-cell table:formula="of:=[.$B19]*[.$E19]+[.$C19]*[.$D19]+[.$F18]" office:value-type="float" office:value="1985.83486259895" calcext:value-type="float">
            <text:p>1985,83486259895</text:p>
          </table:table-cell>
          <table:table-cell table:formula="of:=[.$B19]*[.$E19]+[.$C19]*[.$D19]" office:value-type="float" office:value="101.153183206071" calcext:value-type="float">
            <text:p>101,153183206071</text:p>
          </table:table-cell>
          <table:table-cell table:style-name="Default" table:formula="of:=IF(AND([.$F19]&gt;=[.$H$1];[.$H18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21" calcext:value-type="date">
            <text:p>21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9]" office:value-type="float" office:value="3.33805504580035" calcext:value-type="float">
            <text:p>3,33805504580035</text:p>
          </table:table-cell>
          <table:table-cell table:formula="of:=99%*[.$E19]" office:value-type="float" office:value="8.34513761450088" calcext:value-type="float">
            <text:p>8,34513761450088</text:p>
          </table:table-cell>
          <table:table-cell table:formula="of:=[.$B20]*[.$E20]+[.$C20]*[.$D20]+[.$F19]" office:value-type="float" office:value="2085.97651397296" calcext:value-type="float">
            <text:p>2085,97651397296</text:p>
          </table:table-cell>
          <table:table-cell table:formula="of:=[.$B20]*[.$E20]+[.$C20]*[.$D20]" office:value-type="float" office:value="100.141651374011" calcext:value-type="float">
            <text:p>100,141651374011</text:p>
          </table:table-cell>
          <table:table-cell table:style-name="Default" table:formula="of:=IF(AND([.$F20]&gt;=[.$H$1];[.$H19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22" calcext:value-type="date">
            <text:p>22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0]" office:value-type="float" office:value="3.30467449534235" calcext:value-type="float">
            <text:p>3,30467449534235</text:p>
          </table:table-cell>
          <table:table-cell table:formula="of:=99%*[.$E20]" office:value-type="float" office:value="8.26168623835587" calcext:value-type="float">
            <text:p>8,26168623835587</text:p>
          </table:table-cell>
          <table:table-cell table:formula="of:=[.$B21]*[.$E21]+[.$C21]*[.$D21]+[.$F20]" office:value-type="float" office:value="2185.11674883323" calcext:value-type="float">
            <text:p>2185,11674883323</text:p>
          </table:table-cell>
          <table:table-cell table:formula="of:=[.$B21]*[.$E21]+[.$C21]*[.$D21]" office:value-type="float" office:value="99.1402348602704" calcext:value-type="float">
            <text:p>99,1402348602704</text:p>
          </table:table-cell>
          <table:table-cell table:style-name="Default" table:formula="of:=IF(AND([.$F21]&gt;=[.$H$1];[.$H20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23" calcext:value-type="date">
            <text:p>23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1]" office:value-type="float" office:value="3.27162775038892" calcext:value-type="float">
            <text:p>3,27162775038892</text:p>
          </table:table-cell>
          <table:table-cell table:formula="of:=99%*[.$E21]" office:value-type="float" office:value="8.17906937597231" calcext:value-type="float">
            <text:p>8,17906937597231</text:p>
          </table:table-cell>
          <table:table-cell table:formula="of:=[.$B22]*[.$E22]+[.$C22]*[.$D22]+[.$F21]" office:value-type="float" office:value="2283.2655813449" calcext:value-type="float">
            <text:p>2283,2655813449</text:p>
          </table:table-cell>
          <table:table-cell table:formula="of:=[.$B22]*[.$E22]+[.$C22]*[.$D22]" office:value-type="float" office:value="98.1488325116677" calcext:value-type="float">
            <text:p>98,1488325116677</text:p>
          </table:table-cell>
          <table:table-cell table:style-name="Default" table:formula="of:=IF(AND([.$F22]&gt;=[.$H$1];[.$H21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24" calcext:value-type="date">
            <text:p>24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2]" office:value-type="float" office:value="3.23891147288503" calcext:value-type="float">
            <text:p>3,23891147288503</text:p>
          </table:table-cell>
          <table:table-cell table:formula="of:=99%*[.$E22]" office:value-type="float" office:value="8.09727868221259" calcext:value-type="float">
            <text:p>8,09727868221259</text:p>
          </table:table-cell>
          <table:table-cell table:formula="of:=[.$B23]*[.$E23]+[.$C23]*[.$D23]+[.$F22]" office:value-type="float" office:value="2380.43292553145" calcext:value-type="float">
            <text:p>2380,43292553145</text:p>
          </table:table-cell>
          <table:table-cell table:formula="of:=[.$B23]*[.$E23]+[.$C23]*[.$D23]" office:value-type="float" office:value="97.167344186551" calcext:value-type="float">
            <text:p>97,167344186551</text:p>
          </table:table-cell>
          <table:table-cell table:style-name="Default" table:formula="of:=IF(AND([.$F23]&gt;=[.$H$1];[.$H22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25" calcext:value-type="date">
            <text:p>25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3]" office:value-type="float" office:value="3.20652235815618" calcext:value-type="float">
            <text:p>3,20652235815618</text:p>
          </table:table-cell>
          <table:table-cell table:formula="of:=99%*[.$E23]" office:value-type="float" office:value="8.01630589539046" calcext:value-type="float">
            <text:p>8,01630589539046</text:p>
          </table:table-cell>
          <table:table-cell table:formula="of:=[.$B24]*[.$E24]+[.$C24]*[.$D24]+[.$F23]" office:value-type="float" office:value="2476.62859627613" calcext:value-type="float">
            <text:p>2476,62859627613</text:p>
          </table:table-cell>
          <table:table-cell table:formula="of:=[.$B24]*[.$E24]+[.$C24]*[.$D24]" office:value-type="float" office:value="96.1956707446855" calcext:value-type="float">
            <text:p>96,1956707446855</text:p>
          </table:table-cell>
          <table:table-cell table:style-name="Default" table:formula="of:=IF(AND([.$F24]&gt;=[.$H$1];[.$H23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26" calcext:value-type="date">
            <text:p>26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4]" office:value-type="float" office:value="3.17445713457462" calcext:value-type="float">
            <text:p>3,17445713457462</text:p>
          </table:table-cell>
          <table:table-cell table:formula="of:=99%*[.$E24]" office:value-type="float" office:value="7.93614283643656" calcext:value-type="float">
            <text:p>7,93614283643656</text:p>
          </table:table-cell>
          <table:table-cell table:formula="of:=[.$B25]*[.$E25]+[.$C25]*[.$D25]+[.$F24]" office:value-type="float" office:value="2571.86231031337" calcext:value-type="float">
            <text:p>2571,86231031337</text:p>
          </table:table-cell>
          <table:table-cell table:formula="of:=[.$B25]*[.$E25]+[.$C25]*[.$D25]" office:value-type="float" office:value="95.2337140372386" calcext:value-type="float">
            <text:p>95,2337140372386</text:p>
          </table:table-cell>
          <table:table-cell table:style-name="Default" table:formula="of:=IF(AND([.$F25]&gt;=[.$H$1];[.$H24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27" calcext:value-type="date">
            <text:p>27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5]" office:value-type="float" office:value="3.14271256322887" calcext:value-type="float">
            <text:p>3,14271256322887</text:p>
          </table:table-cell>
          <table:table-cell table:formula="of:=99%*[.$E25]" office:value-type="float" office:value="7.85678140807219" calcext:value-type="float">
            <text:p>7,85678140807219</text:p>
          </table:table-cell>
          <table:table-cell table:formula="of:=[.$B26]*[.$E26]+[.$C26]*[.$D26]+[.$F25]" office:value-type="float" office:value="2666.14368721024" calcext:value-type="float">
            <text:p>2666,14368721024</text:p>
          </table:table-cell>
          <table:table-cell table:formula="of:=[.$B26]*[.$E26]+[.$C26]*[.$D26]" office:value-type="float" office:value="94.2813768968663" calcext:value-type="float">
            <text:p>94,2813768968663</text:p>
          </table:table-cell>
          <table:table-cell table:style-name="Default" table:formula="of:=IF(AND([.$F26]&gt;=[.$H$1];[.$H25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28" calcext:value-type="date">
            <text:p>28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6]" office:value-type="float" office:value="3.11128543759659" calcext:value-type="float">
            <text:p>3,11128543759659</text:p>
          </table:table-cell>
          <table:table-cell table:formula="of:=99%*[.$E26]" office:value-type="float" office:value="7.77821359399147" calcext:value-type="float">
            <text:p>7,77821359399147</text:p>
          </table:table-cell>
          <table:table-cell table:formula="of:=[.$B27]*[.$E27]+[.$C27]*[.$D27]+[.$F26]" office:value-type="float" office:value="2759.48225033814" calcext:value-type="float">
            <text:p>2759,48225033814</text:p>
          </table:table-cell>
          <table:table-cell table:formula="of:=[.$B27]*[.$E27]+[.$C27]*[.$D27]" office:value-type="float" office:value="93.3385631278976" calcext:value-type="float">
            <text:p>93,3385631278976</text:p>
          </table:table-cell>
          <table:table-cell table:style-name="Default" table:formula="of:=IF(AND([.$F27]&gt;=[.$H$1];[.$H26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29" calcext:value-type="date">
            <text:p>29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7]" office:value-type="float" office:value="3.08017258322062" calcext:value-type="float">
            <text:p>3,08017258322062</text:p>
          </table:table-cell>
          <table:table-cell table:formula="of:=99%*[.$E27]" office:value-type="float" office:value="7.70043145805155" calcext:value-type="float">
            <text:p>7,70043145805155</text:p>
          </table:table-cell>
          <table:table-cell table:formula="of:=[.$B28]*[.$E28]+[.$C28]*[.$D28]+[.$F27]" office:value-type="float" office:value="2851.88742783476" calcext:value-type="float">
            <text:p>2851,88742783476</text:p>
          </table:table-cell>
          <table:table-cell table:formula="of:=[.$B28]*[.$E28]+[.$C28]*[.$D28]" office:value-type="float" office:value="92.4051774966186" calcext:value-type="float">
            <text:p>92,4051774966186</text:p>
          </table:table-cell>
          <table:table-cell table:style-name="Default" table:formula="of:=IF(AND([.$F28]&gt;=[.$H$1];[.$H27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30" calcext:value-type="date">
            <text:p>30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8]" office:value-type="float" office:value="3.04937085738841" calcext:value-type="float">
            <text:p>3,04937085738841</text:p>
          </table:table-cell>
          <table:table-cell table:formula="of:=99%*[.$E28]" office:value-type="float" office:value="7.62342714347104" calcext:value-type="float">
            <text:p>7,62342714347104</text:p>
          </table:table-cell>
          <table:table-cell table:formula="of:=[.$B29]*[.$E29]+[.$C29]*[.$D29]+[.$F28]" office:value-type="float" office:value="2943.36855355641" calcext:value-type="float">
            <text:p>2943,36855355641</text:p>
          </table:table-cell>
          <table:table-cell table:formula="of:=[.$B29]*[.$E29]+[.$C29]*[.$D29]" office:value-type="float" office:value="91.4811257216524" calcext:value-type="float">
            <text:p>91,4811257216524</text:p>
          </table:table-cell>
          <table:table-cell table:style-name="Default" table:formula="of:=IF(AND([.$F29]&gt;=[.$H$1];[.$H28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5-31" calcext:value-type="date">
            <text:p>31.05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29]" office:value-type="float" office:value="3.01887714881453" calcext:value-type="float">
            <text:p>3,01887714881453</text:p>
          </table:table-cell>
          <table:table-cell table:formula="of:=99%*[.$E29]" office:value-type="float" office:value="7.54719287203633" calcext:value-type="float">
            <text:p>7,54719287203633</text:p>
          </table:table-cell>
          <table:table-cell table:formula="of:=[.$B30]*[.$E30]+[.$C30]*[.$D30]+[.$F29]" office:value-type="float" office:value="3033.93486802084" calcext:value-type="float">
            <text:p>3033,93486802084</text:p>
          </table:table-cell>
          <table:table-cell table:formula="of:=[.$B30]*[.$E30]+[.$C30]*[.$D30]" office:value-type="float" office:value="90.5663144644359" calcext:value-type="float">
            <text:p>90,5663144644359</text:p>
          </table:table-cell>
          <table:table-cell table:style-name="Default" table:formula="of:=IF(AND([.$F30]&gt;=[.$H$1];[.$H29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01" calcext:value-type="date">
            <text:p>1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0]" office:value-type="float" office:value="2.98868837732638" calcext:value-type="float">
            <text:p>2,98868837732638</text:p>
          </table:table-cell>
          <table:table-cell table:formula="of:=99%*[.$E30]" office:value-type="float" office:value="7.47172094331596" calcext:value-type="float">
            <text:p>7,47172094331596</text:p>
          </table:table-cell>
          <table:table-cell table:formula="of:=[.$B31]*[.$E31]+[.$C31]*[.$D31]+[.$F30]" office:value-type="float" office:value="3123.59551934064" calcext:value-type="float">
            <text:p>3123,59551934064</text:p>
          </table:table-cell>
          <table:table-cell table:formula="of:=[.$B31]*[.$E31]+[.$C31]*[.$D31]" office:value-type="float" office:value="89.6606513197916" calcext:value-type="float">
            <text:p>89,6606513197916</text:p>
          </table:table-cell>
          <table:table-cell table:style-name="Default" table:formula="of:=IF(AND([.$F31]&gt;=[.$H$1];[.$H30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02" calcext:value-type="date">
            <text:p>2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1]" office:value-type="float" office:value="2.95880149355312" calcext:value-type="float">
            <text:p>2,95880149355312</text:p>
          </table:table-cell>
          <table:table-cell table:formula="of:=99%*[.$E31]" office:value-type="float" office:value="7.3970037338828" calcext:value-type="float">
            <text:p>7,3970037338828</text:p>
          </table:table-cell>
          <table:table-cell table:formula="of:=[.$B32]*[.$E32]+[.$C32]*[.$D32]+[.$F31]" office:value-type="float" office:value="3212.35956414723" calcext:value-type="float">
            <text:p>3212,35956414723</text:p>
          </table:table-cell>
          <table:table-cell table:formula="of:=[.$B32]*[.$E32]+[.$C32]*[.$D32]" office:value-type="float" office:value="88.7640448065936" calcext:value-type="float">
            <text:p>88,7640448065936</text:p>
          </table:table-cell>
          <table:table-cell table:style-name="Default" table:formula="of:=IF(AND([.$F32]&gt;=[.$H$1];[.$H31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03" calcext:value-type="date">
            <text:p>3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2]" office:value-type="float" office:value="2.92921347861759" calcext:value-type="float">
            <text:p>2,92921347861759</text:p>
          </table:table-cell>
          <table:table-cell table:formula="of:=99%*[.$E32]" office:value-type="float" office:value="7.32303369654398" calcext:value-type="float">
            <text:p>7,32303369654398</text:p>
          </table:table-cell>
          <table:table-cell table:formula="of:=[.$B33]*[.$E33]+[.$C33]*[.$D33]+[.$F32]" office:value-type="float" office:value="3300.23596850576" calcext:value-type="float">
            <text:p>3300,23596850576</text:p>
          </table:table-cell>
          <table:table-cell table:formula="of:=[.$B33]*[.$E33]+[.$C33]*[.$D33]" office:value-type="float" office:value="87.8764043585277" calcext:value-type="float">
            <text:p>87,8764043585277</text:p>
          </table:table-cell>
          <table:table-cell table:style-name="Default" table:formula="of:=IF(AND([.$F33]&gt;=[.$H$1];[.$H32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04" calcext:value-type="date">
            <text:p>4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3]" office:value-type="float" office:value="2.89992134383141" calcext:value-type="float">
            <text:p>2,89992134383141</text:p>
          </table:table-cell>
          <table:table-cell table:formula="of:=99%*[.$E33]" office:value-type="float" office:value="7.24980335957854" calcext:value-type="float">
            <text:p>7,24980335957854</text:p>
          </table:table-cell>
          <table:table-cell table:formula="of:=[.$B34]*[.$E34]+[.$C34]*[.$D34]+[.$F33]" office:value-type="float" office:value="3387.2336088207" calcext:value-type="float">
            <text:p>3387,2336088207</text:p>
          </table:table-cell>
          <table:table-cell table:formula="of:=[.$B34]*[.$E34]+[.$C34]*[.$D34]" office:value-type="float" office:value="86.9976403149424" calcext:value-type="float">
            <text:p>86,9976403149424</text:p>
          </table:table-cell>
          <table:table-cell table:style-name="Default" table:formula="of:=IF(AND([.$F34]&gt;=[.$H$1];[.$H33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05" calcext:value-type="date">
            <text:p>5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4]" office:value-type="float" office:value="2.8709221303931" calcext:value-type="float">
            <text:p>2,8709221303931</text:p>
          </table:table-cell>
          <table:table-cell table:formula="of:=99%*[.$E34]" office:value-type="float" office:value="7.17730532598275" calcext:value-type="float">
            <text:p>7,17730532598275</text:p>
          </table:table-cell>
          <table:table-cell table:formula="of:=[.$B35]*[.$E35]+[.$C35]*[.$D35]+[.$F34]" office:value-type="float" office:value="3473.36127273249" calcext:value-type="float">
            <text:p>3473,36127273249</text:p>
          </table:table-cell>
          <table:table-cell table:formula="of:=[.$B35]*[.$E35]+[.$C35]*[.$D35]" office:value-type="float" office:value="86.127663911793" calcext:value-type="float">
            <text:p>86,127663911793</text:p>
          </table:table-cell>
          <table:table-cell table:style-name="Default" table:formula="of:=IF(AND([.$F35]&gt;=[.$H$1];[.$H34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06" calcext:value-type="date">
            <text:p>6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5]" office:value-type="float" office:value="2.84221290908917" calcext:value-type="float">
            <text:p>2,84221290908917</text:p>
          </table:table-cell>
          <table:table-cell table:formula="of:=99%*[.$E35]" office:value-type="float" office:value="7.10553227272292" calcext:value-type="float">
            <text:p>7,10553227272292</text:p>
          </table:table-cell>
          <table:table-cell table:formula="of:=[.$B36]*[.$E36]+[.$C36]*[.$D36]+[.$F35]" office:value-type="float" office:value="3558.62766000517" calcext:value-type="float">
            <text:p>3558,62766000517</text:p>
          </table:table-cell>
          <table:table-cell table:formula="of:=[.$B36]*[.$E36]+[.$C36]*[.$D36]" office:value-type="float" office:value="85.2663872726751" calcext:value-type="float">
            <text:p>85,2663872726751</text:p>
          </table:table-cell>
          <table:table-cell table:style-name="Default" table:formula="of:=IF(AND([.$F36]&gt;=[.$H$1];[.$H35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07" calcext:value-type="date">
            <text:p>7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6]" office:value-type="float" office:value="2.81379077999828" calcext:value-type="float">
            <text:p>2,81379077999828</text:p>
          </table:table-cell>
          <table:table-cell table:formula="of:=99%*[.$E36]" office:value-type="float" office:value="7.03447694999569" calcext:value-type="float">
            <text:p>7,03447694999569</text:p>
          </table:table-cell>
          <table:table-cell table:formula="of:=[.$B37]*[.$E37]+[.$C37]*[.$D37]+[.$F36]" office:value-type="float" office:value="3643.04138340512" calcext:value-type="float">
            <text:p>3643,04138340512</text:p>
          </table:table-cell>
          <table:table-cell table:formula="of:=[.$B37]*[.$E37]+[.$C37]*[.$D37]" office:value-type="float" office:value="84.4137233999483" calcext:value-type="float">
            <text:p>84,4137233999483</text:p>
          </table:table-cell>
          <table:table-cell table:style-name="Default" table:formula="of:=IF(AND([.$F37]&gt;=[.$H$1];[.$H36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08" calcext:value-type="date">
            <text:p>8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7]" office:value-type="float" office:value="2.78565287219829" calcext:value-type="float">
            <text:p>2,78565287219829</text:p>
          </table:table-cell>
          <table:table-cell table:formula="of:=99%*[.$E37]" office:value-type="float" office:value="6.96413218049574" calcext:value-type="float">
            <text:p>6,96413218049574</text:p>
          </table:table-cell>
          <table:table-cell table:formula="of:=[.$B38]*[.$E38]+[.$C38]*[.$D38]+[.$F37]" office:value-type="float" office:value="3726.61096957106" calcext:value-type="float">
            <text:p>3726,61096957106</text:p>
          </table:table-cell>
          <table:table-cell table:formula="of:=[.$B38]*[.$E38]+[.$C38]*[.$D38]" office:value-type="float" office:value="83.5695861659488" calcext:value-type="float">
            <text:p>83,5695861659488</text:p>
          </table:table-cell>
          <table:table-cell table:style-name="Default" table:formula="of:=IF(AND([.$F38]&gt;=[.$H$1];[.$H37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09" calcext:value-type="date">
            <text:p>9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8]" office:value-type="float" office:value="2.75779634347631" calcext:value-type="float">
            <text:p>2,75779634347631</text:p>
          </table:table-cell>
          <table:table-cell table:formula="of:=99%*[.$E38]" office:value-type="float" office:value="6.89449085869078" calcext:value-type="float">
            <text:p>6,89449085869078</text:p>
          </table:table-cell>
          <table:table-cell table:formula="of:=[.$B39]*[.$E39]+[.$C39]*[.$D39]+[.$F38]" office:value-type="float" office:value="3809.34485987535" calcext:value-type="float">
            <text:p>3809,34485987535</text:p>
          </table:table-cell>
          <table:table-cell table:formula="of:=[.$B39]*[.$E39]+[.$C39]*[.$D39]" office:value-type="float" office:value="82.7338903042893" calcext:value-type="float">
            <text:p>82,7338903042893</text:p>
          </table:table-cell>
          <table:table-cell table:style-name="Default" table:formula="of:=IF(AND([.$F39]&gt;=[.$H$1];[.$H38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10" calcext:value-type="date">
            <text:p>10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39]" office:value-type="float" office:value="2.73021838004155" calcext:value-type="float">
            <text:p>2,73021838004155</text:p>
          </table:table-cell>
          <table:table-cell table:formula="of:=99%*[.$E39]" office:value-type="float" office:value="6.82554595010387" calcext:value-type="float">
            <text:p>6,82554595010387</text:p>
          </table:table-cell>
          <table:table-cell table:formula="of:=[.$B40]*[.$E40]+[.$C40]*[.$D40]+[.$F39]" office:value-type="float" office:value="3891.2514112766" calcext:value-type="float">
            <text:p>3891,2514112766</text:p>
          </table:table-cell>
          <table:table-cell table:formula="of:=[.$B40]*[.$E40]+[.$C40]*[.$D40]" office:value-type="float" office:value="81.9065514012464" calcext:value-type="float">
            <text:p>81,9065514012464</text:p>
          </table:table-cell>
          <table:table-cell table:style-name="Default" table:formula="of:=IF(AND([.$F40]&gt;=[.$H$1];[.$H39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11" calcext:value-type="date">
            <text:p>11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0]" office:value-type="float" office:value="2.70291619624113" calcext:value-type="float">
            <text:p>2,70291619624113</text:p>
          </table:table-cell>
          <table:table-cell table:formula="of:=99%*[.$E40]" office:value-type="float" office:value="6.75729049060283" calcext:value-type="float">
            <text:p>6,75729049060283</text:p>
          </table:table-cell>
          <table:table-cell table:formula="of:=[.$B41]*[.$E41]+[.$C41]*[.$D41]+[.$F40]" office:value-type="float" office:value="3972.33889716383" calcext:value-type="float">
            <text:p>3972,33889716383</text:p>
          </table:table-cell>
          <table:table-cell table:formula="of:=[.$B41]*[.$E41]+[.$C41]*[.$D41]" office:value-type="float" office:value="81.087485887234" calcext:value-type="float">
            <text:p>81,087485887234</text:p>
          </table:table-cell>
          <table:table-cell table:style-name="Default" table:formula="of:=IF(AND([.$F41]&gt;=[.$H$1];[.$H40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12" calcext:value-type="date">
            <text:p>12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1]" office:value-type="float" office:value="2.67588703427872" calcext:value-type="float">
            <text:p>2,67588703427872</text:p>
          </table:table-cell>
          <table:table-cell table:formula="of:=99%*[.$E41]" office:value-type="float" office:value="6.6897175856968" calcext:value-type="float">
            <text:p>6,6897175856968</text:p>
          </table:table-cell>
          <table:table-cell table:formula="of:=[.$B42]*[.$E42]+[.$C42]*[.$D42]+[.$F41]" office:value-type="float" office:value="4052.6155081922" calcext:value-type="float">
            <text:p>4052,6155081922</text:p>
          </table:table-cell>
          <table:table-cell table:formula="of:=[.$B42]*[.$E42]+[.$C42]*[.$D42]" office:value-type="float" office:value="80.2766110283616" calcext:value-type="float">
            <text:p>80,2766110283616</text:p>
          </table:table-cell>
          <table:table-cell table:style-name="Default" table:formula="of:=IF(AND([.$F42]&gt;=[.$H$1];[.$H41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13" calcext:value-type="date">
            <text:p>13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2]" office:value-type="float" office:value="2.64912816393593" calcext:value-type="float">
            <text:p>2,64912816393593</text:p>
          </table:table-cell>
          <table:table-cell table:formula="of:=99%*[.$E42]" office:value-type="float" office:value="6.62282040983984" calcext:value-type="float">
            <text:p>6,62282040983984</text:p>
          </table:table-cell>
          <table:table-cell table:formula="of:=[.$B43]*[.$E43]+[.$C43]*[.$D43]+[.$F42]" office:value-type="float" office:value="4132.08935311027" calcext:value-type="float">
            <text:p>4132,08935311027</text:p>
          </table:table-cell>
          <table:table-cell table:formula="of:=[.$B43]*[.$E43]+[.$C43]*[.$D43]" office:value-type="float" office:value="79.473844918078" calcext:value-type="float">
            <text:p>79,473844918078</text:p>
          </table:table-cell>
          <table:table-cell table:style-name="Default" table:formula="of:=IF(AND([.$F43]&gt;=[.$H$1];[.$H42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14" calcext:value-type="date">
            <text:p>14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3]" office:value-type="float" office:value="2.62263688229657" calcext:value-type="float">
            <text:p>2,62263688229657</text:p>
          </table:table-cell>
          <table:table-cell table:formula="of:=99%*[.$E43]" office:value-type="float" office:value="6.55659220574144" calcext:value-type="float">
            <text:p>6,55659220574144</text:p>
          </table:table-cell>
          <table:table-cell table:formula="of:=[.$B44]*[.$E44]+[.$C44]*[.$D44]+[.$F43]" office:value-type="float" office:value="4210.76845957917" calcext:value-type="float">
            <text:p>4210,76845957917</text:p>
          </table:table-cell>
          <table:table-cell table:formula="of:=[.$B44]*[.$E44]+[.$C44]*[.$D44]" office:value-type="float" office:value="78.6791064688972" calcext:value-type="float">
            <text:p>78,6791064688972</text:p>
          </table:table-cell>
          <table:table-cell table:style-name="Default" table:formula="of:=IF(AND([.$F44]&gt;=[.$H$1];[.$H43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15" calcext:value-type="date">
            <text:p>15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4]" office:value-type="float" office:value="2.59641051347361" calcext:value-type="float">
            <text:p>2,59641051347361</text:p>
          </table:table-cell>
          <table:table-cell table:formula="of:=99%*[.$E44]" office:value-type="float" office:value="6.49102628368402" calcext:value-type="float">
            <text:p>6,49102628368402</text:p>
          </table:table-cell>
          <table:table-cell table:formula="of:=[.$B45]*[.$E45]+[.$C45]*[.$D45]+[.$F44]" office:value-type="float" office:value="4288.66077498338" calcext:value-type="float">
            <text:p>4288,66077498338</text:p>
          </table:table-cell>
          <table:table-cell table:formula="of:=[.$B45]*[.$E45]+[.$C45]*[.$D45]" office:value-type="float" office:value="77.8923154042083" calcext:value-type="float">
            <text:p>77,8923154042083</text:p>
          </table:table-cell>
          <table:table-cell table:style-name="Default" table:formula="of:=IF(AND([.$F45]&gt;=[.$H$1];[.$H44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16" calcext:value-type="date">
            <text:p>16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5]" office:value-type="float" office:value="2.57044640833887" calcext:value-type="float">
            <text:p>2,57044640833887</text:p>
          </table:table-cell>
          <table:table-cell table:formula="of:=99%*[.$E45]" office:value-type="float" office:value="6.42611602084718" calcext:value-type="float">
            <text:p>6,42611602084718</text:p>
          </table:table-cell>
          <table:table-cell table:formula="of:=[.$B46]*[.$E46]+[.$C46]*[.$D46]+[.$F45]" office:value-type="float" office:value="4365.77416723355" calcext:value-type="float">
            <text:p>4365,77416723355</text:p>
          </table:table-cell>
          <table:table-cell table:formula="of:=[.$B46]*[.$E46]+[.$C46]*[.$D46]" office:value-type="float" office:value="77.1133922501662" calcext:value-type="float">
            <text:p>77,1133922501662</text:p>
          </table:table-cell>
          <table:table-cell table:style-name="Default" table:formula="of:=IF(AND([.$F46]&gt;=[.$H$1];[.$H45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17" calcext:value-type="date">
            <text:p>17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6]" office:value-type="float" office:value="2.54474194425548" calcext:value-type="float">
            <text:p>2,54474194425548</text:p>
          </table:table-cell>
          <table:table-cell table:formula="of:=99%*[.$E46]" office:value-type="float" office:value="6.36185486063871" calcext:value-type="float">
            <text:p>6,36185486063871</text:p>
          </table:table-cell>
          <table:table-cell table:formula="of:=[.$B47]*[.$E47]+[.$C47]*[.$D47]+[.$F46]" office:value-type="float" office:value="4442.11642556121" calcext:value-type="float">
            <text:p>4442,11642556121</text:p>
          </table:table-cell>
          <table:table-cell table:formula="of:=[.$B47]*[.$E47]+[.$C47]*[.$D47]" office:value-type="float" office:value="76.3422583276645" calcext:value-type="float">
            <text:p>76,3422583276645</text:p>
          </table:table-cell>
          <table:table-cell table:style-name="Default" table:formula="of:=IF(AND([.$F47]&gt;=[.$H$1];[.$H46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18" calcext:value-type="date">
            <text:p>18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7]" office:value-type="float" office:value="2.51929452481293" calcext:value-type="float">
            <text:p>2,51929452481293</text:p>
          </table:table-cell>
          <table:table-cell table:formula="of:=99%*[.$E47]" office:value-type="float" office:value="6.29823631203232" calcext:value-type="float">
            <text:p>6,29823631203232</text:p>
          </table:table-cell>
          <table:table-cell table:formula="of:=[.$B48]*[.$E48]+[.$C48]*[.$D48]+[.$F47]" office:value-type="float" office:value="4517.6952613056" calcext:value-type="float">
            <text:p>4517,6952613056</text:p>
          </table:table-cell>
          <table:table-cell table:formula="of:=[.$B48]*[.$E48]+[.$C48]*[.$D48]" office:value-type="float" office:value="75.5788357443879" calcext:value-type="float">
            <text:p>75,5788357443879</text:p>
          </table:table-cell>
          <table:table-cell table:style-name="Default" table:formula="of:=IF(AND([.$F48]&gt;=[.$H$1];[.$H47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19" calcext:value-type="date">
            <text:p>19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8]" office:value-type="float" office:value="2.4941015795648" calcext:value-type="float">
            <text:p>2,4941015795648</text:p>
          </table:table-cell>
          <table:table-cell table:formula="of:=99%*[.$E48]" office:value-type="float" office:value="6.235253948912" calcext:value-type="float">
            <text:p>6,235253948912</text:p>
          </table:table-cell>
          <table:table-cell table:formula="of:=[.$B49]*[.$E49]+[.$C49]*[.$D49]+[.$F48]" office:value-type="float" office:value="4592.51830869254" calcext:value-type="float">
            <text:p>4592,51830869254</text:p>
          </table:table-cell>
          <table:table-cell table:formula="of:=[.$B49]*[.$E49]+[.$C49]*[.$D49]" office:value-type="float" office:value="74.823047386944" calcext:value-type="float">
            <text:p>74,823047386944</text:p>
          </table:table-cell>
          <table:table-cell table:style-name="Default" table:formula="of:=IF(AND([.$F49]&gt;=[.$H$1];[.$H48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20" calcext:value-type="date">
            <text:p>20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49]" office:value-type="float" office:value="2.46916056376915" calcext:value-type="float">
            <text:p>2,46916056376915</text:p>
          </table:table-cell>
          <table:table-cell table:formula="of:=99%*[.$E49]" office:value-type="float" office:value="6.17290140942288" calcext:value-type="float">
            <text:p>6,17290140942288</text:p>
          </table:table-cell>
          <table:table-cell table:formula="of:=[.$B50]*[.$E50]+[.$C50]*[.$D50]+[.$F49]" office:value-type="float" office:value="4666.59312560562" calcext:value-type="float">
            <text:p>4666,59312560562</text:p>
          </table:table-cell>
          <table:table-cell table:formula="of:=[.$B50]*[.$E50]+[.$C50]*[.$D50]" office:value-type="float" office:value="74.0748169130746" calcext:value-type="float">
            <text:p>74,0748169130746</text:p>
          </table:table-cell>
          <table:table-cell table:style-name="Default" table:formula="of:=IF(AND([.$F50]&gt;=[.$H$1];[.$H49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21" calcext:value-type="date">
            <text:p>21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0]" office:value-type="float" office:value="2.44446895813146" calcext:value-type="float">
            <text:p>2,44446895813146</text:p>
          </table:table-cell>
          <table:table-cell table:formula="of:=99%*[.$E50]" office:value-type="float" office:value="6.11117239532865" calcext:value-type="float">
            <text:p>6,11117239532865</text:p>
          </table:table-cell>
          <table:table-cell table:formula="of:=[.$B51]*[.$E51]+[.$C51]*[.$D51]+[.$F50]" office:value-type="float" office:value="4739.92719434956" calcext:value-type="float">
            <text:p>4739,92719434956</text:p>
          </table:table-cell>
          <table:table-cell table:formula="of:=[.$B51]*[.$E51]+[.$C51]*[.$D51]" office:value-type="float" office:value="73.3340687439438" calcext:value-type="float">
            <text:p>73,3340687439438</text:p>
          </table:table-cell>
          <table:table-cell table:style-name="Default" table:formula="of:=IF(AND([.$F51]&gt;=[.$H$1];[.$H50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22" calcext:value-type="date">
            <text:p>22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1]" office:value-type="float" office:value="2.42002426855015" calcext:value-type="float">
            <text:p>2,42002426855015</text:p>
          </table:table-cell>
          <table:table-cell table:formula="of:=99%*[.$E51]" office:value-type="float" office:value="6.05006067137537" calcext:value-type="float">
            <text:p>6,05006067137537</text:p>
          </table:table-cell>
          <table:table-cell table:formula="of:=[.$B52]*[.$E52]+[.$C52]*[.$D52]+[.$F51]" office:value-type="float" office:value="4812.52792240606" calcext:value-type="float">
            <text:p>4812,52792240606</text:p>
          </table:table-cell>
          <table:table-cell table:formula="of:=[.$B52]*[.$E52]+[.$C52]*[.$D52]" office:value-type="float" office:value="72.6007280565044" calcext:value-type="float">
            <text:p>72,6007280565044</text:p>
          </table:table-cell>
          <table:table-cell table:style-name="Default" table:formula="of:=IF(AND([.$F52]&gt;=[.$H$1];[.$H51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23" calcext:value-type="date">
            <text:p>23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2]" office:value-type="float" office:value="2.39582402586464" calcext:value-type="float">
            <text:p>2,39582402586464</text:p>
          </table:table-cell>
          <table:table-cell table:formula="of:=99%*[.$E52]" office:value-type="float" office:value="5.98956006466161" calcext:value-type="float">
            <text:p>5,98956006466161</text:p>
          </table:table-cell>
          <table:table-cell table:formula="of:=[.$B53]*[.$E53]+[.$C53]*[.$D53]+[.$F52]" office:value-type="float" office:value="4884.40264318201" calcext:value-type="float">
            <text:p>4884,40264318201</text:p>
          </table:table-cell>
          <table:table-cell table:formula="of:=[.$B53]*[.$E53]+[.$C53]*[.$D53]" office:value-type="float" office:value="71.8747207759393" calcext:value-type="float">
            <text:p>71,8747207759393</text:p>
          </table:table-cell>
          <table:table-cell table:style-name="Default" table:formula="of:=IF(AND([.$F53]&gt;=[.$H$1];[.$H52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24" calcext:value-type="date">
            <text:p>24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3]" office:value-type="float" office:value="2.371865785606" calcext:value-type="float">
            <text:p>2,371865785606</text:p>
          </table:table-cell>
          <table:table-cell table:formula="of:=99%*[.$E53]" office:value-type="float" office:value="5.929664464015" calcext:value-type="float">
            <text:p>5,929664464015</text:p>
          </table:table-cell>
          <table:table-cell table:formula="of:=[.$B54]*[.$E54]+[.$C54]*[.$D54]+[.$F53]" office:value-type="float" office:value="4955.55861675019" calcext:value-type="float">
            <text:p>4955,55861675019</text:p>
          </table:table-cell>
          <table:table-cell table:formula="of:=[.$B54]*[.$E54]+[.$C54]*[.$D54]" office:value-type="float" office:value="71.1559735681799" calcext:value-type="float">
            <text:p>71,1559735681799</text:p>
          </table:table-cell>
          <table:table-cell table:style-name="Default" table:formula="of:=IF(AND([.$F54]&gt;=[.$H$1];[.$H53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25" calcext:value-type="date">
            <text:p>25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4]" office:value-type="float" office:value="2.34814712774994" calcext:value-type="float">
            <text:p>2,34814712774994</text:p>
          </table:table-cell>
          <table:table-cell table:formula="of:=99%*[.$E54]" office:value-type="float" office:value="5.87036781937485" calcext:value-type="float">
            <text:p>5,87036781937485</text:p>
          </table:table-cell>
          <table:table-cell table:formula="of:=[.$B55]*[.$E55]+[.$C55]*[.$D55]+[.$F54]" office:value-type="float" office:value="5026.00303058268" calcext:value-type="float">
            <text:p>5026,00303058268</text:p>
          </table:table-cell>
          <table:table-cell table:formula="of:=[.$B55]*[.$E55]+[.$C55]*[.$D55]" office:value-type="float" office:value="70.4444138324981" calcext:value-type="float">
            <text:p>70,4444138324981</text:p>
          </table:table-cell>
          <table:table-cell table:style-name="Default" table:formula="of:=IF(AND([.$F55]&gt;=[.$H$1];[.$H54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26" calcext:value-type="date">
            <text:p>26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5]" office:value-type="float" office:value="2.32466565647244" calcext:value-type="float">
            <text:p>2,32466565647244</text:p>
          </table:table-cell>
          <table:table-cell table:formula="of:=99%*[.$E55]" office:value-type="float" office:value="5.8116641411811" calcext:value-type="float">
            <text:p>5,8116641411811</text:p>
          </table:table-cell>
          <table:table-cell table:formula="of:=[.$B56]*[.$E56]+[.$C56]*[.$D56]+[.$F55]" office:value-type="float" office:value="5095.74300027686" calcext:value-type="float">
            <text:p>5095,74300027686</text:p>
          </table:table-cell>
          <table:table-cell table:formula="of:=[.$B56]*[.$E56]+[.$C56]*[.$D56]" office:value-type="float" office:value="69.7399696941732" calcext:value-type="float">
            <text:p>69,7399696941732</text:p>
          </table:table-cell>
          <table:table-cell table:style-name="Default" table:formula="of:=IF(AND([.$F56]&gt;=[.$H$1];[.$H55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27" calcext:value-type="date">
            <text:p>27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6]" office:value-type="float" office:value="2.30141899990771" calcext:value-type="float">
            <text:p>2,30141899990771</text:p>
          </table:table-cell>
          <table:table-cell table:formula="of:=99%*[.$E56]" office:value-type="float" office:value="5.75354749976929" calcext:value-type="float">
            <text:p>5,75354749976929</text:p>
          </table:table-cell>
          <table:table-cell table:formula="of:=[.$B57]*[.$E57]+[.$C57]*[.$D57]+[.$F56]" office:value-type="float" office:value="5164.78557027409" calcext:value-type="float">
            <text:p>5164,78557027409</text:p>
          </table:table-cell>
          <table:table-cell table:formula="of:=[.$B57]*[.$E57]+[.$C57]*[.$D57]" office:value-type="float" office:value="69.0425699972314" calcext:value-type="float">
            <text:p>69,0425699972314</text:p>
          </table:table-cell>
          <table:table-cell table:style-name="Default" table:formula="of:=IF(AND([.$F57]&gt;=[.$H$1];[.$H56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28" calcext:value-type="date">
            <text:p>28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7]" office:value-type="float" office:value="2.27840480990864" calcext:value-type="float">
            <text:p>2,27840480990864</text:p>
          </table:table-cell>
          <table:table-cell table:formula="of:=99%*[.$E57]" office:value-type="float" office:value="5.69601202477159" calcext:value-type="float">
            <text:p>5,69601202477159</text:p>
          </table:table-cell>
          <table:table-cell table:formula="of:=[.$B58]*[.$E58]+[.$C58]*[.$D58]+[.$F57]" office:value-type="float" office:value="5233.13771457135" calcext:value-type="float">
            <text:p>5233,13771457135</text:p>
          </table:table-cell>
          <table:table-cell table:formula="of:=[.$B58]*[.$E58]+[.$C58]*[.$D58]" office:value-type="float" office:value="68.3521442972591" calcext:value-type="float">
            <text:p>68,3521442972591</text:p>
          </table:table-cell>
          <table:table-cell table:style-name="Default" table:formula="of:=IF(AND([.$F58]&gt;=[.$H$1];[.$H57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29" calcext:value-type="date">
            <text:p>29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8]" office:value-type="float" office:value="2.25562076180955" calcext:value-type="float">
            <text:p>2,25562076180955</text:p>
          </table:table-cell>
          <table:table-cell table:formula="of:=99%*[.$E58]" office:value-type="float" office:value="5.63905190452388" calcext:value-type="float">
            <text:p>5,63905190452388</text:p>
          </table:table-cell>
          <table:table-cell table:formula="of:=[.$B59]*[.$E59]+[.$C59]*[.$D59]+[.$F58]" office:value-type="float" office:value="5300.80633742563" calcext:value-type="float">
            <text:p>5300,80633742563</text:p>
          </table:table-cell>
          <table:table-cell table:formula="of:=[.$B59]*[.$E59]+[.$C59]*[.$D59]" office:value-type="float" office:value="67.6686228542865" calcext:value-type="float">
            <text:p>67,6686228542865</text:p>
          </table:table-cell>
          <table:table-cell table:style-name="Default" table:formula="of:=IF(AND([.$F59]&gt;=[.$H$1];[.$H58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6-30" calcext:value-type="date">
            <text:p>30.06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59]" office:value-type="float" office:value="2.23306455419145" calcext:value-type="float">
            <text:p>2,23306455419145</text:p>
          </table:table-cell>
          <table:table-cell table:formula="of:=99%*[.$E59]" office:value-type="float" office:value="5.58266138547864" calcext:value-type="float">
            <text:p>5,58266138547864</text:p>
          </table:table-cell>
          <table:table-cell table:formula="of:=[.$B60]*[.$E60]+[.$C60]*[.$D60]+[.$F59]" office:value-type="float" office:value="5367.79827405138" calcext:value-type="float">
            <text:p>5367,79827405138</text:p>
          </table:table-cell>
          <table:table-cell table:formula="of:=[.$B60]*[.$E60]+[.$C60]*[.$D60]" office:value-type="float" office:value="66.9919366257436" calcext:value-type="float">
            <text:p>66,9919366257436</text:p>
          </table:table-cell>
          <table:table-cell table:style-name="Default" table:formula="of:=IF(AND([.$F60]&gt;=[.$H$1];[.$H59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01" calcext:value-type="date">
            <text:p>1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0]" office:value-type="float" office:value="2.21073390864954" calcext:value-type="float">
            <text:p>2,21073390864954</text:p>
          </table:table-cell>
          <table:table-cell table:formula="of:=99%*[.$E60]" office:value-type="float" office:value="5.52683477162385" calcext:value-type="float">
            <text:p>5,52683477162385</text:p>
          </table:table-cell>
          <table:table-cell table:formula="of:=[.$B61]*[.$E61]+[.$C61]*[.$D61]+[.$F60]" office:value-type="float" office:value="5434.12029131086" calcext:value-type="float">
            <text:p>5434,12029131086</text:p>
          </table:table-cell>
          <table:table-cell table:formula="of:=[.$B61]*[.$E61]+[.$C61]*[.$D61]" office:value-type="float" office:value="66.3220172594862" calcext:value-type="float">
            <text:p>66,3220172594862</text:p>
          </table:table-cell>
          <table:table-cell table:style-name="Default" table:formula="of:=IF(AND([.$F61]&gt;=[.$H$1];[.$H60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02" calcext:value-type="date">
            <text:p>2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1]" office:value-type="float" office:value="2.18862656956304" calcext:value-type="float">
            <text:p>2,18862656956304</text:p>
          </table:table-cell>
          <table:table-cell table:formula="of:=99%*[.$E61]" office:value-type="float" office:value="5.47156642390761" calcext:value-type="float">
            <text:p>5,47156642390761</text:p>
          </table:table-cell>
          <table:table-cell table:formula="of:=[.$B62]*[.$E62]+[.$C62]*[.$D62]+[.$F61]" office:value-type="float" office:value="5499.77908839775" calcext:value-type="float">
            <text:p>5499,77908839775</text:p>
          </table:table-cell>
          <table:table-cell table:formula="of:=[.$B62]*[.$E62]+[.$C62]*[.$D62]" office:value-type="float" office:value="65.6587970868914" calcext:value-type="float">
            <text:p>65,6587970868914</text:p>
          </table:table-cell>
          <table:table-cell table:style-name="Default" table:formula="of:=IF(AND([.$F62]&gt;=[.$H$1];[.$H61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03" calcext:value-type="date">
            <text:p>3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2]" office:value-type="float" office:value="2.16674030386741" calcext:value-type="float">
            <text:p>2,16674030386741</text:p>
          </table:table-cell>
          <table:table-cell table:formula="of:=99%*[.$E62]" office:value-type="float" office:value="5.41685075966854" calcext:value-type="float">
            <text:p>5,41685075966854</text:p>
          </table:table-cell>
          <table:table-cell table:formula="of:=[.$B63]*[.$E63]+[.$C63]*[.$D63]+[.$F62]" office:value-type="float" office:value="5564.78129751378" calcext:value-type="float">
            <text:p>5564,78129751378</text:p>
          </table:table-cell>
          <table:table-cell table:formula="of:=[.$B63]*[.$E63]+[.$C63]*[.$D63]" office:value-type="float" office:value="65.0022091160224" calcext:value-type="float">
            <text:p>65,0022091160224</text:p>
          </table:table-cell>
          <table:table-cell table:style-name="Default" table:formula="of:=IF(AND([.$F63]&gt;=[.$H$1];[.$H62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04" calcext:value-type="date">
            <text:p>4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3]" office:value-type="float" office:value="2.14507290082874" calcext:value-type="float">
            <text:p>2,14507290082874</text:p>
          </table:table-cell>
          <table:table-cell table:formula="of:=99%*[.$E63]" office:value-type="float" office:value="5.36268225207185" calcext:value-type="float">
            <text:p>5,36268225207185</text:p>
          </table:table-cell>
          <table:table-cell table:formula="of:=[.$B64]*[.$E64]+[.$C64]*[.$D64]+[.$F63]" office:value-type="float" office:value="5629.13348453864" calcext:value-type="float">
            <text:p>5629,13348453864</text:p>
          </table:table-cell>
          <table:table-cell table:formula="of:=[.$B64]*[.$E64]+[.$C64]*[.$D64]" office:value-type="float" office:value="64.3521870248622" calcext:value-type="float">
            <text:p>64,3521870248622</text:p>
          </table:table-cell>
          <table:table-cell table:style-name="Default" table:formula="of:=IF(AND([.$F64]&gt;=[.$H$1];[.$H63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05" calcext:value-type="date">
            <text:p>5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4]" office:value-type="float" office:value="2.12362217182045" calcext:value-type="float">
            <text:p>2,12362217182045</text:p>
          </table:table-cell>
          <table:table-cell table:formula="of:=99%*[.$E64]" office:value-type="float" office:value="5.30905542955113" calcext:value-type="float">
            <text:p>5,30905542955113</text:p>
          </table:table-cell>
          <table:table-cell table:formula="of:=[.$B65]*[.$E65]+[.$C65]*[.$D65]+[.$F64]" office:value-type="float" office:value="5692.84214969325" calcext:value-type="float">
            <text:p>5692,84214969325</text:p>
          </table:table-cell>
          <table:table-cell table:formula="of:=[.$B65]*[.$E65]+[.$C65]*[.$D65]" office:value-type="float" office:value="63.7086651546136" calcext:value-type="float">
            <text:p>63,7086651546136</text:p>
          </table:table-cell>
          <table:table-cell table:style-name="Default" table:formula="of:=IF(AND([.$F65]&gt;=[.$H$1];[.$H64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06" calcext:value-type="date">
            <text:p>6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5]" office:value-type="float" office:value="2.10238595010225" calcext:value-type="float">
            <text:p>2,10238595010225</text:p>
          </table:table-cell>
          <table:table-cell table:formula="of:=99%*[.$E65]" office:value-type="float" office:value="5.25596487525562" calcext:value-type="float">
            <text:p>5,25596487525562</text:p>
          </table:table-cell>
          <table:table-cell table:formula="of:=[.$B66]*[.$E66]+[.$C66]*[.$D66]+[.$F65]" office:value-type="float" office:value="5755.91372819632" calcext:value-type="float">
            <text:p>5755,91372819632</text:p>
          </table:table-cell>
          <table:table-cell table:formula="of:=[.$B66]*[.$E66]+[.$C66]*[.$D66]" office:value-type="float" office:value="63.0715785030674" calcext:value-type="float">
            <text:p>63,0715785030674</text:p>
          </table:table-cell>
          <table:table-cell table:style-name="Default" table:formula="of:=IF(AND([.$F66]&gt;=[.$H$1];[.$H65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07" calcext:value-type="date">
            <text:p>7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6]" office:value-type="float" office:value="2.08136209060123" calcext:value-type="float">
            <text:p>2,08136209060123</text:p>
          </table:table-cell>
          <table:table-cell table:formula="of:=99%*[.$E66]" office:value-type="float" office:value="5.20340522650306" calcext:value-type="float">
            <text:p>5,20340522650306</text:p>
          </table:table-cell>
          <table:table-cell table:formula="of:=[.$B67]*[.$E67]+[.$C67]*[.$D67]+[.$F66]" office:value-type="float" office:value="5818.35459091436" calcext:value-type="float">
            <text:p>5818,35459091436</text:p>
          </table:table-cell>
          <table:table-cell table:formula="of:=[.$B67]*[.$E67]+[.$C67]*[.$D67]" office:value-type="float" office:value="62.4408627180368" calcext:value-type="float">
            <text:p>62,4408627180368</text:p>
          </table:table-cell>
          <table:table-cell table:style-name="Default" table:formula="of:=IF(AND([.$F67]&gt;=[.$H$1];[.$H66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08" calcext:value-type="date">
            <text:p>8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7]" office:value-type="float" office:value="2.06054846969521" calcext:value-type="float">
            <text:p>2,06054846969521</text:p>
          </table:table-cell>
          <table:table-cell table:formula="of:=99%*[.$E67]" office:value-type="float" office:value="5.15137117423803" calcext:value-type="float">
            <text:p>5,15137117423803</text:p>
          </table:table-cell>
          <table:table-cell table:formula="of:=[.$B68]*[.$E68]+[.$C68]*[.$D68]+[.$F67]" office:value-type="float" office:value="5880.17104500521" calcext:value-type="float">
            <text:p>5880,17104500521</text:p>
          </table:table-cell>
          <table:table-cell table:formula="of:=[.$B68]*[.$E68]+[.$C68]*[.$D68]" office:value-type="float" office:value="61.8164540908564" calcext:value-type="float">
            <text:p>61,8164540908564</text:p>
          </table:table-cell>
          <table:table-cell table:style-name="Default" table:formula="of:=IF(AND([.$F68]&gt;=[.$H$1];[.$H67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09" calcext:value-type="date">
            <text:p>9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8]" office:value-type="float" office:value="2.03994298499826" calcext:value-type="float">
            <text:p>2,03994298499826</text:p>
          </table:table-cell>
          <table:table-cell table:formula="of:=99%*[.$E68]" office:value-type="float" office:value="5.09985746249565" calcext:value-type="float">
            <text:p>5,09985746249565</text:p>
          </table:table-cell>
          <table:table-cell table:formula="of:=[.$B69]*[.$E69]+[.$C69]*[.$D69]+[.$F68]" office:value-type="float" office:value="5941.36933455516" calcext:value-type="float">
            <text:p>5941,36933455516</text:p>
          </table:table-cell>
          <table:table-cell table:formula="of:=[.$B69]*[.$E69]+[.$C69]*[.$D69]" office:value-type="float" office:value="61.1982895499478" calcext:value-type="float">
            <text:p>61,1982895499478</text:p>
          </table:table-cell>
          <table:table-cell table:style-name="Default" table:formula="of:=IF(AND([.$F69]&gt;=[.$H$1];[.$H68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10" calcext:value-type="date">
            <text:p>10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69]" office:value-type="float" office:value="2.01954355514828" calcext:value-type="float">
            <text:p>2,01954355514828</text:p>
          </table:table-cell>
          <table:table-cell table:formula="of:=99%*[.$E69]" office:value-type="float" office:value="5.0488588878707" calcext:value-type="float">
            <text:p>5,0488588878707</text:p>
          </table:table-cell>
          <table:table-cell table:formula="of:=[.$B70]*[.$E70]+[.$C70]*[.$D70]+[.$F69]" office:value-type="float" office:value="6001.95564120961" calcext:value-type="float">
            <text:p>6001,95564120961</text:p>
          </table:table-cell>
          <table:table-cell table:formula="of:=[.$B70]*[.$E70]+[.$C70]*[.$D70]" office:value-type="float" office:value="60.5863066544484" calcext:value-type="float">
            <text:p>60,5863066544484</text:p>
          </table:table-cell>
          <table:table-cell table:style-name="Default" table:formula="of:=IF(AND([.$F70]&gt;=[.$H$1];[.$H69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11" calcext:value-type="date">
            <text:p>11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0]" office:value-type="float" office:value="1.9993481195968" calcext:value-type="float">
            <text:p>1,9993481195968</text:p>
          </table:table-cell>
          <table:table-cell table:formula="of:=99%*[.$E70]" office:value-type="float" office:value="4.99837029899199" calcext:value-type="float">
            <text:p>4,99837029899199</text:p>
          </table:table-cell>
          <table:table-cell table:formula="of:=[.$B71]*[.$E71]+[.$C71]*[.$D71]+[.$F70]" office:value-type="float" office:value="6061.93608479751" calcext:value-type="float">
            <text:p>6061,93608479751</text:p>
          </table:table-cell>
          <table:table-cell table:formula="of:=[.$B71]*[.$E71]+[.$C71]*[.$D71]" office:value-type="float" office:value="59.9804435879039" calcext:value-type="float">
            <text:p>59,9804435879039</text:p>
          </table:table-cell>
          <table:table-cell table:style-name="Default" table:formula="of:=IF(AND([.$F71]&gt;=[.$H$1];[.$H70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12" calcext:value-type="date">
            <text:p>12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1]" office:value-type="float" office:value="1.97935463840083" calcext:value-type="float">
            <text:p>1,97935463840083</text:p>
          </table:table-cell>
          <table:table-cell table:formula="of:=99%*[.$E71]" office:value-type="float" office:value="4.94838659600207" calcext:value-type="float">
            <text:p>4,94838659600207</text:p>
          </table:table-cell>
          <table:table-cell table:formula="of:=[.$B72]*[.$E72]+[.$C72]*[.$D72]+[.$F71]" office:value-type="float" office:value="6121.31672394954" calcext:value-type="float">
            <text:p>6121,31672394954</text:p>
          </table:table-cell>
          <table:table-cell table:formula="of:=[.$B72]*[.$E72]+[.$C72]*[.$D72]" office:value-type="float" office:value="59.3806391520248" calcext:value-type="float">
            <text:p>59,3806391520248</text:p>
          </table:table-cell>
          <table:table-cell table:style-name="Default" table:formula="of:=IF(AND([.$F72]&gt;=[.$H$1];[.$H71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13" calcext:value-type="date">
            <text:p>13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2]" office:value-type="float" office:value="1.95956109201682" calcext:value-type="float">
            <text:p>1,95956109201682</text:p>
          </table:table-cell>
          <table:table-cell table:formula="of:=99%*[.$E72]" office:value-type="float" office:value="4.89890273004205" calcext:value-type="float">
            <text:p>4,89890273004205</text:p>
          </table:table-cell>
          <table:table-cell table:formula="of:=[.$B73]*[.$E73]+[.$C73]*[.$D73]+[.$F72]" office:value-type="float" office:value="6180.10355671004" calcext:value-type="float">
            <text:p>6180,10355671004</text:p>
          </table:table-cell>
          <table:table-cell table:formula="of:=[.$B73]*[.$E73]+[.$C73]*[.$D73]" office:value-type="float" office:value="58.7868327605046" calcext:value-type="float">
            <text:p>58,7868327605046</text:p>
          </table:table-cell>
          <table:table-cell table:style-name="Default" table:formula="of:=IF(AND([.$F73]&gt;=[.$H$1];[.$H72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14" calcext:value-type="date">
            <text:p>14.07.19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9%*[.$D73]" office:value-type="float" office:value="1.93996548109665" calcext:value-type="float">
            <text:p>1,93996548109665</text:p>
          </table:table-cell>
          <table:table-cell table:formula="of:=99%*[.$E73]" office:value-type="float" office:value="4.84991370274163" calcext:value-type="float">
            <text:p>4,84991370274163</text:p>
          </table:table-cell>
          <table:table-cell table:formula="of:=[.$B74]*[.$E74]+[.$C74]*[.$D74]+[.$F73]" office:value-type="float" office:value="6180.10355671004" calcext:value-type="float">
            <text:p>6180,10355671004</text:p>
          </table:table-cell>
          <table:table-cell table:formula="of:=[.$B74]*[.$E74]+[.$C74]*[.$D74]" office:value-type="float" office:value="0" calcext:value-type="float">
            <text:p>0</text:p>
          </table:table-cell>
          <table:table-cell table:style-name="Default" table:formula="of:=IF(AND([.$F74]&gt;=[.$H$1];[.$H73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15" calcext:value-type="date">
            <text:p>15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4]" office:value-type="float" office:value="1.92056582628569" calcext:value-type="float">
            <text:p>1,92056582628569</text:p>
          </table:table-cell>
          <table:table-cell table:formula="of:=99%*[.$E74]" office:value-type="float" office:value="4.80141456571421" calcext:value-type="float">
            <text:p>4,80141456571421</text:p>
          </table:table-cell>
          <table:table-cell table:formula="of:=[.$B75]*[.$E75]+[.$C75]*[.$D75]+[.$F74]" office:value-type="float" office:value="6237.72053149861" calcext:value-type="float">
            <text:p>6237,72053149861</text:p>
          </table:table-cell>
          <table:table-cell table:formula="of:=[.$B75]*[.$E75]+[.$C75]*[.$D75]" office:value-type="float" office:value="57.6169747885705" calcext:value-type="float">
            <text:p>57,6169747885705</text:p>
          </table:table-cell>
          <table:table-cell table:style-name="Default" table:formula="of:=IF(AND([.$F75]&gt;=[.$H$1];[.$H74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16" calcext:value-type="date">
            <text:p>16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5]" office:value-type="float" office:value="1.90136016802283" calcext:value-type="float">
            <text:p>1,90136016802283</text:p>
          </table:table-cell>
          <table:table-cell table:formula="of:=99%*[.$E75]" office:value-type="float" office:value="4.75340042005707" calcext:value-type="float">
            <text:p>4,75340042005707</text:p>
          </table:table-cell>
          <table:table-cell table:formula="of:=[.$B76]*[.$E76]+[.$C76]*[.$D76]+[.$F75]" office:value-type="float" office:value="6294.7613365393" calcext:value-type="float">
            <text:p>6294,7613365393</text:p>
          </table:table-cell>
          <table:table-cell table:formula="of:=[.$B76]*[.$E76]+[.$C76]*[.$D76]" office:value-type="float" office:value="57.0408050406848" calcext:value-type="float">
            <text:p>57,0408050406848</text:p>
          </table:table-cell>
          <table:table-cell table:style-name="Default" table:formula="of:=IF(AND([.$F76]&gt;=[.$H$1];[.$H75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17" calcext:value-type="date">
            <text:p>17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6]" office:value-type="float" office:value="1.8823465663426" calcext:value-type="float">
            <text:p>1,8823465663426</text:p>
          </table:table-cell>
          <table:table-cell table:formula="of:=99%*[.$E76]" office:value-type="float" office:value="4.7058664158565" calcext:value-type="float">
            <text:p>4,7058664158565</text:p>
          </table:table-cell>
          <table:table-cell table:formula="of:=[.$B77]*[.$E77]+[.$C77]*[.$D77]+[.$F76]" office:value-type="float" office:value="6351.23173352958" calcext:value-type="float">
            <text:p>6351,23173352958</text:p>
          </table:table-cell>
          <table:table-cell table:formula="of:=[.$B77]*[.$E77]+[.$C77]*[.$D77]" office:value-type="float" office:value="56.470396990278" calcext:value-type="float">
            <text:p>56,470396990278</text:p>
          </table:table-cell>
          <table:table-cell table:style-name="Default" table:formula="of:=IF(AND([.$F77]&gt;=[.$H$1];[.$H76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18" calcext:value-type="date">
            <text:p>18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7]" office:value-type="float" office:value="1.86352310067917" calcext:value-type="float">
            <text:p>1,86352310067917</text:p>
          </table:table-cell>
          <table:table-cell table:formula="of:=99%*[.$E77]" office:value-type="float" office:value="4.65880775169793" calcext:value-type="float">
            <text:p>4,65880775169793</text:p>
          </table:table-cell>
          <table:table-cell table:formula="of:=[.$B78]*[.$E78]+[.$C78]*[.$D78]+[.$F77]" office:value-type="float" office:value="6407.13742654995" calcext:value-type="float">
            <text:p>6407,13742654995</text:p>
          </table:table-cell>
          <table:table-cell table:formula="of:=[.$B78]*[.$E78]+[.$C78]*[.$D78]" office:value-type="float" office:value="55.9056930203752" calcext:value-type="float">
            <text:p>55,9056930203752</text:p>
          </table:table-cell>
          <table:table-cell table:style-name="Default" table:formula="of:=IF(AND([.$F78]&gt;=[.$H$1];[.$H77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19" calcext:value-type="date">
            <text:p>19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8]" office:value-type="float" office:value="1.84488786967238" calcext:value-type="float">
            <text:p>1,84488786967238</text:p>
          </table:table-cell>
          <table:table-cell table:formula="of:=99%*[.$E78]" office:value-type="float" office:value="4.61221967418096" calcext:value-type="float">
            <text:p>4,61221967418096</text:p>
          </table:table-cell>
          <table:table-cell table:formula="of:=[.$B79]*[.$E79]+[.$C79]*[.$D79]+[.$F78]" office:value-type="float" office:value="6462.48406264012" calcext:value-type="float">
            <text:p>6462,48406264012</text:p>
          </table:table-cell>
          <table:table-cell table:formula="of:=[.$B79]*[.$E79]+[.$C79]*[.$D79]" office:value-type="float" office:value="55.3466360901715" calcext:value-type="float">
            <text:p>55,3466360901715</text:p>
          </table:table-cell>
          <table:table-cell table:style-name="Default" table:formula="of:=IF(AND([.$F79]&gt;=[.$H$1];[.$H78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20" calcext:value-type="date">
            <text:p>20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79]" office:value-type="float" office:value="1.82643899097566" calcext:value-type="float">
            <text:p>1,82643899097566</text:p>
          </table:table-cell>
          <table:table-cell table:formula="of:=99%*[.$E79]" office:value-type="float" office:value="4.56609747743915" calcext:value-type="float">
            <text:p>4,56609747743915</text:p>
          </table:table-cell>
          <table:table-cell table:formula="of:=[.$B80]*[.$E80]+[.$C80]*[.$D80]+[.$F79]" office:value-type="float" office:value="6517.27723236939" calcext:value-type="float">
            <text:p>6517,27723236939</text:p>
          </table:table-cell>
          <table:table-cell table:formula="of:=[.$B80]*[.$E80]+[.$C80]*[.$D80]" office:value-type="float" office:value="54.7931697292697" calcext:value-type="float">
            <text:p>54,7931697292697</text:p>
          </table:table-cell>
          <table:table-cell table:style-name="Default" table:formula="of:=IF(AND([.$F80]&gt;=[.$H$1];[.$H79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21" calcext:value-type="date">
            <text:p>21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80]" office:value-type="float" office:value="1.8081746010659" calcext:value-type="float">
            <text:p>1,8081746010659</text:p>
          </table:table-cell>
          <table:table-cell table:formula="of:=99%*[.$E80]" office:value-type="float" office:value="4.52043650266475" calcext:value-type="float">
            <text:p>4,52043650266475</text:p>
          </table:table-cell>
          <table:table-cell table:formula="of:=[.$B81]*[.$E81]+[.$C81]*[.$D81]+[.$F80]" office:value-type="float" office:value="6571.52247040137" calcext:value-type="float">
            <text:p>6571,52247040137</text:p>
          </table:table-cell>
          <table:table-cell table:formula="of:=[.$B81]*[.$E81]+[.$C81]*[.$D81]" office:value-type="float" office:value="54.2452380319771" calcext:value-type="float">
            <text:p>54,2452380319771</text:p>
          </table:table-cell>
          <table:table-cell table:style-name="Default" table:formula="of:=IF(AND([.$F81]&gt;=[.$H$1];[.$H80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22" calcext:value-type="date">
            <text:p>22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81]" office:value-type="float" office:value="1.79009285505524" calcext:value-type="float">
            <text:p>1,79009285505524</text:p>
          </table:table-cell>
          <table:table-cell table:formula="of:=99%*[.$E81]" office:value-type="float" office:value="4.47523213763811" calcext:value-type="float">
            <text:p>4,47523213763811</text:p>
          </table:table-cell>
          <table:table-cell table:formula="of:=[.$B82]*[.$E82]+[.$C82]*[.$D82]+[.$F81]" office:value-type="float" office:value="6625.22525605303" calcext:value-type="float">
            <text:p>6625,22525605303</text:p>
          </table:table-cell>
          <table:table-cell table:formula="of:=[.$B82]*[.$E82]+[.$C82]*[.$D82]" office:value-type="float" office:value="53.7027856516573" calcext:value-type="float">
            <text:p>53,7027856516573</text:p>
          </table:table-cell>
          <table:table-cell table:style-name="Default" table:formula="of:=IF(AND([.$F82]&gt;=[.$H$1];[.$H81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23" calcext:value-type="date">
            <text:p>23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82]" office:value-type="float" office:value="1.77219192650469" calcext:value-type="float">
            <text:p>1,77219192650469</text:p>
          </table:table-cell>
          <table:table-cell table:formula="of:=99%*[.$E82]" office:value-type="float" office:value="4.43047981626173" calcext:value-type="float">
            <text:p>4,43047981626173</text:p>
          </table:table-cell>
          <table:table-cell table:formula="of:=[.$B83]*[.$E83]+[.$C83]*[.$D83]+[.$F82]" office:value-type="float" office:value="6678.39101384817" calcext:value-type="float">
            <text:p>6678,39101384817</text:p>
          </table:table-cell>
          <table:table-cell table:formula="of:=[.$B83]*[.$E83]+[.$C83]*[.$D83]" office:value-type="float" office:value="53.1657577951407" calcext:value-type="float">
            <text:p>53,1657577951407</text:p>
          </table:table-cell>
          <table:table-cell table:style-name="Default" table:formula="of:=IF(AND([.$F83]&gt;=[.$H$1];[.$H82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24" calcext:value-type="date">
            <text:p>24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83]" office:value-type="float" office:value="1.75447000723964" calcext:value-type="float">
            <text:p>1,75447000723964</text:p>
          </table:table-cell>
          <table:table-cell table:formula="of:=99%*[.$E83]" office:value-type="float" office:value="4.38617501809911" calcext:value-type="float">
            <text:p>4,38617501809911</text:p>
          </table:table-cell>
          <table:table-cell table:formula="of:=[.$B84]*[.$E84]+[.$C84]*[.$D84]+[.$F83]" office:value-type="float" office:value="6731.02511406536" calcext:value-type="float">
            <text:p>6731,02511406536</text:p>
          </table:table-cell>
          <table:table-cell table:formula="of:=[.$B84]*[.$E84]+[.$C84]*[.$D84]" office:value-type="float" office:value="52.6341002171893" calcext:value-type="float">
            <text:p>52,6341002171893</text:p>
          </table:table-cell>
          <table:table-cell table:style-name="Default" table:formula="of:=IF(AND([.$F84]&gt;=[.$H$1];[.$H83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25" calcext:value-type="date">
            <text:p>25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84]" office:value-type="float" office:value="1.73692530716725" calcext:value-type="float">
            <text:p>1,73692530716725</text:p>
          </table:table-cell>
          <table:table-cell table:formula="of:=99%*[.$E84]" office:value-type="float" office:value="4.34231326791812" calcext:value-type="float">
            <text:p>4,34231326791812</text:p>
          </table:table-cell>
          <table:table-cell table:formula="of:=[.$B85]*[.$E85]+[.$C85]*[.$D85]+[.$F84]" office:value-type="float" office:value="6783.13287328037" calcext:value-type="float">
            <text:p>6783,13287328037</text:p>
          </table:table-cell>
          <table:table-cell table:formula="of:=[.$B85]*[.$E85]+[.$C85]*[.$D85]" office:value-type="float" office:value="52.1077592150174" calcext:value-type="float">
            <text:p>52,1077592150174</text:p>
          </table:table-cell>
          <table:table-cell table:style-name="Default" table:formula="of:=IF(AND([.$F85]&gt;=[.$H$1];[.$H84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26" calcext:value-type="date">
            <text:p>26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85]" office:value-type="float" office:value="1.71955605409557" calcext:value-type="float">
            <text:p>1,71955605409557</text:p>
          </table:table-cell>
          <table:table-cell table:formula="of:=99%*[.$E85]" office:value-type="float" office:value="4.29889013523894" calcext:value-type="float">
            <text:p>4,29889013523894</text:p>
          </table:table-cell>
          <table:table-cell table:formula="of:=[.$B86]*[.$E86]+[.$C86]*[.$D86]+[.$F85]" office:value-type="float" office:value="6834.71955490324" calcext:value-type="float">
            <text:p>6834,71955490324</text:p>
          </table:table-cell>
          <table:table-cell table:formula="of:=[.$B86]*[.$E86]+[.$C86]*[.$D86]" office:value-type="float" office:value="51.5866816228672" calcext:value-type="float">
            <text:p>51,5866816228672</text:p>
          </table:table-cell>
          <table:table-cell table:style-name="Default" table:formula="of:=IF(AND([.$F86]&gt;=[.$H$1];[.$H85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27" calcext:value-type="date">
            <text:p>27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86]" office:value-type="float" office:value="1.70236049355462" calcext:value-type="float">
            <text:p>1,70236049355462</text:p>
          </table:table-cell>
          <table:table-cell table:formula="of:=99%*[.$E86]" office:value-type="float" office:value="4.25590123388655" calcext:value-type="float">
            <text:p>4,25590123388655</text:p>
          </table:table-cell>
          <table:table-cell table:formula="of:=[.$B87]*[.$E87]+[.$C87]*[.$D87]+[.$F86]" office:value-type="float" office:value="6885.79036970988" calcext:value-type="float">
            <text:p>6885,79036970988</text:p>
          </table:table-cell>
          <table:table-cell table:formula="of:=[.$B87]*[.$E87]+[.$C87]*[.$D87]" office:value-type="float" office:value="51.0708148066386" calcext:value-type="float">
            <text:p>51,0708148066386</text:p>
          </table:table-cell>
          <table:table-cell table:style-name="Default" table:formula="of:=IF(AND([.$F87]&gt;=[.$H$1];[.$H86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28" calcext:value-type="date">
            <text:p>28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87]" office:value-type="float" office:value="1.68533688861907" calcext:value-type="float">
            <text:p>1,68533688861907</text:p>
          </table:table-cell>
          <table:table-cell table:formula="of:=99%*[.$E87]" office:value-type="float" office:value="4.21334222154768" calcext:value-type="float">
            <text:p>4,21334222154768</text:p>
          </table:table-cell>
          <table:table-cell table:formula="of:=[.$B88]*[.$E88]+[.$C88]*[.$D88]+[.$F87]" office:value-type="float" office:value="6936.35047636845" calcext:value-type="float">
            <text:p>6936,35047636845</text:p>
          </table:table-cell>
          <table:table-cell table:formula="of:=[.$B88]*[.$E88]+[.$C88]*[.$D88]" office:value-type="float" office:value="50.5601066585722" calcext:value-type="float">
            <text:p>50,5601066585722</text:p>
          </table:table-cell>
          <table:table-cell table:style-name="Default" table:formula="of:=IF(AND([.$F88]&gt;=[.$H$1];[.$H87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29" calcext:value-type="date">
            <text:p>29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88]" office:value-type="float" office:value="1.66848351973288" calcext:value-type="float">
            <text:p>1,66848351973288</text:p>
          </table:table-cell>
          <table:table-cell table:formula="of:=99%*[.$E88]" office:value-type="float" office:value="4.1712087993322" calcext:value-type="float">
            <text:p>4,1712087993322</text:p>
          </table:table-cell>
          <table:table-cell table:formula="of:=[.$B89]*[.$E89]+[.$C89]*[.$D89]+[.$F88]" office:value-type="float" office:value="6986.40498196044" calcext:value-type="float">
            <text:p>6986,40498196044</text:p>
          </table:table-cell>
          <table:table-cell table:formula="of:=[.$B89]*[.$E89]+[.$C89]*[.$D89]" office:value-type="float" office:value="50.0545055919864" calcext:value-type="float">
            <text:p>50,0545055919864</text:p>
          </table:table-cell>
          <table:table-cell table:style-name="Default" table:formula="of:=IF(AND([.$F89]&gt;=[.$H$1];[.$H88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30" calcext:value-type="date">
            <text:p>30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89]" office:value-type="float" office:value="1.65179868453555" calcext:value-type="float">
            <text:p>1,65179868453555</text:p>
          </table:table-cell>
          <table:table-cell table:formula="of:=99%*[.$E89]" office:value-type="float" office:value="4.12949671133888" calcext:value-type="float">
            <text:p>4,12949671133888</text:p>
          </table:table-cell>
          <table:table-cell table:formula="of:=[.$B90]*[.$E90]+[.$C90]*[.$D90]+[.$F89]" office:value-type="float" office:value="7035.9589424965" calcext:value-type="float">
            <text:p>7035,9589424965</text:p>
          </table:table-cell>
          <table:table-cell table:formula="of:=[.$B90]*[.$E90]+[.$C90]*[.$D90]" office:value-type="float" office:value="49.5539605360666" calcext:value-type="float">
            <text:p>49,5539605360666</text:p>
          </table:table-cell>
          <table:table-cell table:style-name="Default" table:formula="of:=IF(AND([.$F90]&gt;=[.$H$1];[.$H89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7-31" calcext:value-type="date">
            <text:p>31.07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90]" office:value-type="float" office:value="1.6352806976902" calcext:value-type="float">
            <text:p>1,6352806976902</text:p>
          </table:table-cell>
          <table:table-cell table:formula="of:=99%*[.$E90]" office:value-type="float" office:value="4.08820174422549" calcext:value-type="float">
            <text:p>4,08820174422549</text:p>
          </table:table-cell>
          <table:table-cell table:formula="of:=[.$B91]*[.$E91]+[.$C91]*[.$D91]+[.$F90]" office:value-type="float" office:value="7085.01736342721" calcext:value-type="float">
            <text:p>7085,01736342721</text:p>
          </table:table-cell>
          <table:table-cell table:formula="of:=[.$B91]*[.$E91]+[.$C91]*[.$D91]" office:value-type="float" office:value="49.0584209307059" calcext:value-type="float">
            <text:p>49,0584209307059</text:p>
          </table:table-cell>
          <table:table-cell table:style-name="Default" table:formula="of:=IF(AND([.$F91]&gt;=[.$H$1];[.$H90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01" calcext:value-type="date">
            <text:p>1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91]" office:value-type="float" office:value="1.6189278907133" calcext:value-type="float">
            <text:p>1,6189278907133</text:p>
          </table:table-cell>
          <table:table-cell table:formula="of:=99%*[.$E91]" office:value-type="float" office:value="4.04731972678324" calcext:value-type="float">
            <text:p>4,04731972678324</text:p>
          </table:table-cell>
          <table:table-cell table:formula="of:=[.$B92]*[.$E92]+[.$C92]*[.$D92]+[.$F91]" office:value-type="float" office:value="7133.58520014861" calcext:value-type="float">
            <text:p>7133,58520014861</text:p>
          </table:table-cell>
          <table:table-cell table:formula="of:=[.$B92]*[.$E92]+[.$C92]*[.$D92]" office:value-type="float" office:value="48.5678367213989" calcext:value-type="float">
            <text:p>48,5678367213989</text:p>
          </table:table-cell>
          <table:table-cell table:style-name="Default" table:formula="of:=IF(AND([.$F92]&gt;=[.$H$1];[.$H91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02" calcext:value-type="date">
            <text:p>2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92]" office:value-type="float" office:value="1.60273861180616" calcext:value-type="float">
            <text:p>1,60273861180616</text:p>
          </table:table-cell>
          <table:table-cell table:formula="of:=99%*[.$E92]" office:value-type="float" office:value="4.00684652951541" calcext:value-type="float">
            <text:p>4,00684652951541</text:p>
          </table:table-cell>
          <table:table-cell table:formula="of:=[.$B93]*[.$E93]+[.$C93]*[.$D93]+[.$F92]" office:value-type="float" office:value="7181.66735850279" calcext:value-type="float">
            <text:p>7181,66735850279</text:p>
          </table:table-cell>
          <table:table-cell table:formula="of:=[.$B93]*[.$E93]+[.$C93]*[.$D93]" office:value-type="float" office:value="48.0821583541849" calcext:value-type="float">
            <text:p>48,0821583541849</text:p>
          </table:table-cell>
          <table:table-cell table:style-name="Default" table:formula="of:=IF(AND([.$F93]&gt;=[.$H$1];[.$H92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03" calcext:value-type="date">
            <text:p>3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93]" office:value-type="float" office:value="1.5867112256881" calcext:value-type="float">
            <text:p>1,5867112256881</text:p>
          </table:table-cell>
          <table:table-cell table:formula="of:=99%*[.$E93]" office:value-type="float" office:value="3.96677806422025" calcext:value-type="float">
            <text:p>3,96677806422025</text:p>
          </table:table-cell>
          <table:table-cell table:formula="of:=[.$B94]*[.$E94]+[.$C94]*[.$D94]+[.$F93]" office:value-type="float" office:value="7229.26869527344" calcext:value-type="float">
            <text:p>7229,26869527344</text:p>
          </table:table-cell>
          <table:table-cell table:formula="of:=[.$B94]*[.$E94]+[.$C94]*[.$D94]" office:value-type="float" office:value="47.601336770643" calcext:value-type="float">
            <text:p>47,601336770643</text:p>
          </table:table-cell>
          <table:table-cell table:style-name="Default" table:formula="of:=IF(AND([.$F94]&gt;=[.$H$1];[.$H93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04" calcext:value-type="date">
            <text:p>4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94]" office:value-type="float" office:value="1.57084411343122" calcext:value-type="float">
            <text:p>1,57084411343122</text:p>
          </table:table-cell>
          <table:table-cell table:formula="of:=99%*[.$E94]" office:value-type="float" office:value="3.92711028357805" calcext:value-type="float">
            <text:p>3,92711028357805</text:p>
          </table:table-cell>
          <table:table-cell table:formula="of:=[.$B95]*[.$E95]+[.$C95]*[.$D95]+[.$F94]" office:value-type="float" office:value="7276.39401867637" calcext:value-type="float">
            <text:p>7276,39401867637</text:p>
          </table:table-cell>
          <table:table-cell table:formula="of:=[.$B95]*[.$E95]+[.$C95]*[.$D95]" office:value-type="float" office:value="47.1253234029366" calcext:value-type="float">
            <text:p>47,1253234029366</text:p>
          </table:table-cell>
          <table:table-cell table:style-name="Default" table:formula="of:=IF(AND([.$F95]&gt;=[.$H$1];[.$H94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05" calcext:value-type="date">
            <text:p>5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95]" office:value-type="float" office:value="1.55513567229691" calcext:value-type="float">
            <text:p>1,55513567229691</text:p>
          </table:table-cell>
          <table:table-cell table:formula="of:=99%*[.$E95]" office:value-type="float" office:value="3.88783918074227" calcext:value-type="float">
            <text:p>3,88783918074227</text:p>
          </table:table-cell>
          <table:table-cell table:formula="of:=[.$B96]*[.$E96]+[.$C96]*[.$D96]+[.$F95]" office:value-type="float" office:value="7323.04808884528" calcext:value-type="float">
            <text:p>7323,04808884528</text:p>
          </table:table-cell>
          <table:table-cell table:formula="of:=[.$B96]*[.$E96]+[.$C96]*[.$D96]" office:value-type="float" office:value="46.6540701689072" calcext:value-type="float">
            <text:p>46,6540701689072</text:p>
          </table:table-cell>
          <table:table-cell table:style-name="Default" table:formula="of:=IF(AND([.$F96]&gt;=[.$H$1];[.$H95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06" calcext:value-type="date">
            <text:p>6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96]" office:value-type="float" office:value="1.53958431557394" calcext:value-type="float">
            <text:p>1,53958431557394</text:p>
          </table:table-cell>
          <table:table-cell table:formula="of:=99%*[.$E96]" office:value-type="float" office:value="3.84896078893484" calcext:value-type="float">
            <text:p>3,84896078893484</text:p>
          </table:table-cell>
          <table:table-cell table:formula="of:=[.$B97]*[.$E97]+[.$C97]*[.$D97]+[.$F96]" office:value-type="float" office:value="7369.2356183125" calcext:value-type="float">
            <text:p>7369,2356183125</text:p>
          </table:table-cell>
          <table:table-cell table:formula="of:=[.$B97]*[.$E97]+[.$C97]*[.$D97]" office:value-type="float" office:value="46.1875294672182" calcext:value-type="float">
            <text:p>46,1875294672182</text:p>
          </table:table-cell>
          <table:table-cell table:style-name="Default" table:formula="of:=IF(AND([.$F97]&gt;=[.$H$1];[.$H96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07" calcext:value-type="date">
            <text:p>7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97]" office:value-type="float" office:value="1.5241884724182" calcext:value-type="float">
            <text:p>1,5241884724182</text:p>
          </table:table-cell>
          <table:table-cell table:formula="of:=99%*[.$E97]" office:value-type="float" office:value="3.8104711810455" calcext:value-type="float">
            <text:p>3,8104711810455</text:p>
          </table:table-cell>
          <table:table-cell table:formula="of:=[.$B98]*[.$E98]+[.$C98]*[.$D98]+[.$F97]" office:value-type="float" office:value="7414.96127248504" calcext:value-type="float">
            <text:p>7414,96127248504</text:p>
          </table:table-cell>
          <table:table-cell table:formula="of:=[.$B98]*[.$E98]+[.$C98]*[.$D98]" office:value-type="float" office:value="45.725654172546" calcext:value-type="float">
            <text:p>45,725654172546</text:p>
          </table:table-cell>
          <table:table-cell table:style-name="Default" table:formula="of:=IF(AND([.$F98]&gt;=[.$H$1];[.$H97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08" calcext:value-type="date">
            <text:p>8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98]" office:value-type="float" office:value="1.50894658769402" calcext:value-type="float">
            <text:p>1,50894658769402</text:p>
          </table:table-cell>
          <table:table-cell table:formula="of:=99%*[.$E98]" office:value-type="float" office:value="3.77236646923504" calcext:value-type="float">
            <text:p>3,77236646923504</text:p>
          </table:table-cell>
          <table:table-cell table:formula="of:=[.$B99]*[.$E99]+[.$C99]*[.$D99]+[.$F98]" office:value-type="float" office:value="7460.22967011587" calcext:value-type="float">
            <text:p>7460,22967011587</text:p>
          </table:table-cell>
          <table:table-cell table:formula="of:=[.$B99]*[.$E99]+[.$C99]*[.$D99]" office:value-type="float" office:value="45.2683976308205" calcext:value-type="float">
            <text:p>45,2683976308205</text:p>
          </table:table-cell>
          <table:table-cell table:style-name="Default" table:formula="of:=IF(AND([.$F99]&gt;=[.$H$1];[.$H98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09" calcext:value-type="date">
            <text:p>9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99]" office:value-type="float" office:value="1.49385712181708" calcext:value-type="float">
            <text:p>1,49385712181708</text:p>
          </table:table-cell>
          <table:table-cell table:formula="of:=99%*[.$E99]" office:value-type="float" office:value="3.73464280454269" calcext:value-type="float">
            <text:p>3,73464280454269</text:p>
          </table:table-cell>
          <table:table-cell table:formula="of:=[.$B100]*[.$E100]+[.$C100]*[.$D100]+[.$F99]" office:value-type="float" office:value="7505.04538377038" calcext:value-type="float">
            <text:p>7505,04538377038</text:p>
          </table:table-cell>
          <table:table-cell table:formula="of:=[.$B100]*[.$E100]+[.$C100]*[.$D100]" office:value-type="float" office:value="44.8157136545123" calcext:value-type="float">
            <text:p>44,8157136545123</text:p>
          </table:table-cell>
          <table:table-cell table:style-name="Default" table:formula="of:=IF(AND([.$F100]&gt;=[.$H$1];[.$H99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10" calcext:value-type="date">
            <text:p>10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00]" office:value-type="float" office:value="1.47891855059891" calcext:value-type="float">
            <text:p>1,47891855059891</text:p>
          </table:table-cell>
          <table:table-cell table:formula="of:=99%*[.$E100]" office:value-type="float" office:value="3.69729637649726" calcext:value-type="float">
            <text:p>3,69729637649726</text:p>
          </table:table-cell>
          <table:table-cell table:formula="of:=[.$B101]*[.$E101]+[.$C101]*[.$D101]+[.$F100]" office:value-type="float" office:value="7549.41294028834" calcext:value-type="float">
            <text:p>7549,41294028834</text:p>
          </table:table-cell>
          <table:table-cell table:formula="of:=[.$B101]*[.$E101]+[.$C101]*[.$D101]" office:value-type="float" office:value="44.3675565179672" calcext:value-type="float">
            <text:p>44,3675565179672</text:p>
          </table:table-cell>
          <table:table-cell table:style-name="Default" table:formula="of:=IF(AND([.$F101]&gt;=[.$H$1];[.$H100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11" calcext:value-type="date">
            <text:p>11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01]" office:value-type="float" office:value="1.46412936509292" calcext:value-type="float">
            <text:p>1,46412936509292</text:p>
          </table:table-cell>
          <table:table-cell table:formula="of:=99%*[.$E101]" office:value-type="float" office:value="3.66032341273229" calcext:value-type="float">
            <text:p>3,66032341273229</text:p>
          </table:table-cell>
          <table:table-cell table:formula="of:=[.$B102]*[.$E102]+[.$C102]*[.$D102]+[.$F101]" office:value-type="float" office:value="7593.33682124113" calcext:value-type="float">
            <text:p>7593,33682124113</text:p>
          </table:table-cell>
          <table:table-cell table:formula="of:=[.$B102]*[.$E102]+[.$C102]*[.$D102]" office:value-type="float" office:value="43.9238809527875" calcext:value-type="float">
            <text:p>43,9238809527875</text:p>
          </table:table-cell>
          <table:table-cell table:style-name="Default" table:formula="of:=IF(AND([.$F102]&gt;=[.$H$1];[.$H101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12" calcext:value-type="date">
            <text:p>12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02]" office:value-type="float" office:value="1.44948807144199" calcext:value-type="float">
            <text:p>1,44948807144199</text:p>
          </table:table-cell>
          <table:table-cell table:formula="of:=99%*[.$E102]" office:value-type="float" office:value="3.62372017860497" calcext:value-type="float">
            <text:p>3,62372017860497</text:p>
          </table:table-cell>
          <table:table-cell table:formula="of:=[.$B103]*[.$E103]+[.$C103]*[.$D103]+[.$F102]" office:value-type="float" office:value="7636.82146338439" calcext:value-type="float">
            <text:p>7636,82146338439</text:p>
          </table:table-cell>
          <table:table-cell table:formula="of:=[.$B103]*[.$E103]+[.$C103]*[.$D103]" office:value-type="float" office:value="43.4846421432596" calcext:value-type="float">
            <text:p>43,4846421432596</text:p>
          </table:table-cell>
          <table:table-cell table:style-name="Default" table:formula="of:=IF(AND([.$F103]&gt;=[.$H$1];[.$H102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13" calcext:value-type="date">
            <text:p>13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03]" office:value-type="float" office:value="1.43499319072757" calcext:value-type="float">
            <text:p>1,43499319072757</text:p>
          </table:table-cell>
          <table:table-cell table:formula="of:=99%*[.$E103]" office:value-type="float" office:value="3.58748297681892" calcext:value-type="float">
            <text:p>3,58748297681892</text:p>
          </table:table-cell>
          <table:table-cell table:formula="of:=[.$B104]*[.$E104]+[.$C104]*[.$D104]+[.$F103]" office:value-type="float" office:value="7679.87125910622" calcext:value-type="float">
            <text:p>7679,87125910622</text:p>
          </table:table-cell>
          <table:table-cell table:formula="of:=[.$B104]*[.$E104]+[.$C104]*[.$D104]" office:value-type="float" office:value="43.049795721827" calcext:value-type="float">
            <text:p>43,049795721827</text:p>
          </table:table-cell>
          <table:table-cell table:style-name="Default" table:formula="of:=IF(AND([.$F104]&gt;=[.$H$1];[.$H103]&lt;&gt;&quot;koniec&quot;);&quot;koniec&quot;;&quot;&quot;)">
            <text:p/>
          </table:table-cell>
          <table:table-cell table:number-columns-repeated="1016"/>
        </table:table-row>
        <table:table-row table:style-name="ro1">
          <table:table-cell table:style-name="ce2" office:value-type="date" office:date-value="1945-08-14" calcext:value-type="date">
            <text:p>14.08.19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%*[.$D104]" office:value-type="float" office:value="1.42064325882029" calcext:value-type="float">
            <text:p>1,42064325882029</text:p>
          </table:table-cell>
          <table:table-cell table:formula="of:=99%*[.$E104]" office:value-type="float" office:value="3.55160814705073" calcext:value-type="float">
            <text:p>3,55160814705073</text:p>
          </table:table-cell>
          <table:table-cell table:formula="of:=[.$B105]*[.$E105]+[.$C105]*[.$D105]+[.$F104]" office:value-type="float" office:value="7722.49055687083" calcext:value-type="float">
            <text:p>7722,49055687083</text:p>
          </table:table-cell>
          <table:table-cell table:formula="of:=[.$B105]*[.$E105]+[.$C105]*[.$D105]" office:value-type="float" office:value="42.6192977646088" calcext:value-type="float">
            <text:p>42,6192977646088</text:p>
          </table:table-cell>
          <table:table-cell table:style-name="Default" table:formula="of:=IF([.$F105]&gt;=[.$H$1];&quot;koniec&quot;;&quot;&quot;)" office:value-type="string" office:string-value="koniec" calcext:value-type="string">
            <text:p>koniec</text:p>
          </table:table-cell>
          <table:table-cell table:number-columns-repeated="1016"/>
        </table:table-row>
        <table:table-row table:style-name="ro1" table:number-rows-repeated="3">
          <table:table-cell table:style-name="ce2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370">
          <table:table-cell table:style-name="ce2"/>
          <table:table-cell table:number-columns-repeated="1023"/>
        </table:table-row>
        <table:table-row table:style-name="ro1" table:number-rows-repeated="10480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1">
        <table:table-column table:style-name="co9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Data</text:p>
          </table:table-cell>
          <table:table-cell table:style-name="Default" office:value-type="string" calcext:value-type="string">
            <text:p>niedziela?</text:p>
          </table:table-cell>
          <table:table-cell office:value-type="string" calcext:value-type="string">
            <text:p>rejs na silniku sp</text:p>
          </table:table-cell>
          <table:table-cell office:value-type="string" calcext:value-type="string">
            <text:p>rejs na silniku el</text:p>
          </table:table-cell>
          <table:table-cell office:value-type="string" calcext:value-type="string">
            <text:p>prędkość sil el</text:p>
          </table:table-cell>
          <table:table-cell office:value-type="string" calcext:value-type="string">
            <text:p>prędkość sil sp</text:p>
          </table:table-cell>
          <table:table-cell office:value-type="string" calcext:value-type="string">
            <text:p>odległość (całk)</text:p>
          </table:table-cell>
          <table:table-cell office:value-type="string" calcext:value-type="string">
            <text:p>odległość (dzienna)</text:p>
          </table:table-cell>
          <table:table-cell table:number-columns-repeated="1016"/>
        </table:table-row>
        <table:table-row table:style-name="ro1">
          <table:table-cell office:value-type="date" office:date-value="1945-05-03" calcext:value-type="date">
            <text:p>czwartek 3 maja 1945</text:p>
          </table:table-cell>
          <table:table-cell table:style-name="Default" table:formula="of:=WEEKDAY([.A2];2)" office:value-type="float" office:value="4" calcext:value-type="float">
            <text:p>4</text:p>
          </table:table-cell>
          <table:table-cell table:formula="of:=IF([.$B2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4*90%" office:value-type="float" office:value="3.6" calcext:value-type="float">
            <text:p>3,6</text:p>
          </table:table-cell>
          <table:table-cell table:formula="of:=10*90%" office:value-type="float" office:value="9" calcext:value-type="float">
            <text:p>9</text:p>
          </table:table-cell>
          <table:table-cell table:formula="of:=[.$C2]*[.$F2]+[.$D2]*[.$E2]" office:value-type="float" office:value="108" calcext:value-type="float">
            <text:p>108</text:p>
          </table:table-cell>
          <table:table-cell table:formula="of:=[.$C2]*[.$F2]+[.$D2]*[.$E2]"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office:value-type="date" office:date-value="1945-05-04" calcext:value-type="date">
            <text:p>piątek 4 maja 1945</text:p>
          </table:table-cell>
          <table:table-cell table:style-name="Default" table:formula="of:=WEEKDAY([.A3];2)" office:value-type="float" office:value="5" calcext:value-type="float">
            <text:p>5</text:p>
          </table:table-cell>
          <table:table-cell table:formula="of:=IF([.$B3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2]" office:value-type="float" office:value="3.5892" calcext:value-type="float">
            <text:p>3,5892</text:p>
          </table:table-cell>
          <table:table-cell table:formula="of:=99.7%*[.$F2]" office:value-type="float" office:value="8.973" calcext:value-type="float">
            <text:p>8,973</text:p>
          </table:table-cell>
          <table:table-cell table:formula="of:=[.$C3]*[.$F3]+[.$D3]*[.$E3]+[.$G2]" office:value-type="float" office:value="215.676" calcext:value-type="float">
            <text:p>215,676</text:p>
          </table:table-cell>
          <table:table-cell table:formula="of:=[.$C3]*[.$F3]+[.$D3]*[.$E3]" office:value-type="float" office:value="107.676" calcext:value-type="float">
            <text:p>107,676</text:p>
          </table:table-cell>
          <table:table-cell table:number-columns-repeated="1016"/>
        </table:table-row>
        <table:table-row table:style-name="ro1">
          <table:table-cell office:value-type="date" office:date-value="1945-05-05" calcext:value-type="date">
            <text:p>sobota 5 maja 1945</text:p>
          </table:table-cell>
          <table:table-cell table:style-name="Default" table:formula="of:=WEEKDAY([.A4];2)" office:value-type="float" office:value="6" calcext:value-type="float">
            <text:p>6</text:p>
          </table:table-cell>
          <table:table-cell table:formula="of:=IF([.$B4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3]" office:value-type="float" office:value="3.5784324" calcext:value-type="float">
            <text:p>3,5784324</text:p>
          </table:table-cell>
          <table:table-cell table:formula="of:=99.7%*[.$F3]" office:value-type="float" office:value="8.946081" calcext:value-type="float">
            <text:p>8,946081</text:p>
          </table:table-cell>
          <table:table-cell table:formula="of:=[.$C4]*[.$F4]+[.$D4]*[.$E4]+[.$G3]" office:value-type="float" office:value="323.028972" calcext:value-type="float">
            <text:p>323,028972</text:p>
          </table:table-cell>
          <table:table-cell table:formula="of:=[.$C4]*[.$F4]+[.$D4]*[.$E4]" office:value-type="float" office:value="107.352972" calcext:value-type="float">
            <text:p>107,352972</text:p>
          </table:table-cell>
          <table:table-cell table:number-columns-repeated="1016"/>
        </table:table-row>
        <table:table-row table:style-name="ro1">
          <table:table-cell office:value-type="date" office:date-value="1945-05-06" calcext:value-type="date">
            <text:p>niedziela 6 maja 1945</text:p>
          </table:table-cell>
          <table:table-cell table:style-name="Default" table:formula="of:=WEEKDAY([.A5];2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4]" office:value-type="float" office:value="3.5676971028" calcext:value-type="float">
            <text:p>3,5676971028</text:p>
          </table:table-cell>
          <table:table-cell table:formula="of:=99.7%*[.$F4]" office:value-type="float" office:value="8.919242757" calcext:value-type="float">
            <text:p>8,919242757</text:p>
          </table:table-cell>
          <table:table-cell table:formula="of:=[.$C5]*[.$F5]+[.$D5]*[.$E5]+[.$G4]" office:value-type="float" office:value="430.059885084" calcext:value-type="float">
            <text:p>430,059885084</text:p>
          </table:table-cell>
          <table:table-cell table:formula="of:=[.$C5]*[.$F5]+[.$D5]*[.$E5]" office:value-type="float" office:value="107.030913084" calcext:value-type="float">
            <text:p>107,030913084</text:p>
          </table:table-cell>
          <table:table-cell table:number-columns-repeated="1016"/>
        </table:table-row>
        <table:table-row table:style-name="ro1">
          <table:table-cell office:value-type="date" office:date-value="1945-05-07" calcext:value-type="date">
            <text:p>poniedziałek 7 maja 1945</text:p>
          </table:table-cell>
          <table:table-cell table:style-name="Default" table:formula="of:=WEEKDAY([.A6];2)" office:value-type="float" office:value="1" calcext:value-type="float">
            <text:p>1</text:p>
          </table:table-cell>
          <table:table-cell table:formula="of:=IF([.$B6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5]" office:value-type="float" office:value="3.5569940114916" calcext:value-type="float">
            <text:p>3,5569940114916</text:p>
          </table:table-cell>
          <table:table-cell table:formula="of:=99.7%*[.$F5]" office:value-type="float" office:value="8.892485028729" calcext:value-type="float">
            <text:p>8,892485028729</text:p>
          </table:table-cell>
          <table:table-cell table:formula="of:=[.$C6]*[.$F6]+[.$D6]*[.$E6]+[.$G5]" office:value-type="float" office:value="536.769705428748" calcext:value-type="float">
            <text:p>536,769705428748</text:p>
          </table:table-cell>
          <table:table-cell table:formula="of:=[.$C6]*[.$F6]+[.$D6]*[.$E6]" office:value-type="float" office:value="106.709820344748" calcext:value-type="float">
            <text:p>106,709820344748</text:p>
          </table:table-cell>
          <table:table-cell table:number-columns-repeated="1016"/>
        </table:table-row>
        <table:table-row table:style-name="ro1">
          <table:table-cell office:value-type="date" office:date-value="1945-05-08" calcext:value-type="date">
            <text:p>wtorek 8 maja 1945</text:p>
          </table:table-cell>
          <table:table-cell table:style-name="Default" table:formula="of:=WEEKDAY([.A7];2)" office:value-type="float" office:value="2" calcext:value-type="float">
            <text:p>2</text:p>
          </table:table-cell>
          <table:table-cell table:formula="of:=IF([.$B7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6]" office:value-type="float" office:value="3.54632302945713" calcext:value-type="float">
            <text:p>3,54632302945713</text:p>
          </table:table-cell>
          <table:table-cell table:formula="of:=99.7%*[.$F6]" office:value-type="float" office:value="8.86580757364281" calcext:value-type="float">
            <text:p>8,86580757364281</text:p>
          </table:table-cell>
          <table:table-cell table:formula="of:=[.$C7]*[.$F7]+[.$D7]*[.$E7]+[.$G6]" office:value-type="float" office:value="643.159396312462" calcext:value-type="float">
            <text:p>643,159396312462</text:p>
          </table:table-cell>
          <table:table-cell table:formula="of:=[.$C7]*[.$F7]+[.$D7]*[.$E7]" office:value-type="float" office:value="106.389690883714" calcext:value-type="float">
            <text:p>106,389690883714</text:p>
          </table:table-cell>
          <table:table-cell table:number-columns-repeated="1016"/>
        </table:table-row>
        <table:table-row table:style-name="ro1">
          <table:table-cell office:value-type="date" office:date-value="1945-05-09" calcext:value-type="date">
            <text:p>środa 9 maja 1945</text:p>
          </table:table-cell>
          <table:table-cell table:style-name="Default" table:formula="of:=WEEKDAY([.A8];2)" office:value-type="float" office:value="3" calcext:value-type="float">
            <text:p>3</text:p>
          </table:table-cell>
          <table:table-cell table:formula="of:=IF([.$B8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7]" office:value-type="float" office:value="3.53568406036875" calcext:value-type="float">
            <text:p>3,53568406036875</text:p>
          </table:table-cell>
          <table:table-cell table:formula="of:=99.7%*[.$F7]" office:value-type="float" office:value="8.83921015092188" calcext:value-type="float">
            <text:p>8,83921015092188</text:p>
          </table:table-cell>
          <table:table-cell table:formula="of:=[.$C8]*[.$F8]+[.$D8]*[.$E8]+[.$G7]" office:value-type="float" office:value="749.229918123524" calcext:value-type="float">
            <text:p>749,229918123524</text:p>
          </table:table-cell>
          <table:table-cell table:formula="of:=[.$C8]*[.$F8]+[.$D8]*[.$E8]" office:value-type="float" office:value="106.070521811063" calcext:value-type="float">
            <text:p>106,070521811063</text:p>
          </table:table-cell>
          <table:table-cell table:number-columns-repeated="1016"/>
        </table:table-row>
        <table:table-row table:style-name="ro1">
          <table:table-cell office:value-type="date" office:date-value="1945-05-10" calcext:value-type="date">
            <text:p>czwartek 10 maja 1945</text:p>
          </table:table-cell>
          <table:table-cell table:style-name="Default" table:formula="of:=WEEKDAY([.A9];2)" office:value-type="float" office:value="4" calcext:value-type="float">
            <text:p>4</text:p>
          </table:table-cell>
          <table:table-cell table:formula="of:=IF([.$B9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8]" office:value-type="float" office:value="3.52507700818765" calcext:value-type="float">
            <text:p>3,52507700818765</text:p>
          </table:table-cell>
          <table:table-cell table:formula="of:=99.7%*[.$F8]" office:value-type="float" office:value="8.81269252046912" calcext:value-type="float">
            <text:p>8,81269252046912</text:p>
          </table:table-cell>
          <table:table-cell table:formula="of:=[.$C9]*[.$F9]+[.$D9]*[.$E9]+[.$G8]" office:value-type="float" office:value="854.982228369154" calcext:value-type="float">
            <text:p>854,982228369154</text:p>
          </table:table-cell>
          <table:table-cell table:formula="of:=[.$C9]*[.$F9]+[.$D9]*[.$E9]" office:value-type="float" office:value="105.752310245629" calcext:value-type="float">
            <text:p>105,752310245629</text:p>
          </table:table-cell>
          <table:table-cell table:number-columns-repeated="1016"/>
        </table:table-row>
        <table:table-row table:style-name="ro1">
          <table:table-cell office:value-type="date" office:date-value="1945-05-11" calcext:value-type="date">
            <text:p>piątek 11 maja 1945</text:p>
          </table:table-cell>
          <table:table-cell table:style-name="Default" table:formula="of:=WEEKDAY([.A10];2)" office:value-type="float" office:value="5" calcext:value-type="float">
            <text:p>5</text:p>
          </table:table-cell>
          <table:table-cell table:formula="of:=IF([.$B10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9]" office:value-type="float" office:value="3.51450177716308" calcext:value-type="float">
            <text:p>3,51450177716308</text:p>
          </table:table-cell>
          <table:table-cell table:formula="of:=99.7%*[.$F9]" office:value-type="float" office:value="8.78625444290771" calcext:value-type="float">
            <text:p>8,78625444290771</text:p>
          </table:table-cell>
          <table:table-cell table:formula="of:=[.$C10]*[.$F10]+[.$D10]*[.$E10]+[.$G9]" office:value-type="float" office:value="960.417281684046" calcext:value-type="float">
            <text:p>960,417281684046</text:p>
          </table:table-cell>
          <table:table-cell table:formula="of:=[.$C10]*[.$F10]+[.$D10]*[.$E10]" office:value-type="float" office:value="105.435053314893" calcext:value-type="float">
            <text:p>105,435053314893</text:p>
          </table:table-cell>
          <table:table-cell table:number-columns-repeated="1016"/>
        </table:table-row>
        <table:table-row table:style-name="ro1">
          <table:table-cell office:value-type="date" office:date-value="1945-05-12" calcext:value-type="date">
            <text:p>sobota 12 maja 1945</text:p>
          </table:table-cell>
          <table:table-cell table:style-name="Default" table:formula="of:=WEEKDAY([.A11];2)" office:value-type="float" office:value="6" calcext:value-type="float">
            <text:p>6</text:p>
          </table:table-cell>
          <table:table-cell table:formula="of:=IF([.$B11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0]" office:value-type="float" office:value="3.5039582718316" calcext:value-type="float">
            <text:p>3,5039582718316</text:p>
          </table:table-cell>
          <table:table-cell table:formula="of:=99.7%*[.$F10]" office:value-type="float" office:value="8.75989567957899" calcext:value-type="float">
            <text:p>8,75989567957899</text:p>
          </table:table-cell>
          <table:table-cell table:formula="of:=[.$C11]*[.$F11]+[.$D11]*[.$E11]+[.$G10]" office:value-type="float" office:value="1065.53602983899" calcext:value-type="float">
            <text:p>1065,53602983899</text:p>
          </table:table-cell>
          <table:table-cell table:formula="of:=[.$C11]*[.$F11]+[.$D11]*[.$E11]" office:value-type="float" office:value="105.118748154948" calcext:value-type="float">
            <text:p>105,118748154948</text:p>
          </table:table-cell>
          <table:table-cell table:number-columns-repeated="1016"/>
        </table:table-row>
        <table:table-row table:style-name="ro1">
          <table:table-cell office:value-type="date" office:date-value="1945-05-13" calcext:value-type="date">
            <text:p>niedziela 13 maja 1945</text:p>
          </table:table-cell>
          <table:table-cell table:style-name="Default" table:formula="of:=WEEKDAY([.A12];2)" office:value-type="float" office:value="7" calcext:value-type="float">
            <text:p>7</text:p>
          </table:table-cell>
          <table:table-cell table:formula="of:=IF([.$B12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11]" office:value-type="float" office:value="3.4934463970161" calcext:value-type="float">
            <text:p>3,4934463970161</text:p>
          </table:table-cell>
          <table:table-cell table:formula="of:=99.7%*[.$F11]" office:value-type="float" office:value="8.73361599254025" calcext:value-type="float">
            <text:p>8,73361599254025</text:p>
          </table:table-cell>
          <table:table-cell table:formula="of:=[.$C12]*[.$F12]+[.$D12]*[.$E12]+[.$G11]" office:value-type="float" office:value="1152.8721897644" calcext:value-type="float">
            <text:p>1152,8721897644</text:p>
          </table:table-cell>
          <table:table-cell table:formula="of:=[.$C12]*[.$F12]+[.$D12]*[.$E12]" office:value-type="float" office:value="87.3361599254025" calcext:value-type="float">
            <text:p>87,3361599254025</text:p>
          </table:table-cell>
          <table:table-cell table:number-columns-repeated="1016"/>
        </table:table-row>
        <table:table-row table:style-name="ro1">
          <table:table-cell office:value-type="date" office:date-value="1945-05-14" calcext:value-type="date">
            <text:p>poniedziałek 14 maja 1945</text:p>
          </table:table-cell>
          <table:table-cell table:style-name="Default" table:formula="of:=WEEKDAY([.A13];2)" office:value-type="float" office:value="1" calcext:value-type="float">
            <text:p>1</text:p>
          </table:table-cell>
          <table:table-cell table:formula="of:=IF([.$B13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2]" office:value-type="float" office:value="3.48296605782505" calcext:value-type="float">
            <text:p>3,48296605782505</text:p>
          </table:table-cell>
          <table:table-cell table:formula="of:=99.7%*[.$F12]" office:value-type="float" office:value="8.70741514456263" calcext:value-type="float">
            <text:p>8,70741514456263</text:p>
          </table:table-cell>
          <table:table-cell table:formula="of:=[.$C13]*[.$F13]+[.$D13]*[.$E13]+[.$G12]" office:value-type="float" office:value="1257.36117149915" calcext:value-type="float">
            <text:p>1257,36117149915</text:p>
          </table:table-cell>
          <table:table-cell table:formula="of:=[.$C13]*[.$F13]+[.$D13]*[.$E13]" office:value-type="float" office:value="104.488981734752" calcext:value-type="float">
            <text:p>104,488981734752</text:p>
          </table:table-cell>
          <table:table-cell table:number-columns-repeated="1016"/>
        </table:table-row>
        <table:table-row table:style-name="ro1">
          <table:table-cell office:value-type="date" office:date-value="1945-05-15" calcext:value-type="date">
            <text:p>wtorek 15 maja 1945</text:p>
          </table:table-cell>
          <table:table-cell table:style-name="Default" table:formula="of:=WEEKDAY([.A14];2)" office:value-type="float" office:value="2" calcext:value-type="float">
            <text:p>2</text:p>
          </table:table-cell>
          <table:table-cell table:formula="of:=IF([.$B14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3]" office:value-type="float" office:value="3.47251715965158" calcext:value-type="float">
            <text:p>3,47251715965158</text:p>
          </table:table-cell>
          <table:table-cell table:formula="of:=99.7%*[.$F13]" office:value-type="float" office:value="8.68129289912894" calcext:value-type="float">
            <text:p>8,68129289912894</text:p>
          </table:table-cell>
          <table:table-cell table:formula="of:=[.$C14]*[.$F14]+[.$D14]*[.$E14]+[.$G13]" office:value-type="float" office:value="1361.5366862887" calcext:value-type="float">
            <text:p>1361,5366862887</text:p>
          </table:table-cell>
          <table:table-cell table:formula="of:=[.$C14]*[.$F14]+[.$D14]*[.$E14]" office:value-type="float" office:value="104.175514789547" calcext:value-type="float">
            <text:p>104,175514789547</text:p>
          </table:table-cell>
          <table:table-cell table:number-columns-repeated="1016"/>
        </table:table-row>
        <table:table-row table:style-name="ro1">
          <table:table-cell office:value-type="date" office:date-value="1945-05-16" calcext:value-type="date">
            <text:p>środa 16 maja 1945</text:p>
          </table:table-cell>
          <table:table-cell table:style-name="Default" table:formula="of:=WEEKDAY([.A15];2)" office:value-type="float" office:value="3" calcext:value-type="float">
            <text:p>3</text:p>
          </table:table-cell>
          <table:table-cell table:formula="of:=IF([.$B15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4]" office:value-type="float" office:value="3.46209960817262" calcext:value-type="float">
            <text:p>3,46209960817262</text:p>
          </table:table-cell>
          <table:table-cell table:formula="of:=99.7%*[.$F14]" office:value-type="float" office:value="8.65524902043156" calcext:value-type="float">
            <text:p>8,65524902043156</text:p>
          </table:table-cell>
          <table:table-cell table:formula="of:=[.$C15]*[.$F15]+[.$D15]*[.$E15]+[.$G14]" office:value-type="float" office:value="1465.39967453387" calcext:value-type="float">
            <text:p>1465,39967453387</text:p>
          </table:table-cell>
          <table:table-cell table:formula="of:=[.$C15]*[.$F15]+[.$D15]*[.$E15]" office:value-type="float" office:value="103.862988245179" calcext:value-type="float">
            <text:p>103,862988245179</text:p>
          </table:table-cell>
          <table:table-cell table:number-columns-repeated="1016"/>
        </table:table-row>
        <table:table-row table:style-name="ro1">
          <table:table-cell office:value-type="date" office:date-value="1945-05-17" calcext:value-type="date">
            <text:p>czwartek 17 maja 1945</text:p>
          </table:table-cell>
          <table:table-cell table:style-name="Default" table:formula="of:=WEEKDAY([.A16];2)" office:value-type="float" office:value="4" calcext:value-type="float">
            <text:p>4</text:p>
          </table:table-cell>
          <table:table-cell table:formula="of:=IF([.$B16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5]" office:value-type="float" office:value="3.4517133093481" calcext:value-type="float">
            <text:p>3,4517133093481</text:p>
          </table:table-cell>
          <table:table-cell table:formula="of:=99.7%*[.$F15]" office:value-type="float" office:value="8.62928327337026" calcext:value-type="float">
            <text:p>8,62928327337026</text:p>
          </table:table-cell>
          <table:table-cell table:formula="of:=[.$C16]*[.$F16]+[.$D16]*[.$E16]+[.$G15]" office:value-type="float" office:value="1568.95107381432" calcext:value-type="float">
            <text:p>1568,95107381432</text:p>
          </table:table-cell>
          <table:table-cell table:formula="of:=[.$C16]*[.$F16]+[.$D16]*[.$E16]" office:value-type="float" office:value="103.551399280443" calcext:value-type="float">
            <text:p>103,551399280443</text:p>
          </table:table-cell>
          <table:table-cell table:number-columns-repeated="1016"/>
        </table:table-row>
        <table:table-row table:style-name="ro1">
          <table:table-cell office:value-type="date" office:date-value="1945-05-18" calcext:value-type="date">
            <text:p>piątek 18 maja 1945</text:p>
          </table:table-cell>
          <table:table-cell table:style-name="Default" table:formula="of:=WEEKDAY([.A17];2)" office:value-type="float" office:value="5" calcext:value-type="float">
            <text:p>5</text:p>
          </table:table-cell>
          <table:table-cell table:formula="of:=IF([.$B17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6]" office:value-type="float" office:value="3.44135816942006" calcext:value-type="float">
            <text:p>3,44135816942006</text:p>
          </table:table-cell>
          <table:table-cell table:formula="of:=99.7%*[.$F16]" office:value-type="float" office:value="8.60339542355015" calcext:value-type="float">
            <text:p>8,60339542355015</text:p>
          </table:table-cell>
          <table:table-cell table:formula="of:=[.$C17]*[.$F17]+[.$D17]*[.$E17]+[.$G16]" office:value-type="float" office:value="1672.19181889692" calcext:value-type="float">
            <text:p>1672,19181889692</text:p>
          </table:table-cell>
          <table:table-cell table:formula="of:=[.$C17]*[.$F17]+[.$D17]*[.$E17]" office:value-type="float" office:value="103.240745082602" calcext:value-type="float">
            <text:p>103,240745082602</text:p>
          </table:table-cell>
          <table:table-cell table:number-columns-repeated="1016"/>
        </table:table-row>
        <table:table-row table:style-name="ro1">
          <table:table-cell office:value-type="date" office:date-value="1945-05-19" calcext:value-type="date">
            <text:p>sobota 19 maja 1945</text:p>
          </table:table-cell>
          <table:table-cell table:style-name="Default" table:formula="of:=WEEKDAY([.A18];2)" office:value-type="float" office:value="6" calcext:value-type="float">
            <text:p>6</text:p>
          </table:table-cell>
          <table:table-cell table:formula="of:=IF([.$B18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7]" office:value-type="float" office:value="3.4310340949118" calcext:value-type="float">
            <text:p>3,4310340949118</text:p>
          </table:table-cell>
          <table:table-cell table:formula="of:=99.7%*[.$F17]" office:value-type="float" office:value="8.5775852372795" calcext:value-type="float">
            <text:p>8,5775852372795</text:p>
          </table:table-cell>
          <table:table-cell table:formula="of:=[.$C18]*[.$F18]+[.$D18]*[.$E18]+[.$G17]" office:value-type="float" office:value="1775.12284174427" calcext:value-type="float">
            <text:p>1775,12284174427</text:p>
          </table:table-cell>
          <table:table-cell table:formula="of:=[.$C18]*[.$F18]+[.$D18]*[.$E18]" office:value-type="float" office:value="102.931022847354" calcext:value-type="float">
            <text:p>102,931022847354</text:p>
          </table:table-cell>
          <table:table-cell table:number-columns-repeated="1016"/>
        </table:table-row>
        <table:table-row table:style-name="ro1">
          <table:table-cell office:value-type="date" office:date-value="1945-05-20" calcext:value-type="date">
            <text:p>niedziela 20 maja 1945</text:p>
          </table:table-cell>
          <table:table-cell table:style-name="Default" table:formula="of:=WEEKDAY([.A19];2)" office:value-type="float" office:value="7" calcext:value-type="float">
            <text:p>7</text:p>
          </table:table-cell>
          <table:table-cell table:formula="of:=IF([.$B19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18]" office:value-type="float" office:value="3.42074099262706" calcext:value-type="float">
            <text:p>3,42074099262706</text:p>
          </table:table-cell>
          <table:table-cell table:formula="of:=99.7%*[.$F18]" office:value-type="float" office:value="8.55185248156766" calcext:value-type="float">
            <text:p>8,55185248156766</text:p>
          </table:table-cell>
          <table:table-cell table:formula="of:=[.$C19]*[.$F19]+[.$D19]*[.$E19]+[.$G18]" office:value-type="float" office:value="1860.64136655995" calcext:value-type="float">
            <text:p>1860,64136655995</text:p>
          </table:table-cell>
          <table:table-cell table:formula="of:=[.$C19]*[.$F19]+[.$D19]*[.$E19]" office:value-type="float" office:value="85.5185248156766" calcext:value-type="float">
            <text:p>85,5185248156766</text:p>
          </table:table-cell>
          <table:table-cell table:number-columns-repeated="1016"/>
        </table:table-row>
        <table:table-row table:style-name="ro1">
          <table:table-cell office:value-type="date" office:date-value="1945-05-21" calcext:value-type="date">
            <text:p>poniedziałek 21 maja 1945</text:p>
          </table:table-cell>
          <table:table-cell table:style-name="Default" table:formula="of:=WEEKDAY([.A20];2)" office:value-type="float" office:value="1" calcext:value-type="float">
            <text:p>1</text:p>
          </table:table-cell>
          <table:table-cell table:formula="of:=IF([.$B20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9]" office:value-type="float" office:value="3.41047876964918" calcext:value-type="float">
            <text:p>3,41047876964918</text:p>
          </table:table-cell>
          <table:table-cell table:formula="of:=99.7%*[.$F19]" office:value-type="float" office:value="8.52619692412296" calcext:value-type="float">
            <text:p>8,52619692412296</text:p>
          </table:table-cell>
          <table:table-cell table:formula="of:=[.$C20]*[.$F20]+[.$D20]*[.$E20]+[.$G19]" office:value-type="float" office:value="1962.95572964943" calcext:value-type="float">
            <text:p>1962,95572964943</text:p>
          </table:table-cell>
          <table:table-cell table:formula="of:=[.$C20]*[.$F20]+[.$D20]*[.$E20]" office:value-type="float" office:value="102.314363089476" calcext:value-type="float">
            <text:p>102,314363089476</text:p>
          </table:table-cell>
          <table:table-cell table:number-columns-repeated="1016"/>
        </table:table-row>
        <table:table-row table:style-name="ro1">
          <table:table-cell office:value-type="date" office:date-value="1945-05-22" calcext:value-type="date">
            <text:p>wtorek 22 maja 1945</text:p>
          </table:table-cell>
          <table:table-cell table:style-name="Default" table:formula="of:=WEEKDAY([.A21];2)" office:value-type="float" office:value="2" calcext:value-type="float">
            <text:p>2</text:p>
          </table:table-cell>
          <table:table-cell table:formula="of:=IF([.$B21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20]" office:value-type="float" office:value="3.40024733334024" calcext:value-type="float">
            <text:p>3,40024733334024</text:p>
          </table:table-cell>
          <table:table-cell table:formula="of:=99.7%*[.$F20]" office:value-type="float" office:value="8.50061833335059" calcext:value-type="float">
            <text:p>8,50061833335059</text:p>
          </table:table-cell>
          <table:table-cell table:formula="of:=[.$C21]*[.$F21]+[.$D21]*[.$E21]+[.$G20]" office:value-type="float" office:value="2064.96314964963" calcext:value-type="float">
            <text:p>2064,96314964963</text:p>
          </table:table-cell>
          <table:table-cell table:formula="of:=[.$C21]*[.$F21]+[.$D21]*[.$E21]" office:value-type="float" office:value="102.007420000207" calcext:value-type="float">
            <text:p>102,007420000207</text:p>
          </table:table-cell>
          <table:table-cell table:number-columns-repeated="1016"/>
        </table:table-row>
        <table:table-row table:style-name="ro1">
          <table:table-cell office:value-type="date" office:date-value="1945-05-23" calcext:value-type="date">
            <text:p>środa 23 maja 1945</text:p>
          </table:table-cell>
          <table:table-cell table:style-name="Default" table:formula="of:=WEEKDAY([.A22];2)" office:value-type="float" office:value="3" calcext:value-type="float">
            <text:p>3</text:p>
          </table:table-cell>
          <table:table-cell table:formula="of:=IF([.$B22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21]" office:value-type="float" office:value="3.39004659134021" calcext:value-type="float">
            <text:p>3,39004659134021</text:p>
          </table:table-cell>
          <table:table-cell table:formula="of:=99.7%*[.$F21]" office:value-type="float" office:value="8.47511647835054" calcext:value-type="float">
            <text:p>8,47511647835054</text:p>
          </table:table-cell>
          <table:table-cell table:formula="of:=[.$C22]*[.$F22]+[.$D22]*[.$E22]+[.$G21]" office:value-type="float" office:value="2166.66454738984" calcext:value-type="float">
            <text:p>2166,66454738984</text:p>
          </table:table-cell>
          <table:table-cell table:formula="of:=[.$C22]*[.$F22]+[.$D22]*[.$E22]" office:value-type="float" office:value="101.701397740206" calcext:value-type="float">
            <text:p>101,701397740206</text:p>
          </table:table-cell>
          <table:table-cell table:number-columns-repeated="1016"/>
        </table:table-row>
        <table:table-row table:style-name="ro1">
          <table:table-cell office:value-type="date" office:date-value="1945-05-24" calcext:value-type="date">
            <text:p>czwartek 24 maja 1945</text:p>
          </table:table-cell>
          <table:table-cell table:style-name="Default" table:formula="of:=WEEKDAY([.A23];2)" office:value-type="float" office:value="4" calcext:value-type="float">
            <text:p>4</text:p>
          </table:table-cell>
          <table:table-cell table:formula="of:=IF([.$B23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22]" office:value-type="float" office:value="3.37987645156619" calcext:value-type="float">
            <text:p>3,37987645156619</text:p>
          </table:table-cell>
          <table:table-cell table:formula="of:=99.7%*[.$F22]" office:value-type="float" office:value="8.44969112891549" calcext:value-type="float">
            <text:p>8,44969112891549</text:p>
          </table:table-cell>
          <table:table-cell table:formula="of:=[.$C23]*[.$F23]+[.$D23]*[.$E23]+[.$G22]" office:value-type="float" office:value="2268.06084093683" calcext:value-type="float">
            <text:p>2268,06084093683</text:p>
          </table:table-cell>
          <table:table-cell table:formula="of:=[.$C23]*[.$F23]+[.$D23]*[.$E23]" office:value-type="float" office:value="101.396293546986" calcext:value-type="float">
            <text:p>101,396293546986</text:p>
          </table:table-cell>
          <table:table-cell table:number-columns-repeated="1016"/>
        </table:table-row>
        <table:table-row table:style-name="ro1">
          <table:table-cell office:value-type="date" office:date-value="1945-05-25" calcext:value-type="date">
            <text:p>piątek 25 maja 1945</text:p>
          </table:table-cell>
          <table:table-cell table:style-name="Default" table:formula="of:=WEEKDAY([.A24];2)" office:value-type="float" office:value="5" calcext:value-type="float">
            <text:p>5</text:p>
          </table:table-cell>
          <table:table-cell table:formula="of:=IF([.$B24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23]" office:value-type="float" office:value="3.36973682221149" calcext:value-type="float">
            <text:p>3,36973682221149</text:p>
          </table:table-cell>
          <table:table-cell table:formula="of:=99.7%*[.$F23]" office:value-type="float" office:value="8.42434205552874" calcext:value-type="float">
            <text:p>8,42434205552874</text:p>
          </table:table-cell>
          <table:table-cell table:formula="of:=[.$C24]*[.$F24]+[.$D24]*[.$E24]+[.$G23]" office:value-type="float" office:value="2369.15294560317" calcext:value-type="float">
            <text:p>2369,15294560317</text:p>
          </table:table-cell>
          <table:table-cell table:formula="of:=[.$C24]*[.$F24]+[.$D24]*[.$E24]" office:value-type="float" office:value="101.092104666345" calcext:value-type="float">
            <text:p>101,092104666345</text:p>
          </table:table-cell>
          <table:table-cell table:number-columns-repeated="1016"/>
        </table:table-row>
        <table:table-row table:style-name="ro1">
          <table:table-cell office:value-type="date" office:date-value="1945-05-26" calcext:value-type="date">
            <text:p>sobota 26 maja 1945</text:p>
          </table:table-cell>
          <table:table-cell table:style-name="Default" table:formula="of:=WEEKDAY([.A25];2)" office:value-type="float" office:value="6" calcext:value-type="float">
            <text:p>6</text:p>
          </table:table-cell>
          <table:table-cell table:formula="of:=IF([.$B25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24]" office:value-type="float" office:value="3.35962761174486" calcext:value-type="float">
            <text:p>3,35962761174486</text:p>
          </table:table-cell>
          <table:table-cell table:formula="of:=99.7%*[.$F24]" office:value-type="float" office:value="8.39906902936216" calcext:value-type="float">
            <text:p>8,39906902936216</text:p>
          </table:table-cell>
          <table:table-cell table:formula="of:=[.$C25]*[.$F25]+[.$D25]*[.$E25]+[.$G24]" office:value-type="float" office:value="2469.94177395552" calcext:value-type="float">
            <text:p>2469,94177395552</text:p>
          </table:table-cell>
          <table:table-cell table:formula="of:=[.$C25]*[.$F25]+[.$D25]*[.$E25]" office:value-type="float" office:value="100.788828352346" calcext:value-type="float">
            <text:p>100,788828352346</text:p>
          </table:table-cell>
          <table:table-cell table:number-columns-repeated="1016"/>
        </table:table-row>
        <table:table-row table:style-name="ro1">
          <table:table-cell office:value-type="date" office:date-value="1945-05-27" calcext:value-type="date">
            <text:p>niedziela 27 maja 1945</text:p>
          </table:table-cell>
          <table:table-cell table:style-name="Default" table:formula="of:=WEEKDAY([.A26];2)" office:value-type="float" office:value="7" calcext:value-type="float">
            <text:p>7</text:p>
          </table:table-cell>
          <table:table-cell table:formula="of:=IF([.$B26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25]" office:value-type="float" office:value="3.34954872890963" calcext:value-type="float">
            <text:p>3,34954872890963</text:p>
          </table:table-cell>
          <table:table-cell table:formula="of:=99.7%*[.$F25]" office:value-type="float" office:value="8.37387182227407" calcext:value-type="float">
            <text:p>8,37387182227407</text:p>
          </table:table-cell>
          <table:table-cell table:formula="of:=[.$C26]*[.$F26]+[.$D26]*[.$E26]+[.$G25]" office:value-type="float" office:value="2553.68049217826" calcext:value-type="float">
            <text:p>2553,68049217826</text:p>
          </table:table-cell>
          <table:table-cell table:formula="of:=[.$C26]*[.$F26]+[.$D26]*[.$E26]" office:value-type="float" office:value="83.7387182227407" calcext:value-type="float">
            <text:p>83,7387182227407</text:p>
          </table:table-cell>
          <table:table-cell table:number-columns-repeated="1016"/>
        </table:table-row>
        <table:table-row table:style-name="ro1">
          <table:table-cell office:value-type="date" office:date-value="1945-05-28" calcext:value-type="date">
            <text:p>poniedziałek 28 maja 1945</text:p>
          </table:table-cell>
          <table:table-cell table:style-name="Default" table:formula="of:=WEEKDAY([.A27];2)" office:value-type="float" office:value="1" calcext:value-type="float">
            <text:p>1</text:p>
          </table:table-cell>
          <table:table-cell table:formula="of:=IF([.$B27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26]" office:value-type="float" office:value="3.3395000827229" calcext:value-type="float">
            <text:p>3,3395000827229</text:p>
          </table:table-cell>
          <table:table-cell table:formula="of:=99.7%*[.$F26]" office:value-type="float" office:value="8.34875020680725" calcext:value-type="float">
            <text:p>8,34875020680725</text:p>
          </table:table-cell>
          <table:table-cell table:formula="of:=[.$C27]*[.$F27]+[.$D27]*[.$E27]+[.$G26]" office:value-type="float" office:value="2653.86549465994" calcext:value-type="float">
            <text:p>2653,86549465994</text:p>
          </table:table-cell>
          <table:table-cell table:formula="of:=[.$C27]*[.$F27]+[.$D27]*[.$E27]" office:value-type="float" office:value="100.185002481687" calcext:value-type="float">
            <text:p>100,185002481687</text:p>
          </table:table-cell>
          <table:table-cell table:number-columns-repeated="1016"/>
        </table:table-row>
        <table:table-row table:style-name="ro1">
          <table:table-cell office:value-type="date" office:date-value="1945-05-29" calcext:value-type="date">
            <text:p>wtorek 29 maja 1945</text:p>
          </table:table-cell>
          <table:table-cell table:style-name="Default" table:formula="of:=WEEKDAY([.A28];2)" office:value-type="float" office:value="2" calcext:value-type="float">
            <text:p>2</text:p>
          </table:table-cell>
          <table:table-cell table:formula="of:=IF([.$B28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27]" office:value-type="float" office:value="3.32948158247473" calcext:value-type="float">
            <text:p>3,32948158247473</text:p>
          </table:table-cell>
          <table:table-cell table:formula="of:=99.7%*[.$F27]" office:value-type="float" office:value="8.32370395618683" calcext:value-type="float">
            <text:p>8,32370395618683</text:p>
          </table:table-cell>
          <table:table-cell table:formula="of:=[.$C28]*[.$F28]+[.$D28]*[.$E28]+[.$G27]" office:value-type="float" office:value="2753.74994213418" calcext:value-type="float">
            <text:p>2753,74994213418</text:p>
          </table:table-cell>
          <table:table-cell table:formula="of:=[.$C28]*[.$F28]+[.$D28]*[.$E28]" office:value-type="float" office:value="99.8844474742419" calcext:value-type="float">
            <text:p>99,8844474742419</text:p>
          </table:table-cell>
          <table:table-cell table:number-columns-repeated="1016"/>
        </table:table-row>
        <table:table-row table:style-name="ro1">
          <table:table-cell office:value-type="date" office:date-value="1945-05-30" calcext:value-type="date">
            <text:p>środa 30 maja 1945</text:p>
          </table:table-cell>
          <table:table-cell table:style-name="Default" table:formula="of:=WEEKDAY([.A29];2)" office:value-type="float" office:value="3" calcext:value-type="float">
            <text:p>3</text:p>
          </table:table-cell>
          <table:table-cell table:formula="of:=IF([.$B29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28]" office:value-type="float" office:value="3.3194931377273" calcext:value-type="float">
            <text:p>3,3194931377273</text:p>
          </table:table-cell>
          <table:table-cell table:formula="of:=99.7%*[.$F28]" office:value-type="float" office:value="8.29873284431827" calcext:value-type="float">
            <text:p>8,29873284431827</text:p>
          </table:table-cell>
          <table:table-cell table:formula="of:=[.$C29]*[.$F29]+[.$D29]*[.$E29]+[.$G28]" office:value-type="float" office:value="2853.334736266" calcext:value-type="float">
            <text:p>2853,334736266</text:p>
          </table:table-cell>
          <table:table-cell table:formula="of:=[.$C29]*[.$F29]+[.$D29]*[.$E29]" office:value-type="float" office:value="99.5847941318191" calcext:value-type="float">
            <text:p>99,5847941318191</text:p>
          </table:table-cell>
          <table:table-cell table:number-columns-repeated="1016"/>
        </table:table-row>
        <table:table-row table:style-name="ro1">
          <table:table-cell office:value-type="date" office:date-value="1945-05-31" calcext:value-type="date">
            <text:p>czwartek 31 maja 1945</text:p>
          </table:table-cell>
          <table:table-cell table:style-name="Default" table:formula="of:=WEEKDAY([.A30];2)" office:value-type="float" office:value="4" calcext:value-type="float">
            <text:p>4</text:p>
          </table:table-cell>
          <table:table-cell table:formula="of:=IF([.$B30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29]" office:value-type="float" office:value="3.30953465831412" calcext:value-type="float">
            <text:p>3,30953465831412</text:p>
          </table:table-cell>
          <table:table-cell table:formula="of:=99.7%*[.$F29]" office:value-type="float" office:value="8.27383664578531" calcext:value-type="float">
            <text:p>8,27383664578531</text:p>
          </table:table-cell>
          <table:table-cell table:formula="of:=[.$C30]*[.$F30]+[.$D30]*[.$E30]+[.$G29]" office:value-type="float" office:value="2952.62077601543" calcext:value-type="float">
            <text:p>2952,62077601543</text:p>
          </table:table-cell>
          <table:table-cell table:formula="of:=[.$C30]*[.$F30]+[.$D30]*[.$E30]" office:value-type="float" office:value="99.2860397494237" calcext:value-type="float">
            <text:p>99,2860397494237</text:p>
          </table:table-cell>
          <table:table-cell table:number-columns-repeated="1016"/>
        </table:table-row>
        <table:table-row table:style-name="ro1">
          <table:table-cell office:value-type="date" office:date-value="1945-06-01" calcext:value-type="date">
            <text:p>piątek 1 czerwca 1945</text:p>
          </table:table-cell>
          <table:table-cell table:style-name="Default" table:formula="of:=WEEKDAY([.A31];2)" office:value-type="float" office:value="5" calcext:value-type="float">
            <text:p>5</text:p>
          </table:table-cell>
          <table:table-cell table:formula="of:=IF([.$B31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30]" office:value-type="float" office:value="3.29960605433918" calcext:value-type="float">
            <text:p>3,29960605433918</text:p>
          </table:table-cell>
          <table:table-cell table:formula="of:=99.7%*[.$F30]" office:value-type="float" office:value="8.24901513584796" calcext:value-type="float">
            <text:p>8,24901513584796</text:p>
          </table:table-cell>
          <table:table-cell table:formula="of:=[.$C31]*[.$F31]+[.$D31]*[.$E31]+[.$G30]" office:value-type="float" office:value="3051.6089576456" calcext:value-type="float">
            <text:p>3051,6089576456</text:p>
          </table:table-cell>
          <table:table-cell table:formula="of:=[.$C31]*[.$F31]+[.$D31]*[.$E31]" office:value-type="float" office:value="98.9881816301754" calcext:value-type="float">
            <text:p>98,9881816301754</text:p>
          </table:table-cell>
          <table:table-cell table:number-columns-repeated="1016"/>
        </table:table-row>
        <table:table-row table:style-name="ro1">
          <table:table-cell office:value-type="date" office:date-value="1945-06-02" calcext:value-type="date">
            <text:p>sobota 2 czerwca 1945</text:p>
          </table:table-cell>
          <table:table-cell table:style-name="Default" table:formula="of:=WEEKDAY([.A32];2)" office:value-type="float" office:value="6" calcext:value-type="float">
            <text:p>6</text:p>
          </table:table-cell>
          <table:table-cell table:formula="of:=IF([.$B32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31]" office:value-type="float" office:value="3.28970723617616" calcext:value-type="float">
            <text:p>3,28970723617616</text:p>
          </table:table-cell>
          <table:table-cell table:formula="of:=99.7%*[.$F31]" office:value-type="float" office:value="8.22426809044041" calcext:value-type="float">
            <text:p>8,22426809044041</text:p>
          </table:table-cell>
          <table:table-cell table:formula="of:=[.$C32]*[.$F32]+[.$D32]*[.$E32]+[.$G31]" office:value-type="float" office:value="3150.30017473089" calcext:value-type="float">
            <text:p>3150,30017473089</text:p>
          </table:table-cell>
          <table:table-cell table:formula="of:=[.$C32]*[.$F32]+[.$D32]*[.$E32]" office:value-type="float" office:value="98.6912170852849" calcext:value-type="float">
            <text:p>98,6912170852849</text:p>
          </table:table-cell>
          <table:table-cell table:number-columns-repeated="1016"/>
        </table:table-row>
        <table:table-row table:style-name="ro1">
          <table:table-cell office:value-type="date" office:date-value="1945-06-03" calcext:value-type="date">
            <text:p>niedziela 3 czerwca 1945</text:p>
          </table:table-cell>
          <table:table-cell table:style-name="Default" table:formula="of:=WEEKDAY([.A33];2)" office:value-type="float" office:value="7" calcext:value-type="float">
            <text:p>7</text:p>
          </table:table-cell>
          <table:table-cell table:formula="of:=IF([.$B33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32]" office:value-type="float" office:value="3.27983811446763" calcext:value-type="float">
            <text:p>3,27983811446763</text:p>
          </table:table-cell>
          <table:table-cell table:formula="of:=99.7%*[.$F32]" office:value-type="float" office:value="8.19959528616909" calcext:value-type="float">
            <text:p>8,19959528616909</text:p>
          </table:table-cell>
          <table:table-cell table:formula="of:=[.$C33]*[.$F33]+[.$D33]*[.$E33]+[.$G32]" office:value-type="float" office:value="3232.29612759258" calcext:value-type="float">
            <text:p>3232,29612759258</text:p>
          </table:table-cell>
          <table:table-cell table:formula="of:=[.$C33]*[.$F33]+[.$D33]*[.$E33]" office:value-type="float" office:value="81.9959528616909" calcext:value-type="float">
            <text:p>81,9959528616909</text:p>
          </table:table-cell>
          <table:table-cell table:number-columns-repeated="1016"/>
        </table:table-row>
        <table:table-row table:style-name="ro1">
          <table:table-cell office:value-type="date" office:date-value="1945-06-04" calcext:value-type="date">
            <text:p>poniedziałek 4 czerwca 1945</text:p>
          </table:table-cell>
          <table:table-cell table:style-name="Default" table:formula="of:=WEEKDAY([.A34];2)" office:value-type="float" office:value="1" calcext:value-type="float">
            <text:p>1</text:p>
          </table:table-cell>
          <table:table-cell table:formula="of:=IF([.$B34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33]" office:value-type="float" office:value="3.26999860012423" calcext:value-type="float">
            <text:p>3,26999860012423</text:p>
          </table:table-cell>
          <table:table-cell table:formula="of:=99.7%*[.$F33]" office:value-type="float" office:value="8.17499650031058" calcext:value-type="float">
            <text:p>8,17499650031058</text:p>
          </table:table-cell>
          <table:table-cell table:formula="of:=[.$C34]*[.$F34]+[.$D34]*[.$E34]+[.$G33]" office:value-type="float" office:value="3330.39608559631" calcext:value-type="float">
            <text:p>3330,39608559631</text:p>
          </table:table-cell>
          <table:table-cell table:formula="of:=[.$C34]*[.$F34]+[.$D34]*[.$E34]" office:value-type="float" office:value="98.099958003727" calcext:value-type="float">
            <text:p>98,099958003727</text:p>
          </table:table-cell>
          <table:table-cell table:number-columns-repeated="1016"/>
        </table:table-row>
        <table:table-row table:style-name="ro1">
          <table:table-cell office:value-type="date" office:date-value="1945-06-05" calcext:value-type="date">
            <text:p>wtorek 5 czerwca 1945</text:p>
          </table:table-cell>
          <table:table-cell table:style-name="Default" table:formula="of:=WEEKDAY([.A35];2)" office:value-type="float" office:value="2" calcext:value-type="float">
            <text:p>2</text:p>
          </table:table-cell>
          <table:table-cell table:formula="of:=IF([.$B35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34]" office:value-type="float" office:value="3.26018860432386" calcext:value-type="float">
            <text:p>3,26018860432386</text:p>
          </table:table-cell>
          <table:table-cell table:formula="of:=99.7%*[.$F34]" office:value-type="float" office:value="8.15047151080965" calcext:value-type="float">
            <text:p>8,15047151080965</text:p>
          </table:table-cell>
          <table:table-cell table:formula="of:=[.$C35]*[.$F35]+[.$D35]*[.$E35]+[.$G34]" office:value-type="float" office:value="3428.20174372602" calcext:value-type="float">
            <text:p>3428,20174372602</text:p>
          </table:table-cell>
          <table:table-cell table:formula="of:=[.$C35]*[.$F35]+[.$D35]*[.$E35]" office:value-type="float" office:value="97.8056581297158" calcext:value-type="float">
            <text:p>97,8056581297158</text:p>
          </table:table-cell>
          <table:table-cell table:number-columns-repeated="1016"/>
        </table:table-row>
        <table:table-row table:style-name="ro1">
          <table:table-cell office:value-type="date" office:date-value="1945-06-06" calcext:value-type="date">
            <text:p>środa 6 czerwca 1945</text:p>
          </table:table-cell>
          <table:table-cell table:style-name="Default" table:formula="of:=WEEKDAY([.A36];2)" office:value-type="float" office:value="3" calcext:value-type="float">
            <text:p>3</text:p>
          </table:table-cell>
          <table:table-cell table:formula="of:=IF([.$B36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35]" office:value-type="float" office:value="3.25040803851089" calcext:value-type="float">
            <text:p>3,25040803851089</text:p>
          </table:table-cell>
          <table:table-cell table:formula="of:=99.7%*[.$F35]" office:value-type="float" office:value="8.12602009627722" calcext:value-type="float">
            <text:p>8,12602009627722</text:p>
          </table:table-cell>
          <table:table-cell table:formula="of:=[.$C36]*[.$F36]+[.$D36]*[.$E36]+[.$G35]" office:value-type="float" office:value="3525.71398488135" calcext:value-type="float">
            <text:p>3525,71398488135</text:p>
          </table:table-cell>
          <table:table-cell table:formula="of:=[.$C36]*[.$F36]+[.$D36]*[.$E36]" office:value-type="float" office:value="97.5122411553266" calcext:value-type="float">
            <text:p>97,5122411553266</text:p>
          </table:table-cell>
          <table:table-cell table:number-columns-repeated="1016"/>
        </table:table-row>
        <table:table-row table:style-name="ro1">
          <table:table-cell office:value-type="date" office:date-value="1945-06-07" calcext:value-type="date">
            <text:p>czwartek 7 czerwca 1945</text:p>
          </table:table-cell>
          <table:table-cell table:style-name="Default" table:formula="of:=WEEKDAY([.A37];2)" office:value-type="float" office:value="4" calcext:value-type="float">
            <text:p>4</text:p>
          </table:table-cell>
          <table:table-cell table:formula="of:=IF([.$B37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36]" office:value-type="float" office:value="3.24065681439535" calcext:value-type="float">
            <text:p>3,24065681439535</text:p>
          </table:table-cell>
          <table:table-cell table:formula="of:=99.7%*[.$F36]" office:value-type="float" office:value="8.10164203598839" calcext:value-type="float">
            <text:p>8,10164203598839</text:p>
          </table:table-cell>
          <table:table-cell table:formula="of:=[.$C37]*[.$F37]+[.$D37]*[.$E37]+[.$G36]" office:value-type="float" office:value="3622.93368931321" calcext:value-type="float">
            <text:p>3622,93368931321</text:p>
          </table:table-cell>
          <table:table-cell table:formula="of:=[.$C37]*[.$F37]+[.$D37]*[.$E37]" office:value-type="float" office:value="97.2197044318606" calcext:value-type="float">
            <text:p>97,2197044318606</text:p>
          </table:table-cell>
          <table:table-cell table:number-columns-repeated="1016"/>
        </table:table-row>
        <table:table-row table:style-name="ro1">
          <table:table-cell office:value-type="date" office:date-value="1945-06-08" calcext:value-type="date">
            <text:p>piątek 8 czerwca 1945</text:p>
          </table:table-cell>
          <table:table-cell table:style-name="Default" table:formula="of:=WEEKDAY([.A38];2)" office:value-type="float" office:value="5" calcext:value-type="float">
            <text:p>5</text:p>
          </table:table-cell>
          <table:table-cell table:formula="of:=IF([.$B38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37]" office:value-type="float" office:value="3.23093484395217" calcext:value-type="float">
            <text:p>3,23093484395217</text:p>
          </table:table-cell>
          <table:table-cell table:formula="of:=99.7%*[.$F37]" office:value-type="float" office:value="8.07733710988043" calcext:value-type="float">
            <text:p>8,07733710988043</text:p>
          </table:table-cell>
          <table:table-cell table:formula="of:=[.$C38]*[.$F38]+[.$D38]*[.$E38]+[.$G37]" office:value-type="float" office:value="3719.86173463177" calcext:value-type="float">
            <text:p>3719,86173463177</text:p>
          </table:table-cell>
          <table:table-cell table:formula="of:=[.$C38]*[.$F38]+[.$D38]*[.$E38]" office:value-type="float" office:value="96.928045318565" calcext:value-type="float">
            <text:p>96,928045318565</text:p>
          </table:table-cell>
          <table:table-cell table:number-columns-repeated="1016"/>
        </table:table-row>
        <table:table-row table:style-name="ro1">
          <table:table-cell office:value-type="date" office:date-value="1945-06-09" calcext:value-type="date">
            <text:p>sobota 9 czerwca 1945</text:p>
          </table:table-cell>
          <table:table-cell table:style-name="Default" table:formula="of:=WEEKDAY([.A39];2)" office:value-type="float" office:value="6" calcext:value-type="float">
            <text:p>6</text:p>
          </table:table-cell>
          <table:table-cell table:formula="of:=IF([.$B39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38]" office:value-type="float" office:value="3.22124203942031" calcext:value-type="float">
            <text:p>3,22124203942031</text:p>
          </table:table-cell>
          <table:table-cell table:formula="of:=99.7%*[.$F38]" office:value-type="float" office:value="8.05310509855078" calcext:value-type="float">
            <text:p>8,05310509855078</text:p>
          </table:table-cell>
          <table:table-cell table:formula="of:=[.$C39]*[.$F39]+[.$D39]*[.$E39]+[.$G38]" office:value-type="float" office:value="3816.49899581438" calcext:value-type="float">
            <text:p>3816,49899581438</text:p>
          </table:table-cell>
          <table:table-cell table:formula="of:=[.$C39]*[.$F39]+[.$D39]*[.$E39]" office:value-type="float" office:value="96.6372611826094" calcext:value-type="float">
            <text:p>96,6372611826094</text:p>
          </table:table-cell>
          <table:table-cell table:number-columns-repeated="1016"/>
        </table:table-row>
        <table:table-row table:style-name="ro1">
          <table:table-cell office:value-type="date" office:date-value="1945-06-10" calcext:value-type="date">
            <text:p>niedziela 10 czerwca 1945</text:p>
          </table:table-cell>
          <table:table-cell table:style-name="Default" table:formula="of:=WEEKDAY([.A40];2)" office:value-type="float" office:value="7" calcext:value-type="float">
            <text:p>7</text:p>
          </table:table-cell>
          <table:table-cell table:formula="of:=IF([.$B40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39]" office:value-type="float" office:value="3.21157831330205" calcext:value-type="float">
            <text:p>3,21157831330205</text:p>
          </table:table-cell>
          <table:table-cell table:formula="of:=99.7%*[.$F39]" office:value-type="float" office:value="8.02894578325513" calcext:value-type="float">
            <text:p>8,02894578325513</text:p>
          </table:table-cell>
          <table:table-cell table:formula="of:=[.$C40]*[.$F40]+[.$D40]*[.$E40]+[.$G39]" office:value-type="float" office:value="3896.78845364693" calcext:value-type="float">
            <text:p>3896,78845364693</text:p>
          </table:table-cell>
          <table:table-cell table:formula="of:=[.$C40]*[.$F40]+[.$D40]*[.$E40]" office:value-type="float" office:value="80.2894578325513" calcext:value-type="float">
            <text:p>80,2894578325513</text:p>
          </table:table-cell>
          <table:table-cell table:number-columns-repeated="1016"/>
        </table:table-row>
        <table:table-row table:style-name="ro1">
          <table:table-cell office:value-type="date" office:date-value="1945-06-11" calcext:value-type="date">
            <text:p>poniedziałek 11 czerwca 1945</text:p>
          </table:table-cell>
          <table:table-cell table:style-name="Default" table:formula="of:=WEEKDAY([.A41];2)" office:value-type="float" office:value="1" calcext:value-type="float">
            <text:p>1</text:p>
          </table:table-cell>
          <table:table-cell table:formula="of:=IF([.$B41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40]" office:value-type="float" office:value="3.20194357836214" calcext:value-type="float">
            <text:p>3,20194357836214</text:p>
          </table:table-cell>
          <table:table-cell table:formula="of:=99.7%*[.$F40]" office:value-type="float" office:value="8.00485894590537" calcext:value-type="float">
            <text:p>8,00485894590537</text:p>
          </table:table-cell>
          <table:table-cell table:formula="of:=[.$C41]*[.$F41]+[.$D41]*[.$E41]+[.$G40]" office:value-type="float" office:value="3992.8467609978" calcext:value-type="float">
            <text:p>3992,8467609978</text:p>
          </table:table-cell>
          <table:table-cell table:formula="of:=[.$C41]*[.$F41]+[.$D41]*[.$E41]" office:value-type="float" office:value="96.0583073508643" calcext:value-type="float">
            <text:p>96,0583073508643</text:p>
          </table:table-cell>
          <table:table-cell table:number-columns-repeated="1016"/>
        </table:table-row>
        <table:table-row table:style-name="ro1">
          <table:table-cell office:value-type="date" office:date-value="1945-06-12" calcext:value-type="date">
            <text:p>wtorek 12 czerwca 1945</text:p>
          </table:table-cell>
          <table:table-cell table:style-name="Default" table:formula="of:=WEEKDAY([.A42];2)" office:value-type="float" office:value="2" calcext:value-type="float">
            <text:p>2</text:p>
          </table:table-cell>
          <table:table-cell table:formula="of:=IF([.$B42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41]" office:value-type="float" office:value="3.19233774762706" calcext:value-type="float">
            <text:p>3,19233774762706</text:p>
          </table:table-cell>
          <table:table-cell table:formula="of:=99.7%*[.$F41]" office:value-type="float" office:value="7.98084436906765" calcext:value-type="float">
            <text:p>7,98084436906765</text:p>
          </table:table-cell>
          <table:table-cell table:formula="of:=[.$C42]*[.$F42]+[.$D42]*[.$E42]+[.$G41]" office:value-type="float" office:value="4088.61689342661" calcext:value-type="float">
            <text:p>4088,61689342661</text:p>
          </table:table-cell>
          <table:table-cell table:formula="of:=[.$C42]*[.$F42]+[.$D42]*[.$E42]" office:value-type="float" office:value="95.7701324288118" calcext:value-type="float">
            <text:p>95,7701324288118</text:p>
          </table:table-cell>
          <table:table-cell table:number-columns-repeated="1016"/>
        </table:table-row>
        <table:table-row table:style-name="ro1">
          <table:table-cell office:value-type="date" office:date-value="1945-06-13" calcext:value-type="date">
            <text:p>środa 13 czerwca 1945</text:p>
          </table:table-cell>
          <table:table-cell table:style-name="Default" table:formula="of:=WEEKDAY([.A43];2)" office:value-type="float" office:value="3" calcext:value-type="float">
            <text:p>3</text:p>
          </table:table-cell>
          <table:table-cell table:formula="of:=IF([.$B43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42]" office:value-type="float" office:value="3.18276073438418" calcext:value-type="float">
            <text:p>3,18276073438418</text:p>
          </table:table-cell>
          <table:table-cell table:formula="of:=99.7%*[.$F42]" office:value-type="float" office:value="7.95690183596045" calcext:value-type="float">
            <text:p>7,95690183596045</text:p>
          </table:table-cell>
          <table:table-cell table:formula="of:=[.$C43]*[.$F43]+[.$D43]*[.$E43]+[.$G42]" office:value-type="float" office:value="4184.09971545814" calcext:value-type="float">
            <text:p>4184,09971545814</text:p>
          </table:table-cell>
          <table:table-cell table:formula="of:=[.$C43]*[.$F43]+[.$D43]*[.$E43]" office:value-type="float" office:value="95.4828220315253" calcext:value-type="float">
            <text:p>95,4828220315253</text:p>
          </table:table-cell>
          <table:table-cell table:number-columns-repeated="1016"/>
        </table:table-row>
        <table:table-row table:style-name="ro1">
          <table:table-cell office:value-type="date" office:date-value="1945-06-14" calcext:value-type="date">
            <text:p>czwartek 14 czerwca 1945</text:p>
          </table:table-cell>
          <table:table-cell table:style-name="Default" table:formula="of:=WEEKDAY([.A44];2)" office:value-type="float" office:value="4" calcext:value-type="float">
            <text:p>4</text:p>
          </table:table-cell>
          <table:table-cell table:formula="of:=IF([.$B44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43]" office:value-type="float" office:value="3.17321245218102" calcext:value-type="float">
            <text:p>3,17321245218102</text:p>
          </table:table-cell>
          <table:table-cell table:formula="of:=99.7%*[.$F43]" office:value-type="float" office:value="7.93303113045257" calcext:value-type="float">
            <text:p>7,93303113045257</text:p>
          </table:table-cell>
          <table:table-cell table:formula="of:=[.$C44]*[.$F44]+[.$D44]*[.$E44]+[.$G43]" office:value-type="float" office:value="4279.29608902357" calcext:value-type="float">
            <text:p>4279,29608902357</text:p>
          </table:table-cell>
          <table:table-cell table:formula="of:=[.$C44]*[.$F44]+[.$D44]*[.$E44]" office:value-type="float" office:value="95.1963735654307" calcext:value-type="float">
            <text:p>95,1963735654307</text:p>
          </table:table-cell>
          <table:table-cell table:number-columns-repeated="1016"/>
        </table:table-row>
        <table:table-row table:style-name="ro1">
          <table:table-cell office:value-type="date" office:date-value="1945-06-15" calcext:value-type="date">
            <text:p>piątek 15 czerwca 1945</text:p>
          </table:table-cell>
          <table:table-cell table:style-name="Default" table:formula="of:=WEEKDAY([.A45];2)" office:value-type="float" office:value="5" calcext:value-type="float">
            <text:p>5</text:p>
          </table:table-cell>
          <table:table-cell table:formula="of:=IF([.$B45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44]" office:value-type="float" office:value="3.16369281482448" calcext:value-type="float">
            <text:p>3,16369281482448</text:p>
          </table:table-cell>
          <table:table-cell table:formula="of:=99.7%*[.$F44]" office:value-type="float" office:value="7.90923203706121" calcext:value-type="float">
            <text:p>7,90923203706121</text:p>
          </table:table-cell>
          <table:table-cell table:formula="of:=[.$C45]*[.$F45]+[.$D45]*[.$E45]+[.$G44]" office:value-type="float" office:value="4374.2068734683" calcext:value-type="float">
            <text:p>4374,2068734683</text:p>
          </table:table-cell>
          <table:table-cell table:formula="of:=[.$C45]*[.$F45]+[.$D45]*[.$E45]" office:value-type="float" office:value="94.9107844447344" calcext:value-type="float">
            <text:p>94,9107844447344</text:p>
          </table:table-cell>
          <table:table-cell table:number-columns-repeated="1016"/>
        </table:table-row>
        <table:table-row table:style-name="ro1">
          <table:table-cell office:value-type="date" office:date-value="1945-06-16" calcext:value-type="date">
            <text:p>sobota 16 czerwca 1945</text:p>
          </table:table-cell>
          <table:table-cell table:style-name="Default" table:formula="of:=WEEKDAY([.A46];2)" office:value-type="float" office:value="6" calcext:value-type="float">
            <text:p>6</text:p>
          </table:table-cell>
          <table:table-cell table:formula="of:=IF([.$B46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45]" office:value-type="float" office:value="3.15420173638001" calcext:value-type="float">
            <text:p>3,15420173638001</text:p>
          </table:table-cell>
          <table:table-cell table:formula="of:=99.7%*[.$F45]" office:value-type="float" office:value="7.88550434095003" calcext:value-type="float">
            <text:p>7,88550434095003</text:p>
          </table:table-cell>
          <table:table-cell table:formula="of:=[.$C46]*[.$F46]+[.$D46]*[.$E46]+[.$G45]" office:value-type="float" office:value="4468.8329255597" calcext:value-type="float">
            <text:p>4468,8329255597</text:p>
          </table:table-cell>
          <table:table-cell table:formula="of:=[.$C46]*[.$F46]+[.$D46]*[.$E46]" office:value-type="float" office:value="94.6260520914002" calcext:value-type="float">
            <text:p>94,6260520914002</text:p>
          </table:table-cell>
          <table:table-cell table:number-columns-repeated="1016"/>
        </table:table-row>
        <table:table-row table:style-name="ro1">
          <table:table-cell office:value-type="date" office:date-value="1945-06-17" calcext:value-type="date">
            <text:p>niedziela 17 czerwca 1945</text:p>
          </table:table-cell>
          <table:table-cell table:style-name="Default" table:formula="of:=WEEKDAY([.A47];2)" office:value-type="float" office:value="7" calcext:value-type="float">
            <text:p>7</text:p>
          </table:table-cell>
          <table:table-cell table:formula="of:=IF([.$B47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46]" office:value-type="float" office:value="3.14473913117087" calcext:value-type="float">
            <text:p>3,14473913117087</text:p>
          </table:table-cell>
          <table:table-cell table:formula="of:=99.7%*[.$F46]" office:value-type="float" office:value="7.86184782792718" calcext:value-type="float">
            <text:p>7,86184782792718</text:p>
          </table:table-cell>
          <table:table-cell table:formula="of:=[.$C47]*[.$F47]+[.$D47]*[.$E47]+[.$G46]" office:value-type="float" office:value="4547.45140383897" calcext:value-type="float">
            <text:p>4547,45140383897</text:p>
          </table:table-cell>
          <table:table-cell table:formula="of:=[.$C47]*[.$F47]+[.$D47]*[.$E47]" office:value-type="float" office:value="78.6184782792717" calcext:value-type="float">
            <text:p>78,6184782792717</text:p>
          </table:table-cell>
          <table:table-cell table:number-columns-repeated="1016"/>
        </table:table-row>
        <table:table-row table:style-name="ro1">
          <table:table-cell office:value-type="date" office:date-value="1945-06-18" calcext:value-type="date">
            <text:p>poniedziałek 18 czerwca 1945</text:p>
          </table:table-cell>
          <table:table-cell table:style-name="Default" table:formula="of:=WEEKDAY([.A48];2)" office:value-type="float" office:value="1" calcext:value-type="float">
            <text:p>1</text:p>
          </table:table-cell>
          <table:table-cell table:formula="of:=IF([.$B48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47]" office:value-type="float" office:value="3.13530491377735" calcext:value-type="float">
            <text:p>3,13530491377735</text:p>
          </table:table-cell>
          <table:table-cell table:formula="of:=99.7%*[.$F47]" office:value-type="float" office:value="7.83826228444339" calcext:value-type="float">
            <text:p>7,83826228444339</text:p>
          </table:table-cell>
          <table:table-cell table:formula="of:=[.$C48]*[.$F48]+[.$D48]*[.$E48]+[.$G47]" office:value-type="float" office:value="4641.51055125229" calcext:value-type="float">
            <text:p>4641,51055125229</text:p>
          </table:table-cell>
          <table:table-cell table:formula="of:=[.$C48]*[.$F48]+[.$D48]*[.$E48]" office:value-type="float" office:value="94.0591474133207" calcext:value-type="float">
            <text:p>94,0591474133207</text:p>
          </table:table-cell>
          <table:table-cell table:number-columns-repeated="1016"/>
        </table:table-row>
        <table:table-row table:style-name="ro1">
          <table:table-cell office:value-type="date" office:date-value="1945-06-19" calcext:value-type="date">
            <text:p>wtorek 19 czerwca 1945</text:p>
          </table:table-cell>
          <table:table-cell table:style-name="Default" table:formula="of:=WEEKDAY([.A49];2)" office:value-type="float" office:value="2" calcext:value-type="float">
            <text:p>2</text:p>
          </table:table-cell>
          <table:table-cell table:formula="of:=IF([.$B49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48]" office:value-type="float" office:value="3.12589899903602" calcext:value-type="float">
            <text:p>3,12589899903602</text:p>
          </table:table-cell>
          <table:table-cell table:formula="of:=99.7%*[.$F48]" office:value-type="float" office:value="7.81474749759006" calcext:value-type="float">
            <text:p>7,81474749759006</text:p>
          </table:table-cell>
          <table:table-cell table:formula="of:=[.$C49]*[.$F49]+[.$D49]*[.$E49]+[.$G48]" office:value-type="float" office:value="4735.28752122338" calcext:value-type="float">
            <text:p>4735,28752122338</text:p>
          </table:table-cell>
          <table:table-cell table:formula="of:=[.$C49]*[.$F49]+[.$D49]*[.$E49]" office:value-type="float" office:value="93.7769699710807" calcext:value-type="float">
            <text:p>93,7769699710807</text:p>
          </table:table-cell>
          <table:table-cell table:number-columns-repeated="1016"/>
        </table:table-row>
        <table:table-row table:style-name="ro1">
          <table:table-cell office:value-type="date" office:date-value="1945-06-20" calcext:value-type="date">
            <text:p>środa 20 czerwca 1945</text:p>
          </table:table-cell>
          <table:table-cell table:style-name="Default" table:formula="of:=WEEKDAY([.A50];2)" office:value-type="float" office:value="3" calcext:value-type="float">
            <text:p>3</text:p>
          </table:table-cell>
          <table:table-cell table:formula="of:=IF([.$B50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49]" office:value-type="float" office:value="3.11652130203891" calcext:value-type="float">
            <text:p>3,11652130203891</text:p>
          </table:table-cell>
          <table:table-cell table:formula="of:=99.7%*[.$F49]" office:value-type="float" office:value="7.79130325509729" calcext:value-type="float">
            <text:p>7,79130325509729</text:p>
          </table:table-cell>
          <table:table-cell table:formula="of:=[.$C50]*[.$F50]+[.$D50]*[.$E50]+[.$G49]" office:value-type="float" office:value="4828.78316028454" calcext:value-type="float">
            <text:p>4828,78316028454</text:p>
          </table:table-cell>
          <table:table-cell table:formula="of:=[.$C50]*[.$F50]+[.$D50]*[.$E50]" office:value-type="float" office:value="93.4956390611675" calcext:value-type="float">
            <text:p>93,4956390611675</text:p>
          </table:table-cell>
          <table:table-cell table:number-columns-repeated="1016"/>
        </table:table-row>
        <table:table-row table:style-name="ro1">
          <table:table-cell office:value-type="date" office:date-value="1945-06-21" calcext:value-type="date">
            <text:p>czwartek 21 czerwca 1945</text:p>
          </table:table-cell>
          <table:table-cell table:style-name="Default" table:formula="of:=WEEKDAY([.A51];2)" office:value-type="float" office:value="4" calcext:value-type="float">
            <text:p>4</text:p>
          </table:table-cell>
          <table:table-cell table:formula="of:=IF([.$B51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50]" office:value-type="float" office:value="3.1071717381328" calcext:value-type="float">
            <text:p>3,1071717381328</text:p>
          </table:table-cell>
          <table:table-cell table:formula="of:=99.7%*[.$F50]" office:value-type="float" office:value="7.767929345332" calcext:value-type="float">
            <text:p>7,767929345332</text:p>
          </table:table-cell>
          <table:table-cell table:formula="of:=[.$C51]*[.$F51]+[.$D51]*[.$E51]+[.$G50]" office:value-type="float" office:value="4921.99831242853" calcext:value-type="float">
            <text:p>4921,99831242853</text:p>
          </table:table-cell>
          <table:table-cell table:formula="of:=[.$C51]*[.$F51]+[.$D51]*[.$E51]" office:value-type="float" office:value="93.2151521439839" calcext:value-type="float">
            <text:p>93,2151521439839</text:p>
          </table:table-cell>
          <table:table-cell table:number-columns-repeated="1016"/>
        </table:table-row>
        <table:table-row table:style-name="ro1">
          <table:table-cell office:value-type="date" office:date-value="1945-06-22" calcext:value-type="date">
            <text:p>piątek 22 czerwca 1945</text:p>
          </table:table-cell>
          <table:table-cell table:style-name="Default" table:formula="of:=WEEKDAY([.A52];2)" office:value-type="float" office:value="5" calcext:value-type="float">
            <text:p>5</text:p>
          </table:table-cell>
          <table:table-cell table:formula="of:=IF([.$B52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51]" office:value-type="float" office:value="3.0978502229184" calcext:value-type="float">
            <text:p>3,0978502229184</text:p>
          </table:table-cell>
          <table:table-cell table:formula="of:=99.7%*[.$F51]" office:value-type="float" office:value="7.74462555729601" calcext:value-type="float">
            <text:p>7,74462555729601</text:p>
          </table:table-cell>
          <table:table-cell table:formula="of:=[.$C52]*[.$F52]+[.$D52]*[.$E52]+[.$G51]" office:value-type="float" office:value="5014.93381911608" calcext:value-type="float">
            <text:p>5014,93381911608</text:p>
          </table:table-cell>
          <table:table-cell table:formula="of:=[.$C52]*[.$F52]+[.$D52]*[.$E52]" office:value-type="float" office:value="92.935506687552" calcext:value-type="float">
            <text:p>92,935506687552</text:p>
          </table:table-cell>
          <table:table-cell table:number-columns-repeated="1016"/>
        </table:table-row>
        <table:table-row table:style-name="ro1">
          <table:table-cell office:value-type="date" office:date-value="1945-06-23" calcext:value-type="date">
            <text:p>sobota 23 czerwca 1945</text:p>
          </table:table-cell>
          <table:table-cell table:style-name="Default" table:formula="of:=WEEKDAY([.A53];2)" office:value-type="float" office:value="6" calcext:value-type="float">
            <text:p>6</text:p>
          </table:table-cell>
          <table:table-cell table:formula="of:=IF([.$B53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52]" office:value-type="float" office:value="3.08855667224964" calcext:value-type="float">
            <text:p>3,08855667224964</text:p>
          </table:table-cell>
          <table:table-cell table:formula="of:=99.7%*[.$F52]" office:value-type="float" office:value="7.72139168062412" calcext:value-type="float">
            <text:p>7,72139168062412</text:p>
          </table:table-cell>
          <table:table-cell table:formula="of:=[.$C53]*[.$F53]+[.$D53]*[.$E53]+[.$G52]" office:value-type="float" office:value="5107.59051928357" calcext:value-type="float">
            <text:p>5107,59051928357</text:p>
          </table:table-cell>
          <table:table-cell table:formula="of:=[.$C53]*[.$F53]+[.$D53]*[.$E53]" office:value-type="float" office:value="92.6567001674893" calcext:value-type="float">
            <text:p>92,6567001674893</text:p>
          </table:table-cell>
          <table:table-cell table:number-columns-repeated="1016"/>
        </table:table-row>
        <table:table-row table:style-name="ro1">
          <table:table-cell office:value-type="date" office:date-value="1945-06-24" calcext:value-type="date">
            <text:p>niedziela 24 czerwca 1945</text:p>
          </table:table-cell>
          <table:table-cell table:style-name="Default" table:formula="of:=WEEKDAY([.A54];2)" office:value-type="float" office:value="7" calcext:value-type="float">
            <text:p>7</text:p>
          </table:table-cell>
          <table:table-cell table:formula="of:=IF([.$B54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53]" office:value-type="float" office:value="3.07929100223289" calcext:value-type="float">
            <text:p>3,07929100223289</text:p>
          </table:table-cell>
          <table:table-cell table:formula="of:=99.7%*[.$F53]" office:value-type="float" office:value="7.69822750558224" calcext:value-type="float">
            <text:p>7,69822750558224</text:p>
          </table:table-cell>
          <table:table-cell table:formula="of:=[.$C54]*[.$F54]+[.$D54]*[.$E54]+[.$G53]" office:value-type="float" office:value="5184.57279433939" calcext:value-type="float">
            <text:p>5184,57279433939</text:p>
          </table:table-cell>
          <table:table-cell table:formula="of:=[.$C54]*[.$F54]+[.$D54]*[.$E54]" office:value-type="float" office:value="76.9822750558224" calcext:value-type="float">
            <text:p>76,9822750558224</text:p>
          </table:table-cell>
          <table:table-cell table:number-columns-repeated="1016"/>
        </table:table-row>
        <table:table-row table:style-name="ro1">
          <table:table-cell office:value-type="date" office:date-value="1945-06-25" calcext:value-type="date">
            <text:p>poniedziałek 25 czerwca 1945</text:p>
          </table:table-cell>
          <table:table-cell table:style-name="Default" table:formula="of:=WEEKDAY([.A55];2)" office:value-type="float" office:value="1" calcext:value-type="float">
            <text:p>1</text:p>
          </table:table-cell>
          <table:table-cell table:formula="of:=IF([.$B55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54]" office:value-type="float" office:value="3.0700531292262" calcext:value-type="float">
            <text:p>3,0700531292262</text:p>
          </table:table-cell>
          <table:table-cell table:formula="of:=99.7%*[.$F54]" office:value-type="float" office:value="7.6751328230655" calcext:value-type="float">
            <text:p>7,6751328230655</text:p>
          </table:table-cell>
          <table:table-cell table:formula="of:=[.$C55]*[.$F55]+[.$D55]*[.$E55]+[.$G54]" office:value-type="float" office:value="5276.67438821618" calcext:value-type="float">
            <text:p>5276,67438821618</text:p>
          </table:table-cell>
          <table:table-cell table:formula="of:=[.$C55]*[.$F55]+[.$D55]*[.$E55]" office:value-type="float" office:value="92.1015938767859" calcext:value-type="float">
            <text:p>92,1015938767859</text:p>
          </table:table-cell>
          <table:table-cell table:number-columns-repeated="1016"/>
        </table:table-row>
        <table:table-row table:style-name="ro1">
          <table:table-cell office:value-type="date" office:date-value="1945-06-26" calcext:value-type="date">
            <text:p>wtorek 26 czerwca 1945</text:p>
          </table:table-cell>
          <table:table-cell table:style-name="Default" table:formula="of:=WEEKDAY([.A56];2)" office:value-type="float" office:value="2" calcext:value-type="float">
            <text:p>2</text:p>
          </table:table-cell>
          <table:table-cell table:formula="of:=IF([.$B56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55]" office:value-type="float" office:value="3.06084296983852" calcext:value-type="float">
            <text:p>3,06084296983852</text:p>
          </table:table-cell>
          <table:table-cell table:formula="of:=99.7%*[.$F55]" office:value-type="float" office:value="7.6521074245963" calcext:value-type="float">
            <text:p>7,6521074245963</text:p>
          </table:table-cell>
          <table:table-cell table:formula="of:=[.$C56]*[.$F56]+[.$D56]*[.$E56]+[.$G55]" office:value-type="float" office:value="5368.49967731133" calcext:value-type="float">
            <text:p>5368,49967731133</text:p>
          </table:table-cell>
          <table:table-cell table:formula="of:=[.$C56]*[.$F56]+[.$D56]*[.$E56]" office:value-type="float" office:value="91.8252890951556" calcext:value-type="float">
            <text:p>91,8252890951556</text:p>
          </table:table-cell>
          <table:table-cell table:number-columns-repeated="1016"/>
        </table:table-row>
        <table:table-row table:style-name="ro1">
          <table:table-cell office:value-type="date" office:date-value="1945-06-27" calcext:value-type="date">
            <text:p>środa 27 czerwca 1945</text:p>
          </table:table-cell>
          <table:table-cell table:style-name="Default" table:formula="of:=WEEKDAY([.A57];2)" office:value-type="float" office:value="3" calcext:value-type="float">
            <text:p>3</text:p>
          </table:table-cell>
          <table:table-cell table:formula="of:=IF([.$B57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56]" office:value-type="float" office:value="3.051660440929" calcext:value-type="float">
            <text:p>3,051660440929</text:p>
          </table:table-cell>
          <table:table-cell table:formula="of:=99.7%*[.$F56]" office:value-type="float" office:value="7.62915110232251" calcext:value-type="float">
            <text:p>7,62915110232251</text:p>
          </table:table-cell>
          <table:table-cell table:formula="of:=[.$C57]*[.$F57]+[.$D57]*[.$E57]+[.$G56]" office:value-type="float" office:value="5460.0494905392" calcext:value-type="float">
            <text:p>5460,0494905392</text:p>
          </table:table-cell>
          <table:table-cell table:formula="of:=[.$C57]*[.$F57]+[.$D57]*[.$E57]" office:value-type="float" office:value="91.5498132278701" calcext:value-type="float">
            <text:p>91,5498132278701</text:p>
          </table:table-cell>
          <table:table-cell table:number-columns-repeated="1016"/>
        </table:table-row>
        <table:table-row table:style-name="ro1">
          <table:table-cell office:value-type="date" office:date-value="1945-06-28" calcext:value-type="date">
            <text:p>czwartek 28 czerwca 1945</text:p>
          </table:table-cell>
          <table:table-cell table:style-name="Default" table:formula="of:=WEEKDAY([.A58];2)" office:value-type="float" office:value="4" calcext:value-type="float">
            <text:p>4</text:p>
          </table:table-cell>
          <table:table-cell table:formula="of:=IF([.$B58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57]" office:value-type="float" office:value="3.04250545960621" calcext:value-type="float">
            <text:p>3,04250545960621</text:p>
          </table:table-cell>
          <table:table-cell table:formula="of:=99.7%*[.$F57]" office:value-type="float" office:value="7.60626364901554" calcext:value-type="float">
            <text:p>7,60626364901554</text:p>
          </table:table-cell>
          <table:table-cell table:formula="of:=[.$C58]*[.$F58]+[.$D58]*[.$E58]+[.$G57]" office:value-type="float" office:value="5551.32465432739" calcext:value-type="float">
            <text:p>5551,32465432739</text:p>
          </table:table-cell>
          <table:table-cell table:formula="of:=[.$C58]*[.$F58]+[.$D58]*[.$E58]" office:value-type="float" office:value="91.2751637881865" calcext:value-type="float">
            <text:p>91,2751637881865</text:p>
          </table:table-cell>
          <table:table-cell table:number-columns-repeated="1016"/>
        </table:table-row>
        <table:table-row table:style-name="ro1">
          <table:table-cell office:value-type="date" office:date-value="1945-06-29" calcext:value-type="date">
            <text:p>piątek 29 czerwca 1945</text:p>
          </table:table-cell>
          <table:table-cell table:style-name="Default" table:formula="of:=WEEKDAY([.A59];2)" office:value-type="float" office:value="5" calcext:value-type="float">
            <text:p>5</text:p>
          </table:table-cell>
          <table:table-cell table:formula="of:=IF([.$B59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58]" office:value-type="float" office:value="3.0333779432274" calcext:value-type="float">
            <text:p>3,0333779432274</text:p>
          </table:table-cell>
          <table:table-cell table:formula="of:=99.7%*[.$F58]" office:value-type="float" office:value="7.5834448580685" calcext:value-type="float">
            <text:p>7,5834448580685</text:p>
          </table:table-cell>
          <table:table-cell table:formula="of:=[.$C59]*[.$F59]+[.$D59]*[.$E59]+[.$G58]" office:value-type="float" office:value="5642.32599262421" calcext:value-type="float">
            <text:p>5642,32599262421</text:p>
          </table:table-cell>
          <table:table-cell table:formula="of:=[.$C59]*[.$F59]+[.$D59]*[.$E59]" office:value-type="float" office:value="91.0013382968219" calcext:value-type="float">
            <text:p>91,0013382968219</text:p>
          </table:table-cell>
          <table:table-cell table:number-columns-repeated="1016"/>
        </table:table-row>
        <table:table-row table:style-name="ro1">
          <table:table-cell office:value-type="date" office:date-value="1945-06-30" calcext:value-type="date">
            <text:p>sobota 30 czerwca 1945</text:p>
          </table:table-cell>
          <table:table-cell table:style-name="Default" table:formula="of:=WEEKDAY([.A60];2)" office:value-type="float" office:value="6" calcext:value-type="float">
            <text:p>6</text:p>
          </table:table-cell>
          <table:table-cell table:formula="of:=IF([.$B60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59]" office:value-type="float" office:value="3.02427780939771" calcext:value-type="float">
            <text:p>3,02427780939771</text:p>
          </table:table-cell>
          <table:table-cell table:formula="of:=99.7%*[.$F59]" office:value-type="float" office:value="7.56069452349429" calcext:value-type="float">
            <text:p>7,56069452349429</text:p>
          </table:table-cell>
          <table:table-cell table:formula="of:=[.$C60]*[.$F60]+[.$D60]*[.$E60]+[.$G59]" office:value-type="float" office:value="5733.05432690614" calcext:value-type="float">
            <text:p>5733,05432690614</text:p>
          </table:table-cell>
          <table:table-cell table:formula="of:=[.$C60]*[.$F60]+[.$D60]*[.$E60]" office:value-type="float" office:value="90.7283342819314" calcext:value-type="float">
            <text:p>90,7283342819314</text:p>
          </table:table-cell>
          <table:table-cell table:number-columns-repeated="1016"/>
        </table:table-row>
        <table:table-row table:style-name="ro1">
          <table:table-cell office:value-type="date" office:date-value="1945-07-01" calcext:value-type="date">
            <text:p>niedziela 1 lipca 1945</text:p>
          </table:table-cell>
          <table:table-cell table:style-name="Default" table:formula="of:=WEEKDAY([.A61];2)" office:value-type="float" office:value="7" calcext:value-type="float">
            <text:p>7</text:p>
          </table:table-cell>
          <table:table-cell table:formula="of:=IF([.$B61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60]" office:value-type="float" office:value="3.01520497596952" calcext:value-type="float">
            <text:p>3,01520497596952</text:p>
          </table:table-cell>
          <table:table-cell table:formula="of:=99.7%*[.$F60]" office:value-type="float" office:value="7.53801243992381" calcext:value-type="float">
            <text:p>7,53801243992381</text:p>
          </table:table-cell>
          <table:table-cell table:formula="of:=[.$C61]*[.$F61]+[.$D61]*[.$E61]+[.$G60]" office:value-type="float" office:value="5808.43445130538" calcext:value-type="float">
            <text:p>5808,43445130538</text:p>
          </table:table-cell>
          <table:table-cell table:formula="of:=[.$C61]*[.$F61]+[.$D61]*[.$E61]" office:value-type="float" office:value="75.380124399238" calcext:value-type="float">
            <text:p>75,380124399238</text:p>
          </table:table-cell>
          <table:table-cell table:number-columns-repeated="1016"/>
        </table:table-row>
        <table:table-row table:style-name="ro1">
          <table:table-cell office:value-type="date" office:date-value="1945-07-02" calcext:value-type="date">
            <text:p>poniedziałek 2 lipca 1945</text:p>
          </table:table-cell>
          <table:table-cell table:style-name="Default" table:formula="of:=WEEKDAY([.A62];2)" office:value-type="float" office:value="1" calcext:value-type="float">
            <text:p>1</text:p>
          </table:table-cell>
          <table:table-cell table:formula="of:=IF([.$B62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61]" office:value-type="float" office:value="3.00615936104161" calcext:value-type="float">
            <text:p>3,00615936104161</text:p>
          </table:table-cell>
          <table:table-cell table:formula="of:=99.7%*[.$F61]" office:value-type="float" office:value="7.51539840260404" calcext:value-type="float">
            <text:p>7,51539840260404</text:p>
          </table:table-cell>
          <table:table-cell table:formula="of:=[.$C62]*[.$F62]+[.$D62]*[.$E62]+[.$G61]" office:value-type="float" office:value="5898.61923213663" calcext:value-type="float">
            <text:p>5898,61923213663</text:p>
          </table:table-cell>
          <table:table-cell table:formula="of:=[.$C62]*[.$F62]+[.$D62]*[.$E62]" office:value-type="float" office:value="90.1847808312484" calcext:value-type="float">
            <text:p>90,1847808312484</text:p>
          </table:table-cell>
          <table:table-cell table:number-columns-repeated="1016"/>
        </table:table-row>
        <table:table-row table:style-name="ro1">
          <table:table-cell office:value-type="date" office:date-value="1945-07-03" calcext:value-type="date">
            <text:p>wtorek 3 lipca 1945</text:p>
          </table:table-cell>
          <table:table-cell table:style-name="Default" table:formula="of:=WEEKDAY([.A63];2)" office:value-type="float" office:value="2" calcext:value-type="float">
            <text:p>2</text:p>
          </table:table-cell>
          <table:table-cell table:formula="of:=IF([.$B63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62]" office:value-type="float" office:value="2.99714088295849" calcext:value-type="float">
            <text:p>2,99714088295849</text:p>
          </table:table-cell>
          <table:table-cell table:formula="of:=99.7%*[.$F62]" office:value-type="float" office:value="7.49285220739623" calcext:value-type="float">
            <text:p>7,49285220739623</text:p>
          </table:table-cell>
          <table:table-cell table:formula="of:=[.$C63]*[.$F63]+[.$D63]*[.$E63]+[.$G62]" office:value-type="float" office:value="5988.53345862538" calcext:value-type="float">
            <text:p>5988,53345862538</text:p>
          </table:table-cell>
          <table:table-cell table:formula="of:=[.$C63]*[.$F63]+[.$D63]*[.$E63]" office:value-type="float" office:value="89.9142264887547" calcext:value-type="float">
            <text:p>89,9142264887547</text:p>
          </table:table-cell>
          <table:table-cell table:number-columns-repeated="1016"/>
        </table:table-row>
        <table:table-row table:style-name="ro1">
          <table:table-cell office:value-type="date" office:date-value="1945-07-04" calcext:value-type="date">
            <text:p>środa 4 lipca 1945</text:p>
          </table:table-cell>
          <table:table-cell table:style-name="Default" table:formula="of:=WEEKDAY([.A64];2)" office:value-type="float" office:value="3" calcext:value-type="float">
            <text:p>3</text:p>
          </table:table-cell>
          <table:table-cell table:formula="of:=IF([.$B64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63]" office:value-type="float" office:value="2.98814946030961" calcext:value-type="float">
            <text:p>2,98814946030961</text:p>
          </table:table-cell>
          <table:table-cell table:formula="of:=99.7%*[.$F63]" office:value-type="float" office:value="7.47037365077404" calcext:value-type="float">
            <text:p>7,47037365077404</text:p>
          </table:table-cell>
          <table:table-cell table:formula="of:=[.$C64]*[.$F64]+[.$D64]*[.$E64]+[.$G63]" office:value-type="float" office:value="6078.17794243467" calcext:value-type="float">
            <text:p>6078,17794243467</text:p>
          </table:table-cell>
          <table:table-cell table:formula="of:=[.$C64]*[.$F64]+[.$D64]*[.$E64]" office:value-type="float" office:value="89.6444838092884" calcext:value-type="float">
            <text:p>89,6444838092884</text:p>
          </table:table-cell>
          <table:table-cell table:number-columns-repeated="1016"/>
        </table:table-row>
        <table:table-row table:style-name="ro1">
          <table:table-cell office:value-type="date" office:date-value="1945-07-05" calcext:value-type="date">
            <text:p>czwartek 5 lipca 1945</text:p>
          </table:table-cell>
          <table:table-cell table:style-name="Default" table:formula="of:=WEEKDAY([.A65];2)" office:value-type="float" office:value="4" calcext:value-type="float">
            <text:p>4</text:p>
          </table:table-cell>
          <table:table-cell table:formula="of:=IF([.$B65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64]" office:value-type="float" office:value="2.97918501192868" calcext:value-type="float">
            <text:p>2,97918501192868</text:p>
          </table:table-cell>
          <table:table-cell table:formula="of:=99.7%*[.$F64]" office:value-type="float" office:value="7.44796252982172" calcext:value-type="float">
            <text:p>7,44796252982172</text:p>
          </table:table-cell>
          <table:table-cell table:formula="of:=[.$C65]*[.$F65]+[.$D65]*[.$E65]+[.$G64]" office:value-type="float" office:value="6167.55349279253" calcext:value-type="float">
            <text:p>6167,55349279253</text:p>
          </table:table-cell>
          <table:table-cell table:formula="of:=[.$C65]*[.$F65]+[.$D65]*[.$E65]" office:value-type="float" office:value="89.3755503578605" calcext:value-type="float">
            <text:p>89,3755503578605</text:p>
          </table:table-cell>
          <table:table-cell table:number-columns-repeated="1016"/>
        </table:table-row>
        <table:table-row table:style-name="ro1">
          <table:table-cell office:value-type="date" office:date-value="1945-07-06" calcext:value-type="date">
            <text:p>piątek 6 lipca 1945</text:p>
          </table:table-cell>
          <table:table-cell table:style-name="Default" table:formula="of:=WEEKDAY([.A66];2)" office:value-type="float" office:value="5" calcext:value-type="float">
            <text:p>5</text:p>
          </table:table-cell>
          <table:table-cell table:formula="of:=IF([.$B66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65]" office:value-type="float" office:value="2.9702474568929" calcext:value-type="float">
            <text:p>2,9702474568929</text:p>
          </table:table-cell>
          <table:table-cell table:formula="of:=99.7%*[.$F65]" office:value-type="float" office:value="7.42561864223225" calcext:value-type="float">
            <text:p>7,42561864223225</text:p>
          </table:table-cell>
          <table:table-cell table:formula="of:=[.$C66]*[.$F66]+[.$D66]*[.$E66]+[.$G65]" office:value-type="float" office:value="6256.66091649932" calcext:value-type="float">
            <text:p>6256,66091649932</text:p>
          </table:table-cell>
          <table:table-cell table:formula="of:=[.$C66]*[.$F66]+[.$D66]*[.$E66]" office:value-type="float" office:value="89.1074237067869" calcext:value-type="float">
            <text:p>89,1074237067869</text:p>
          </table:table-cell>
          <table:table-cell table:number-columns-repeated="1016"/>
        </table:table-row>
        <table:table-row table:style-name="ro1">
          <table:table-cell office:value-type="date" office:date-value="1945-07-07" calcext:value-type="date">
            <text:p>sobota 7 lipca 1945</text:p>
          </table:table-cell>
          <table:table-cell table:style-name="Default" table:formula="of:=WEEKDAY([.A67];2)" office:value-type="float" office:value="6" calcext:value-type="float">
            <text:p>6</text:p>
          </table:table-cell>
          <table:table-cell table:formula="of:=IF([.$B67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66]" office:value-type="float" office:value="2.96133671452222" calcext:value-type="float">
            <text:p>2,96133671452222</text:p>
          </table:table-cell>
          <table:table-cell table:formula="of:=99.7%*[.$F66]" office:value-type="float" office:value="7.40334178630555" calcext:value-type="float">
            <text:p>7,40334178630555</text:p>
          </table:table-cell>
          <table:table-cell table:formula="of:=[.$C67]*[.$F67]+[.$D67]*[.$E67]+[.$G66]" office:value-type="float" office:value="6345.50101793499" calcext:value-type="float">
            <text:p>6345,50101793499</text:p>
          </table:table-cell>
          <table:table-cell table:formula="of:=[.$C67]*[.$F67]+[.$D67]*[.$E67]" office:value-type="float" office:value="88.8401014356666" calcext:value-type="float">
            <text:p>88,8401014356666</text:p>
          </table:table-cell>
          <table:table-cell table:number-columns-repeated="1016"/>
        </table:table-row>
        <table:table-row table:style-name="ro1">
          <table:table-cell office:value-type="date" office:date-value="1945-07-08" calcext:value-type="date">
            <text:p>niedziela 8 lipca 1945</text:p>
          </table:table-cell>
          <table:table-cell table:style-name="Default" table:formula="of:=WEEKDAY([.A68];2)" office:value-type="float" office:value="7" calcext:value-type="float">
            <text:p>7</text:p>
          </table:table-cell>
          <table:table-cell table:formula="of:=IF([.$B68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67]" office:value-type="float" office:value="2.95245270437865" calcext:value-type="float">
            <text:p>2,95245270437865</text:p>
          </table:table-cell>
          <table:table-cell table:formula="of:=99.7%*[.$F67]" office:value-type="float" office:value="7.38113176094664" calcext:value-type="float">
            <text:p>7,38113176094664</text:p>
          </table:table-cell>
          <table:table-cell table:formula="of:=[.$C68]*[.$F68]+[.$D68]*[.$E68]+[.$G67]" office:value-type="float" office:value="6419.31233554445" calcext:value-type="float">
            <text:p>6419,31233554445</text:p>
          </table:table-cell>
          <table:table-cell table:formula="of:=[.$C68]*[.$F68]+[.$D68]*[.$E68]" office:value-type="float" office:value="73.8113176094663" calcext:value-type="float">
            <text:p>73,8113176094663</text:p>
          </table:table-cell>
          <table:table-cell table:number-columns-repeated="1016"/>
        </table:table-row>
        <table:table-row table:style-name="ro1">
          <table:table-cell office:value-type="date" office:date-value="1945-07-09" calcext:value-type="date">
            <text:p>poniedziałek 9 lipca 1945</text:p>
          </table:table-cell>
          <table:table-cell table:style-name="Default" table:formula="of:=WEEKDAY([.A69];2)" office:value-type="float" office:value="1" calcext:value-type="float">
            <text:p>1</text:p>
          </table:table-cell>
          <table:table-cell table:formula="of:=IF([.$B69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68]" office:value-type="float" office:value="2.94359534626551" calcext:value-type="float">
            <text:p>2,94359534626551</text:p>
          </table:table-cell>
          <table:table-cell table:formula="of:=99.7%*[.$F68]" office:value-type="float" office:value="7.3589883656638" calcext:value-type="float">
            <text:p>7,3589883656638</text:p>
          </table:table-cell>
          <table:table-cell table:formula="of:=[.$C69]*[.$F69]+[.$D69]*[.$E69]+[.$G68]" office:value-type="float" office:value="6507.62019593242" calcext:value-type="float">
            <text:p>6507,62019593242</text:p>
          </table:table-cell>
          <table:table-cell table:formula="of:=[.$C69]*[.$F69]+[.$D69]*[.$E69]" office:value-type="float" office:value="88.3078603879655" calcext:value-type="float">
            <text:p>88,3078603879655</text:p>
          </table:table-cell>
          <table:table-cell table:number-columns-repeated="1016"/>
        </table:table-row>
        <table:table-row table:style-name="ro1">
          <table:table-cell office:value-type="date" office:date-value="1945-07-10" calcext:value-type="date">
            <text:p>wtorek 10 lipca 1945</text:p>
          </table:table-cell>
          <table:table-cell table:style-name="Default" table:formula="of:=WEEKDAY([.A70];2)" office:value-type="float" office:value="2" calcext:value-type="float">
            <text:p>2</text:p>
          </table:table-cell>
          <table:table-cell table:formula="of:=IF([.$B70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69]" office:value-type="float" office:value="2.93476456022672" calcext:value-type="float">
            <text:p>2,93476456022672</text:p>
          </table:table-cell>
          <table:table-cell table:formula="of:=99.7%*[.$F69]" office:value-type="float" office:value="7.33691140056681" calcext:value-type="float">
            <text:p>7,33691140056681</text:p>
          </table:table-cell>
          <table:table-cell table:formula="of:=[.$C70]*[.$F70]+[.$D70]*[.$E70]+[.$G69]" office:value-type="float" office:value="6595.66313273922" calcext:value-type="float">
            <text:p>6595,66313273922</text:p>
          </table:table-cell>
          <table:table-cell table:formula="of:=[.$C70]*[.$F70]+[.$D70]*[.$E70]" office:value-type="float" office:value="88.0429368068016" calcext:value-type="float">
            <text:p>88,0429368068016</text:p>
          </table:table-cell>
          <table:table-cell table:number-columns-repeated="1016"/>
        </table:table-row>
        <table:table-row table:style-name="ro1">
          <table:table-cell office:value-type="date" office:date-value="1945-07-11" calcext:value-type="date">
            <text:p>środa 11 lipca 1945</text:p>
          </table:table-cell>
          <table:table-cell table:style-name="Default" table:formula="of:=WEEKDAY([.A71];2)" office:value-type="float" office:value="3" calcext:value-type="float">
            <text:p>3</text:p>
          </table:table-cell>
          <table:table-cell table:formula="of:=IF([.$B71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70]" office:value-type="float" office:value="2.92596026654604" calcext:value-type="float">
            <text:p>2,92596026654604</text:p>
          </table:table-cell>
          <table:table-cell table:formula="of:=99.7%*[.$F70]" office:value-type="float" office:value="7.31490066636511" calcext:value-type="float">
            <text:p>7,31490066636511</text:p>
          </table:table-cell>
          <table:table-cell table:formula="of:=[.$C71]*[.$F71]+[.$D71]*[.$E71]+[.$G70]" office:value-type="float" office:value="6683.4419407356" calcext:value-type="float">
            <text:p>6683,4419407356</text:p>
          </table:table-cell>
          <table:table-cell table:formula="of:=[.$C71]*[.$F71]+[.$D71]*[.$E71]" office:value-type="float" office:value="87.7788079963812" calcext:value-type="float">
            <text:p>87,7788079963812</text:p>
          </table:table-cell>
          <table:table-cell table:number-columns-repeated="1016"/>
        </table:table-row>
        <table:table-row table:style-name="ro1">
          <table:table-cell office:value-type="date" office:date-value="1945-07-12" calcext:value-type="date">
            <text:p>czwartek 12 lipca 1945</text:p>
          </table:table-cell>
          <table:table-cell table:style-name="Default" table:formula="of:=WEEKDAY([.A72];2)" office:value-type="float" office:value="4" calcext:value-type="float">
            <text:p>4</text:p>
          </table:table-cell>
          <table:table-cell table:formula="of:=IF([.$B72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71]" office:value-type="float" office:value="2.9171823857464" calcext:value-type="float">
            <text:p>2,9171823857464</text:p>
          </table:table-cell>
          <table:table-cell table:formula="of:=99.7%*[.$F71]" office:value-type="float" office:value="7.29295596436601" calcext:value-type="float">
            <text:p>7,29295596436601</text:p>
          </table:table-cell>
          <table:table-cell table:formula="of:=[.$C72]*[.$F72]+[.$D72]*[.$E72]+[.$G71]" office:value-type="float" office:value="6770.95741230799" calcext:value-type="float">
            <text:p>6770,95741230799</text:p>
          </table:table-cell>
          <table:table-cell table:formula="of:=[.$C72]*[.$F72]+[.$D72]*[.$E72]" office:value-type="float" office:value="87.5154715723921" calcext:value-type="float">
            <text:p>87,5154715723921</text:p>
          </table:table-cell>
          <table:table-cell table:number-columns-repeated="1016"/>
        </table:table-row>
        <table:table-row table:style-name="ro1">
          <table:table-cell office:value-type="date" office:date-value="1945-07-13" calcext:value-type="date">
            <text:p>piątek 13 lipca 1945</text:p>
          </table:table-cell>
          <table:table-cell table:style-name="Default" table:formula="of:=WEEKDAY([.A73];2)" office:value-type="float" office:value="5" calcext:value-type="float">
            <text:p>5</text:p>
          </table:table-cell>
          <table:table-cell table:formula="of:=IF([.$B73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72]" office:value-type="float" office:value="2.90843083858916" calcext:value-type="float">
            <text:p>2,90843083858916</text:p>
          </table:table-cell>
          <table:table-cell table:formula="of:=99.7%*[.$F72]" office:value-type="float" office:value="7.27107709647291" calcext:value-type="float">
            <text:p>7,27107709647291</text:p>
          </table:table-cell>
          <table:table-cell table:formula="of:=[.$C73]*[.$F73]+[.$D73]*[.$E73]+[.$G72]" office:value-type="float" office:value="6858.21033746567" calcext:value-type="float">
            <text:p>6858,21033746567</text:p>
          </table:table-cell>
          <table:table-cell table:formula="of:=[.$C73]*[.$F73]+[.$D73]*[.$E73]" office:value-type="float" office:value="87.2529251576749" calcext:value-type="float">
            <text:p>87,2529251576749</text:p>
          </table:table-cell>
          <table:table-cell table:number-columns-repeated="1016"/>
        </table:table-row>
        <table:table-row table:style-name="ro1">
          <table:table-cell office:value-type="date" office:date-value="1945-07-14" calcext:value-type="date">
            <text:p>sobota 14 lipca 1945</text:p>
          </table:table-cell>
          <table:table-cell table:style-name="Default" table:formula="of:=WEEKDAY([.A74];2)" office:value-type="float" office:value="6" calcext:value-type="float">
            <text:p>6</text:p>
          </table:table-cell>
          <table:table-cell table:formula="of:=IF([.$B74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73]" office:value-type="float" office:value="2.89970554607339" calcext:value-type="float">
            <text:p>2,89970554607339</text:p>
          </table:table-cell>
          <table:table-cell table:formula="of:=99.7%*[.$F73]" office:value-type="float" office:value="7.24926386518349" calcext:value-type="float">
            <text:p>7,24926386518349</text:p>
          </table:table-cell>
          <table:table-cell table:formula="of:=[.$C74]*[.$F74]+[.$D74]*[.$E74]+[.$G73]" office:value-type="float" office:value="6945.20150384787" calcext:value-type="float">
            <text:p>6945,20150384787</text:p>
          </table:table-cell>
          <table:table-cell table:formula="of:=[.$C74]*[.$F74]+[.$D74]*[.$E74]" office:value-type="float" office:value="86.9911663822018" calcext:value-type="float">
            <text:p>86,9911663822018</text:p>
          </table:table-cell>
          <table:table-cell table:number-columns-repeated="1016"/>
        </table:table-row>
        <table:table-row table:style-name="ro1">
          <table:table-cell office:value-type="date" office:date-value="1945-07-15" calcext:value-type="date">
            <text:p>niedziela 15 lipca 1945</text:p>
          </table:table-cell>
          <table:table-cell table:style-name="Default" table:formula="of:=WEEKDAY([.A75];2)" office:value-type="float" office:value="7" calcext:value-type="float">
            <text:p>7</text:p>
          </table:table-cell>
          <table:table-cell table:formula="of:=IF([.$B75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74]" office:value-type="float" office:value="2.89100642943517" calcext:value-type="float">
            <text:p>2,89100642943517</text:p>
          </table:table-cell>
          <table:table-cell table:formula="of:=99.7%*[.$F74]" office:value-type="float" office:value="7.22751607358794" calcext:value-type="float">
            <text:p>7,22751607358794</text:p>
          </table:table-cell>
          <table:table-cell table:formula="of:=[.$C75]*[.$F75]+[.$D75]*[.$E75]+[.$G74]" office:value-type="float" office:value="7017.47666458375" calcext:value-type="float">
            <text:p>7017,47666458375</text:p>
          </table:table-cell>
          <table:table-cell table:formula="of:=[.$C75]*[.$F75]+[.$D75]*[.$E75]" office:value-type="float" office:value="72.2751607358794" calcext:value-type="float">
            <text:p>72,2751607358794</text:p>
          </table:table-cell>
          <table:table-cell table:number-columns-repeated="1016"/>
        </table:table-row>
        <table:table-row table:style-name="ro1">
          <table:table-cell office:value-type="date" office:date-value="1945-07-16" calcext:value-type="date">
            <text:p>poniedziałek 16 lipca 1945</text:p>
          </table:table-cell>
          <table:table-cell table:style-name="Default" table:formula="of:=WEEKDAY([.A76];2)" office:value-type="float" office:value="1" calcext:value-type="float">
            <text:p>1</text:p>
          </table:table-cell>
          <table:table-cell table:formula="of:=IF([.$B76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75]" office:value-type="float" office:value="2.88233341014687" calcext:value-type="float">
            <text:p>2,88233341014687</text:p>
          </table:table-cell>
          <table:table-cell table:formula="of:=99.7%*[.$F75]" office:value-type="float" office:value="7.20583352536718" calcext:value-type="float">
            <text:p>7,20583352536718</text:p>
          </table:table-cell>
          <table:table-cell table:formula="of:=[.$C76]*[.$F76]+[.$D76]*[.$E76]+[.$G75]" office:value-type="float" office:value="7103.94666688816" calcext:value-type="float">
            <text:p>7103,94666688816</text:p>
          </table:table-cell>
          <table:table-cell table:formula="of:=[.$C76]*[.$F76]+[.$D76]*[.$E76]" office:value-type="float" office:value="86.4700023044061" calcext:value-type="float">
            <text:p>86,4700023044061</text:p>
          </table:table-cell>
          <table:table-cell table:number-columns-repeated="1016"/>
        </table:table-row>
        <table:table-row table:style-name="ro1">
          <table:table-cell office:value-type="date" office:date-value="1945-07-17" calcext:value-type="date">
            <text:p>wtorek 17 lipca 1945</text:p>
          </table:table-cell>
          <table:table-cell table:style-name="Default" table:formula="of:=WEEKDAY([.A77];2)" office:value-type="float" office:value="2" calcext:value-type="float">
            <text:p>2</text:p>
          </table:table-cell>
          <table:table-cell table:formula="of:=IF([.$B77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76]" office:value-type="float" office:value="2.87368640991643" calcext:value-type="float">
            <text:p>2,87368640991643</text:p>
          </table:table-cell>
          <table:table-cell table:formula="of:=99.7%*[.$F76]" office:value-type="float" office:value="7.18421602479108" calcext:value-type="float">
            <text:p>7,18421602479108</text:p>
          </table:table-cell>
          <table:table-cell table:formula="of:=[.$C77]*[.$F77]+[.$D77]*[.$E77]+[.$G76]" office:value-type="float" office:value="7190.15725918565" calcext:value-type="float">
            <text:p>7190,15725918565</text:p>
          </table:table-cell>
          <table:table-cell table:formula="of:=[.$C77]*[.$F77]+[.$D77]*[.$E77]" office:value-type="float" office:value="86.2105922974929" calcext:value-type="float">
            <text:p>86,2105922974929</text:p>
          </table:table-cell>
          <table:table-cell table:number-columns-repeated="1016"/>
        </table:table-row>
        <table:table-row table:style-name="ro1">
          <table:table-cell office:value-type="date" office:date-value="1945-07-18" calcext:value-type="date">
            <text:p>środa 18 lipca 1945</text:p>
          </table:table-cell>
          <table:table-cell table:style-name="Default" table:formula="of:=WEEKDAY([.A78];2)" office:value-type="float" office:value="3" calcext:value-type="float">
            <text:p>3</text:p>
          </table:table-cell>
          <table:table-cell table:formula="of:=IF([.$B78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77]" office:value-type="float" office:value="2.86506535068668" calcext:value-type="float">
            <text:p>2,86506535068668</text:p>
          </table:table-cell>
          <table:table-cell table:formula="of:=99.7%*[.$F77]" office:value-type="float" office:value="7.1626633767167" calcext:value-type="float">
            <text:p>7,1626633767167</text:p>
          </table:table-cell>
          <table:table-cell table:formula="of:=[.$C78]*[.$F78]+[.$D78]*[.$E78]+[.$G77]" office:value-type="float" office:value="7276.10921970625" calcext:value-type="float">
            <text:p>7276,10921970625</text:p>
          </table:table-cell>
          <table:table-cell table:formula="of:=[.$C78]*[.$F78]+[.$D78]*[.$E78]" office:value-type="float" office:value="85.9519605206004" calcext:value-type="float">
            <text:p>85,9519605206004</text:p>
          </table:table-cell>
          <table:table-cell table:number-columns-repeated="1016"/>
        </table:table-row>
        <table:table-row table:style-name="ro1">
          <table:table-cell office:value-type="date" office:date-value="1945-07-19" calcext:value-type="date">
            <text:p>czwartek 19 lipca 1945</text:p>
          </table:table-cell>
          <table:table-cell table:style-name="Default" table:formula="of:=WEEKDAY([.A79];2)" office:value-type="float" office:value="4" calcext:value-type="float">
            <text:p>4</text:p>
          </table:table-cell>
          <table:table-cell table:formula="of:=IF([.$B79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78]" office:value-type="float" office:value="2.85647015463462" calcext:value-type="float">
            <text:p>2,85647015463462</text:p>
          </table:table-cell>
          <table:table-cell table:formula="of:=99.7%*[.$F78]" office:value-type="float" office:value="7.14117538658655" calcext:value-type="float">
            <text:p>7,14117538658655</text:p>
          </table:table-cell>
          <table:table-cell table:formula="of:=[.$C79]*[.$F79]+[.$D79]*[.$E79]+[.$G78]" office:value-type="float" office:value="7361.80332434529" calcext:value-type="float">
            <text:p>7361,80332434529</text:p>
          </table:table-cell>
          <table:table-cell table:formula="of:=[.$C79]*[.$F79]+[.$D79]*[.$E79]" office:value-type="float" office:value="85.6941046390386" calcext:value-type="float">
            <text:p>85,6941046390386</text:p>
          </table:table-cell>
          <table:table-cell table:number-columns-repeated="1016"/>
        </table:table-row>
        <table:table-row table:style-name="ro1">
          <table:table-cell office:value-type="date" office:date-value="1945-07-20" calcext:value-type="date">
            <text:p>piątek 20 lipca 1945</text:p>
          </table:table-cell>
          <table:table-cell table:style-name="Default" table:formula="of:=WEEKDAY([.A80];2)" office:value-type="float" office:value="5" calcext:value-type="float">
            <text:p>5</text:p>
          </table:table-cell>
          <table:table-cell table:formula="of:=IF([.$B80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79]" office:value-type="float" office:value="2.84790074417071" calcext:value-type="float">
            <text:p>2,84790074417071</text:p>
          </table:table-cell>
          <table:table-cell table:formula="of:=99.7%*[.$F79]" office:value-type="float" office:value="7.11975186042679" calcext:value-type="float">
            <text:p>7,11975186042679</text:p>
          </table:table-cell>
          <table:table-cell table:formula="of:=[.$C80]*[.$F80]+[.$D80]*[.$E80]+[.$G79]" office:value-type="float" office:value="7447.24034667041" calcext:value-type="float">
            <text:p>7447,24034667041</text:p>
          </table:table-cell>
          <table:table-cell table:formula="of:=[.$C80]*[.$F80]+[.$D80]*[.$E80]" office:value-type="float" office:value="85.4370223251215" calcext:value-type="float">
            <text:p>85,4370223251215</text:p>
          </table:table-cell>
          <table:table-cell table:number-columns-repeated="1016"/>
        </table:table-row>
        <table:table-row table:style-name="ro1">
          <table:table-cell office:value-type="date" office:date-value="1945-07-21" calcext:value-type="date">
            <text:p>sobota 21 lipca 1945</text:p>
          </table:table-cell>
          <table:table-cell table:style-name="Default" table:formula="of:=WEEKDAY([.A81];2)" office:value-type="float" office:value="6" calcext:value-type="float">
            <text:p>6</text:p>
          </table:table-cell>
          <table:table-cell table:formula="of:=IF([.$B81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80]" office:value-type="float" office:value="2.8393570419382" calcext:value-type="float">
            <text:p>2,8393570419382</text:p>
          </table:table-cell>
          <table:table-cell table:formula="of:=99.7%*[.$F80]" office:value-type="float" office:value="7.09839260484551" calcext:value-type="float">
            <text:p>7,09839260484551</text:p>
          </table:table-cell>
          <table:table-cell table:formula="of:=[.$C81]*[.$F81]+[.$D81]*[.$E81]+[.$G80]" office:value-type="float" office:value="7532.42105792856" calcext:value-type="float">
            <text:p>7532,42105792856</text:p>
          </table:table-cell>
          <table:table-cell table:formula="of:=[.$C81]*[.$F81]+[.$D81]*[.$E81]" office:value-type="float" office:value="85.1807112581461" calcext:value-type="float">
            <text:p>85,1807112581461</text:p>
          </table:table-cell>
          <table:table-cell table:number-columns-repeated="1016"/>
        </table:table-row>
        <table:table-row table:style-name="ro1">
          <table:table-cell office:value-type="date" office:date-value="1945-07-22" calcext:value-type="date">
            <text:p>niedziela 22 lipca 1945</text:p>
          </table:table-cell>
          <table:table-cell table:style-name="Default" table:formula="of:=WEEKDAY([.A82];2)" office:value-type="float" office:value="7" calcext:value-type="float">
            <text:p>7</text:p>
          </table:table-cell>
          <table:table-cell table:formula="of:=IF([.$B82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81]" office:value-type="float" office:value="2.83083897081239" calcext:value-type="float">
            <text:p>2,83083897081239</text:p>
          </table:table-cell>
          <table:table-cell table:formula="of:=99.7%*[.$F81]" office:value-type="float" office:value="7.07709742703098" calcext:value-type="float">
            <text:p>7,07709742703098</text:p>
          </table:table-cell>
          <table:table-cell table:formula="of:=[.$C82]*[.$F82]+[.$D82]*[.$E82]+[.$G81]" office:value-type="float" office:value="7603.19203219887" calcext:value-type="float">
            <text:p>7603,19203219887</text:p>
          </table:table-cell>
          <table:table-cell table:formula="of:=[.$C82]*[.$F82]+[.$D82]*[.$E82]" office:value-type="float" office:value="70.7709742703097" calcext:value-type="float">
            <text:p>70,7709742703097</text:p>
          </table:table-cell>
          <table:table-cell table:number-columns-repeated="1016"/>
        </table:table-row>
        <table:table-row table:style-name="ro1">
          <table:table-cell office:value-type="date" office:date-value="1945-07-23" calcext:value-type="date">
            <text:p>poniedziałek 23 lipca 1945</text:p>
          </table:table-cell>
          <table:table-cell table:style-name="Default" table:formula="of:=WEEKDAY([.A83];2)" office:value-type="float" office:value="1" calcext:value-type="float">
            <text:p>1</text:p>
          </table:table-cell>
          <table:table-cell table:formula="of:=IF([.$B83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82]" office:value-type="float" office:value="2.82234645389995" calcext:value-type="float">
            <text:p>2,82234645389995</text:p>
          </table:table-cell>
          <table:table-cell table:formula="of:=99.7%*[.$F82]" office:value-type="float" office:value="7.05586613474989" calcext:value-type="float">
            <text:p>7,05586613474989</text:p>
          </table:table-cell>
          <table:table-cell table:formula="of:=[.$C83]*[.$F83]+[.$D83]*[.$E83]+[.$G82]" office:value-type="float" office:value="7687.86242581587" calcext:value-type="float">
            <text:p>7687,86242581587</text:p>
          </table:table-cell>
          <table:table-cell table:formula="of:=[.$C83]*[.$F83]+[.$D83]*[.$E83]" office:value-type="float" office:value="84.6703936169986" calcext:value-type="float">
            <text:p>84,6703936169986</text:p>
          </table:table-cell>
          <table:table-cell table:number-columns-repeated="1016"/>
        </table:table-row>
        <table:table-row table:style-name="ro1">
          <table:table-cell office:value-type="date" office:date-value="1945-07-24" calcext:value-type="date">
            <text:p>wtorek 24 lipca 1945</text:p>
          </table:table-cell>
          <table:table-cell table:style-name="Default" table:formula="of:=WEEKDAY([.A84];2)" office:value-type="float" office:value="2" calcext:value-type="float">
            <text:p>2</text:p>
          </table:table-cell>
          <table:table-cell table:formula="of:=IF([.$B84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83]" office:value-type="float" office:value="2.81387941453825" calcext:value-type="float">
            <text:p>2,81387941453825</text:p>
          </table:table-cell>
          <table:table-cell table:formula="of:=99.7%*[.$F83]" office:value-type="float" office:value="7.03469853634564" calcext:value-type="float">
            <text:p>7,03469853634564</text:p>
          </table:table-cell>
          <table:table-cell table:formula="of:=[.$C84]*[.$F84]+[.$D84]*[.$E84]+[.$G83]" office:value-type="float" office:value="7772.27880825201" calcext:value-type="float">
            <text:p>7772,27880825201</text:p>
          </table:table-cell>
          <table:table-cell table:formula="of:=[.$C84]*[.$F84]+[.$D84]*[.$E84]" office:value-type="float" office:value="84.4163824361476" calcext:value-type="float">
            <text:p>84,4163824361476</text:p>
          </table:table-cell>
          <table:table-cell table:number-columns-repeated="1016"/>
        </table:table-row>
        <table:table-row table:style-name="ro1">
          <table:table-cell office:value-type="date" office:date-value="1945-07-25" calcext:value-type="date">
            <text:p>środa 25 lipca 1945</text:p>
          </table:table-cell>
          <table:table-cell table:style-name="Default" table:formula="of:=WEEKDAY([.A85];2)" office:value-type="float" office:value="3" calcext:value-type="float">
            <text:p>3</text:p>
          </table:table-cell>
          <table:table-cell table:formula="of:=IF([.$B85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84]" office:value-type="float" office:value="2.80543777629464" calcext:value-type="float">
            <text:p>2,80543777629464</text:p>
          </table:table-cell>
          <table:table-cell table:formula="of:=99.7%*[.$F84]" office:value-type="float" office:value="7.0135944407366" calcext:value-type="float">
            <text:p>7,0135944407366</text:p>
          </table:table-cell>
          <table:table-cell table:formula="of:=[.$C85]*[.$F85]+[.$D85]*[.$E85]+[.$G84]" office:value-type="float" office:value="7856.44194154085" calcext:value-type="float">
            <text:p>7856,44194154085</text:p>
          </table:table-cell>
          <table:table-cell table:formula="of:=[.$C85]*[.$F85]+[.$D85]*[.$E85]" office:value-type="float" office:value="84.1631332888391" calcext:value-type="float">
            <text:p>84,1631332888391</text:p>
          </table:table-cell>
          <table:table-cell table:number-columns-repeated="1016"/>
        </table:table-row>
        <table:table-row table:style-name="ro1">
          <table:table-cell office:value-type="date" office:date-value="1945-07-26" calcext:value-type="date">
            <text:p>czwartek 26 lipca 1945</text:p>
          </table:table-cell>
          <table:table-cell table:style-name="Default" table:formula="of:=WEEKDAY([.A86];2)" office:value-type="float" office:value="4" calcext:value-type="float">
            <text:p>4</text:p>
          </table:table-cell>
          <table:table-cell table:formula="of:=IF([.$B86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85]" office:value-type="float" office:value="2.79702146296575" calcext:value-type="float">
            <text:p>2,79702146296575</text:p>
          </table:table-cell>
          <table:table-cell table:formula="of:=99.7%*[.$F85]" office:value-type="float" office:value="6.99255365741439" calcext:value-type="float">
            <text:p>6,99255365741439</text:p>
          </table:table-cell>
          <table:table-cell table:formula="of:=[.$C86]*[.$F86]+[.$D86]*[.$E86]+[.$G85]" office:value-type="float" office:value="7940.35258542983" calcext:value-type="float">
            <text:p>7940,35258542983</text:p>
          </table:table-cell>
          <table:table-cell table:formula="of:=[.$C86]*[.$F86]+[.$D86]*[.$E86]" office:value-type="float" office:value="83.9106438889726" calcext:value-type="float">
            <text:p>83,9106438889726</text:p>
          </table:table-cell>
          <table:table-cell table:number-columns-repeated="1016"/>
        </table:table-row>
        <table:table-row table:style-name="ro1">
          <table:table-cell office:value-type="date" office:date-value="1945-07-27" calcext:value-type="date">
            <text:p>piątek 27 lipca 1945</text:p>
          </table:table-cell>
          <table:table-cell table:style-name="Default" table:formula="of:=WEEKDAY([.A87];2)" office:value-type="float" office:value="5" calcext:value-type="float">
            <text:p>5</text:p>
          </table:table-cell>
          <table:table-cell table:formula="of:=IF([.$B87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86]" office:value-type="float" office:value="2.78863039857685" calcext:value-type="float">
            <text:p>2,78863039857685</text:p>
          </table:table-cell>
          <table:table-cell table:formula="of:=99.7%*[.$F86]" office:value-type="float" office:value="6.97157599644214" calcext:value-type="float">
            <text:p>6,97157599644214</text:p>
          </table:table-cell>
          <table:table-cell table:formula="of:=[.$C87]*[.$F87]+[.$D87]*[.$E87]+[.$G86]" office:value-type="float" office:value="8024.01149738713" calcext:value-type="float">
            <text:p>8024,01149738713</text:p>
          </table:table-cell>
          <table:table-cell table:formula="of:=[.$C87]*[.$F87]+[.$D87]*[.$E87]" office:value-type="float" office:value="83.6589119573057" calcext:value-type="float">
            <text:p>83,6589119573057</text:p>
          </table:table-cell>
          <table:table-cell table:number-columns-repeated="1016"/>
        </table:table-row>
        <table:table-row table:style-name="ro1">
          <table:table-cell office:value-type="date" office:date-value="1945-07-28" calcext:value-type="date">
            <text:p>sobota 28 lipca 1945</text:p>
          </table:table-cell>
          <table:table-cell table:style-name="Default" table:formula="of:=WEEKDAY([.A88];2)" office:value-type="float" office:value="6" calcext:value-type="float">
            <text:p>6</text:p>
          </table:table-cell>
          <table:table-cell table:formula="of:=IF([.$B88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87]" office:value-type="float" office:value="2.78026450738112" calcext:value-type="float">
            <text:p>2,78026450738112</text:p>
          </table:table-cell>
          <table:table-cell table:formula="of:=99.7%*[.$F87]" office:value-type="float" office:value="6.95066126845282" calcext:value-type="float">
            <text:p>6,95066126845282</text:p>
          </table:table-cell>
          <table:table-cell table:formula="of:=[.$C88]*[.$F88]+[.$D88]*[.$E88]+[.$G87]" office:value-type="float" office:value="8107.41943260856" calcext:value-type="float">
            <text:p>8107,41943260856</text:p>
          </table:table-cell>
          <table:table-cell table:formula="of:=[.$C88]*[.$F88]+[.$D88]*[.$E88]" office:value-type="float" office:value="83.4079352214338" calcext:value-type="float">
            <text:p>83,4079352214338</text:p>
          </table:table-cell>
          <table:table-cell table:number-columns-repeated="1016"/>
        </table:table-row>
        <table:table-row table:style-name="ro1">
          <table:table-cell office:value-type="date" office:date-value="1945-07-29" calcext:value-type="date">
            <text:p>niedziela 29 lipca 1945</text:p>
          </table:table-cell>
          <table:table-cell table:style-name="Default" table:formula="of:=WEEKDAY([.A89];2)" office:value-type="float" office:value="7" calcext:value-type="float">
            <text:p>7</text:p>
          </table:table-cell>
          <table:table-cell table:formula="of:=IF([.$B89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88]" office:value-type="float" office:value="2.77192371385898" calcext:value-type="float">
            <text:p>2,77192371385898</text:p>
          </table:table-cell>
          <table:table-cell table:formula="of:=99.7%*[.$F88]" office:value-type="float" office:value="6.92980928464746" calcext:value-type="float">
            <text:p>6,92980928464746</text:p>
          </table:table-cell>
          <table:table-cell table:formula="of:=[.$C89]*[.$F89]+[.$D89]*[.$E89]+[.$G88]" office:value-type="float" office:value="8176.71752545504" calcext:value-type="float">
            <text:p>8176,71752545504</text:p>
          </table:table-cell>
          <table:table-cell table:formula="of:=[.$C89]*[.$F89]+[.$D89]*[.$E89]" office:value-type="float" office:value="69.2980928464745" calcext:value-type="float">
            <text:p>69,2980928464745</text:p>
          </table:table-cell>
          <table:table-cell table:number-columns-repeated="1016"/>
        </table:table-row>
        <table:table-row table:style-name="ro1">
          <table:table-cell office:value-type="date" office:date-value="1945-07-30" calcext:value-type="date">
            <text:p>poniedziałek 30 lipca 1945</text:p>
          </table:table-cell>
          <table:table-cell table:style-name="Default" table:formula="of:=WEEKDAY([.A90];2)" office:value-type="float" office:value="1" calcext:value-type="float">
            <text:p>1</text:p>
          </table:table-cell>
          <table:table-cell table:formula="of:=IF([.$B90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89]" office:value-type="float" office:value="2.7636079427174" calcext:value-type="float">
            <text:p>2,7636079427174</text:p>
          </table:table-cell>
          <table:table-cell table:formula="of:=99.7%*[.$F89]" office:value-type="float" office:value="6.90901985679352" calcext:value-type="float">
            <text:p>6,90901985679352</text:p>
          </table:table-cell>
          <table:table-cell table:formula="of:=[.$C90]*[.$F90]+[.$D90]*[.$E90]+[.$G89]" office:value-type="float" office:value="8259.62576373656" calcext:value-type="float">
            <text:p>8259,62576373656</text:p>
          </table:table-cell>
          <table:table-cell table:formula="of:=[.$C90]*[.$F90]+[.$D90]*[.$E90]" office:value-type="float" office:value="82.9082382815222" calcext:value-type="float">
            <text:p>82,9082382815222</text:p>
          </table:table-cell>
          <table:table-cell table:number-columns-repeated="1016"/>
        </table:table-row>
        <table:table-row table:style-name="ro1">
          <table:table-cell office:value-type="date" office:date-value="1945-07-31" calcext:value-type="date">
            <text:p>wtorek 31 lipca 1945</text:p>
          </table:table-cell>
          <table:table-cell table:style-name="Default" table:formula="of:=WEEKDAY([.A91];2)" office:value-type="float" office:value="2" calcext:value-type="float">
            <text:p>2</text:p>
          </table:table-cell>
          <table:table-cell table:formula="of:=IF([.$B91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90]" office:value-type="float" office:value="2.75531711888925" calcext:value-type="float">
            <text:p>2,75531711888925</text:p>
          </table:table-cell>
          <table:table-cell table:formula="of:=99.7%*[.$F90]" office:value-type="float" office:value="6.88829279722314" calcext:value-type="float">
            <text:p>6,88829279722314</text:p>
          </table:table-cell>
          <table:table-cell table:formula="of:=[.$C91]*[.$F91]+[.$D91]*[.$E91]+[.$G90]" office:value-type="float" office:value="8342.28527730324" calcext:value-type="float">
            <text:p>8342,28527730324</text:p>
          </table:table-cell>
          <table:table-cell table:formula="of:=[.$C91]*[.$F91]+[.$D91]*[.$E91]" office:value-type="float" office:value="82.6595135666776" calcext:value-type="float">
            <text:p>82,6595135666776</text:p>
          </table:table-cell>
          <table:table-cell table:number-columns-repeated="1016"/>
        </table:table-row>
        <table:table-row table:style-name="ro1">
          <table:table-cell office:value-type="date" office:date-value="1945-08-01" calcext:value-type="date">
            <text:p>środa 1 sierpnia 1945</text:p>
          </table:table-cell>
          <table:table-cell table:style-name="Default" table:formula="of:=WEEKDAY([.A92];2)" office:value-type="float" office:value="3" calcext:value-type="float">
            <text:p>3</text:p>
          </table:table-cell>
          <table:table-cell table:formula="of:=IF([.$B92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91]" office:value-type="float" office:value="2.74705116753258" calcext:value-type="float">
            <text:p>2,74705116753258</text:p>
          </table:table-cell>
          <table:table-cell table:formula="of:=99.7%*[.$F91]" office:value-type="float" office:value="6.86762791883147" calcext:value-type="float">
            <text:p>6,86762791883147</text:p>
          </table:table-cell>
          <table:table-cell table:formula="of:=[.$C92]*[.$F92]+[.$D92]*[.$E92]+[.$G91]" office:value-type="float" office:value="8424.69681232922" calcext:value-type="float">
            <text:p>8424,69681232922</text:p>
          </table:table-cell>
          <table:table-cell table:formula="of:=[.$C92]*[.$F92]+[.$D92]*[.$E92]" office:value-type="float" office:value="82.4115350259776" calcext:value-type="float">
            <text:p>82,4115350259776</text:p>
          </table:table-cell>
          <table:table-cell table:number-columns-repeated="1016"/>
        </table:table-row>
        <table:table-row table:style-name="ro1">
          <table:table-cell office:value-type="date" office:date-value="1945-08-02" calcext:value-type="date">
            <text:p>czwartek 2 sierpnia 1945</text:p>
          </table:table-cell>
          <table:table-cell table:style-name="Default" table:formula="of:=WEEKDAY([.A93];2)" office:value-type="float" office:value="4" calcext:value-type="float">
            <text:p>4</text:p>
          </table:table-cell>
          <table:table-cell table:formula="of:=IF([.$B93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92]" office:value-type="float" office:value="2.73881001402999" calcext:value-type="float">
            <text:p>2,73881001402999</text:p>
          </table:table-cell>
          <table:table-cell table:formula="of:=99.7%*[.$F92]" office:value-type="float" office:value="6.84702503507497" calcext:value-type="float">
            <text:p>6,84702503507497</text:p>
          </table:table-cell>
          <table:table-cell table:formula="of:=[.$C93]*[.$F93]+[.$D93]*[.$E93]+[.$G92]" office:value-type="float" office:value="8506.86111275012" calcext:value-type="float">
            <text:p>8506,86111275012</text:p>
          </table:table-cell>
          <table:table-cell table:formula="of:=[.$C93]*[.$F93]+[.$D93]*[.$E93]" office:value-type="float" office:value="82.1643004208996" calcext:value-type="float">
            <text:p>82,1643004208996</text:p>
          </table:table-cell>
          <table:table-cell table:number-columns-repeated="1016"/>
        </table:table-row>
        <table:table-row table:style-name="ro1">
          <table:table-cell office:value-type="date" office:date-value="1945-08-03" calcext:value-type="date">
            <text:p>piątek 3 sierpnia 1945</text:p>
          </table:table-cell>
          <table:table-cell table:style-name="Default" table:formula="of:=WEEKDAY([.A94];2)" office:value-type="float" office:value="5" calcext:value-type="float">
            <text:p>5</text:p>
          </table:table-cell>
          <table:table-cell table:formula="of:=IF([.$B94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93]" office:value-type="float" office:value="2.7305935839879" calcext:value-type="float">
            <text:p>2,7305935839879</text:p>
          </table:table-cell>
          <table:table-cell table:formula="of:=99.7%*[.$F93]" office:value-type="float" office:value="6.82648395996975" calcext:value-type="float">
            <text:p>6,82648395996975</text:p>
          </table:table-cell>
          <table:table-cell table:formula="of:=[.$C94]*[.$F94]+[.$D94]*[.$E94]+[.$G93]" office:value-type="float" office:value="8588.77892026976" calcext:value-type="float">
            <text:p>8588,77892026976</text:p>
          </table:table-cell>
          <table:table-cell table:formula="of:=[.$C94]*[.$F94]+[.$D94]*[.$E94]" office:value-type="float" office:value="81.9178075196369" calcext:value-type="float">
            <text:p>81,9178075196369</text:p>
          </table:table-cell>
          <table:table-cell table:number-columns-repeated="1016"/>
        </table:table-row>
        <table:table-row table:style-name="ro1">
          <table:table-cell office:value-type="date" office:date-value="1945-08-04" calcext:value-type="date">
            <text:p>sobota 4 sierpnia 1945</text:p>
          </table:table-cell>
          <table:table-cell table:style-name="Default" table:formula="of:=WEEKDAY([.A95];2)" office:value-type="float" office:value="6" calcext:value-type="float">
            <text:p>6</text:p>
          </table:table-cell>
          <table:table-cell table:formula="of:=IF([.$B95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94]" office:value-type="float" office:value="2.72240180323593" calcext:value-type="float">
            <text:p>2,72240180323593</text:p>
          </table:table-cell>
          <table:table-cell table:formula="of:=99.7%*[.$F94]" office:value-type="float" office:value="6.80600450808984" calcext:value-type="float">
            <text:p>6,80600450808984</text:p>
          </table:table-cell>
          <table:table-cell table:formula="of:=[.$C95]*[.$F95]+[.$D95]*[.$E95]+[.$G94]" office:value-type="float" office:value="8670.45097436683" calcext:value-type="float">
            <text:p>8670,45097436683</text:p>
          </table:table-cell>
          <table:table-cell table:formula="of:=[.$C95]*[.$F95]+[.$D95]*[.$E95]" office:value-type="float" office:value="81.672054097078" calcext:value-type="float">
            <text:p>81,672054097078</text:p>
          </table:table-cell>
          <table:table-cell table:number-columns-repeated="1016"/>
        </table:table-row>
        <table:table-row table:style-name="ro1">
          <table:table-cell office:value-type="date" office:date-value="1945-08-05" calcext:value-type="date">
            <text:p>niedziela 5 sierpnia 1945</text:p>
          </table:table-cell>
          <table:table-cell table:style-name="Default" table:formula="of:=WEEKDAY([.A96];2)" office:value-type="float" office:value="7" calcext:value-type="float">
            <text:p>7</text:p>
          </table:table-cell>
          <table:table-cell table:formula="of:=IF([.$B96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95]" office:value-type="float" office:value="2.71423459782623" calcext:value-type="float">
            <text:p>2,71423459782623</text:p>
          </table:table-cell>
          <table:table-cell table:formula="of:=99.7%*[.$F95]" office:value-type="float" office:value="6.78558649456557" calcext:value-type="float">
            <text:p>6,78558649456557</text:p>
          </table:table-cell>
          <table:table-cell table:formula="of:=[.$C96]*[.$F96]+[.$D96]*[.$E96]+[.$G95]" office:value-type="float" office:value="8738.30683931249" calcext:value-type="float">
            <text:p>8738,30683931249</text:p>
          </table:table-cell>
          <table:table-cell table:formula="of:=[.$C96]*[.$F96]+[.$D96]*[.$E96]" office:value-type="float" office:value="67.8558649456556" calcext:value-type="float">
            <text:p>67,8558649456556</text:p>
          </table:table-cell>
          <table:table-cell table:number-columns-repeated="1016"/>
        </table:table-row>
        <table:table-row table:style-name="ro1">
          <table:table-cell office:value-type="date" office:date-value="1945-08-06" calcext:value-type="date">
            <text:p>poniedziałek 6 sierpnia 1945</text:p>
          </table:table-cell>
          <table:table-cell table:style-name="Default" table:formula="of:=WEEKDAY([.A97];2)" office:value-type="float" office:value="1" calcext:value-type="float">
            <text:p>1</text:p>
          </table:table-cell>
          <table:table-cell table:formula="of:=IF([.$B97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96]" office:value-type="float" office:value="2.70609189403275" calcext:value-type="float">
            <text:p>2,70609189403275</text:p>
          </table:table-cell>
          <table:table-cell table:formula="of:=99.7%*[.$F96]" office:value-type="float" office:value="6.76522973508187" calcext:value-type="float">
            <text:p>6,76522973508187</text:p>
          </table:table-cell>
          <table:table-cell table:formula="of:=[.$C97]*[.$F97]+[.$D97]*[.$E97]+[.$G96]" office:value-type="float" office:value="8819.48959613347" calcext:value-type="float">
            <text:p>8819,48959613347</text:p>
          </table:table-cell>
          <table:table-cell table:formula="of:=[.$C97]*[.$F97]+[.$D97]*[.$E97]" office:value-type="float" office:value="81.1827568209824" calcext:value-type="float">
            <text:p>81,1827568209824</text:p>
          </table:table-cell>
          <table:table-cell table:number-columns-repeated="1016"/>
        </table:table-row>
        <table:table-row table:style-name="ro1">
          <table:table-cell office:value-type="date" office:date-value="1945-08-07" calcext:value-type="date">
            <text:p>wtorek 7 sierpnia 1945</text:p>
          </table:table-cell>
          <table:table-cell table:style-name="Default" table:formula="of:=WEEKDAY([.A98];2)" office:value-type="float" office:value="2" calcext:value-type="float">
            <text:p>2</text:p>
          </table:table-cell>
          <table:table-cell table:formula="of:=IF([.$B98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97]" office:value-type="float" office:value="2.69797361835065" calcext:value-type="float">
            <text:p>2,69797361835065</text:p>
          </table:table-cell>
          <table:table-cell table:formula="of:=99.7%*[.$F97]" office:value-type="float" office:value="6.74493404587663" calcext:value-type="float">
            <text:p>6,74493404587663</text:p>
          </table:table-cell>
          <table:table-cell table:formula="of:=[.$C98]*[.$F98]+[.$D98]*[.$E98]+[.$G97]" office:value-type="float" office:value="8900.42880468399" calcext:value-type="float">
            <text:p>8900,42880468399</text:p>
          </table:table-cell>
          <table:table-cell table:formula="of:=[.$C98]*[.$F98]+[.$D98]*[.$E98]" office:value-type="float" office:value="80.9392085505195" calcext:value-type="float">
            <text:p>80,9392085505195</text:p>
          </table:table-cell>
          <table:table-cell table:number-columns-repeated="1016"/>
        </table:table-row>
        <table:table-row table:style-name="ro1">
          <table:table-cell office:value-type="date" office:date-value="1945-08-08" calcext:value-type="date">
            <text:p>środa 8 sierpnia 1945</text:p>
          </table:table-cell>
          <table:table-cell table:style-name="Default" table:formula="of:=WEEKDAY([.A99];2)" office:value-type="float" office:value="3" calcext:value-type="float">
            <text:p>3</text:p>
          </table:table-cell>
          <table:table-cell table:formula="of:=IF([.$B99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98]" office:value-type="float" office:value="2.6898796974956" calcext:value-type="float">
            <text:p>2,6898796974956</text:p>
          </table:table-cell>
          <table:table-cell table:formula="of:=99.7%*[.$F98]" office:value-type="float" office:value="6.724699243739" calcext:value-type="float">
            <text:p>6,724699243739</text:p>
          </table:table-cell>
          <table:table-cell table:formula="of:=[.$C99]*[.$F99]+[.$D99]*[.$E99]+[.$G98]" office:value-type="float" office:value="8981.12519560886" calcext:value-type="float">
            <text:p>8981,12519560886</text:p>
          </table:table-cell>
          <table:table-cell table:formula="of:=[.$C99]*[.$F99]+[.$D99]*[.$E99]" office:value-type="float" office:value="80.6963909248679" calcext:value-type="float">
            <text:p>80,6963909248679</text:p>
          </table:table-cell>
          <table:table-cell table:number-columns-repeated="1016"/>
        </table:table-row>
        <table:table-row table:style-name="ro1">
          <table:table-cell office:value-type="date" office:date-value="1945-08-09" calcext:value-type="date">
            <text:p>czwartek 9 sierpnia 1945</text:p>
          </table:table-cell>
          <table:table-cell table:style-name="Default" table:formula="of:=WEEKDAY([.A100];2)" office:value-type="float" office:value="4" calcext:value-type="float">
            <text:p>4</text:p>
          </table:table-cell>
          <table:table-cell table:formula="of:=IF([.$B100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99]" office:value-type="float" office:value="2.68181005840311" calcext:value-type="float">
            <text:p>2,68181005840311</text:p>
          </table:table-cell>
          <table:table-cell table:formula="of:=99.7%*[.$F99]" office:value-type="float" office:value="6.70452514600778" calcext:value-type="float">
            <text:p>6,70452514600778</text:p>
          </table:table-cell>
          <table:table-cell table:formula="of:=[.$C100]*[.$F100]+[.$D100]*[.$E100]+[.$G99]" office:value-type="float" office:value="9061.57949736095" calcext:value-type="float">
            <text:p>9061,57949736095</text:p>
          </table:table-cell>
          <table:table-cell table:formula="of:=[.$C100]*[.$F100]+[.$D100]*[.$E100]" office:value-type="float" office:value="80.4543017520933" calcext:value-type="float">
            <text:p>80,4543017520933</text:p>
          </table:table-cell>
          <table:table-cell table:number-columns-repeated="1016"/>
        </table:table-row>
        <table:table-row table:style-name="ro1">
          <table:table-cell office:value-type="date" office:date-value="1945-08-10" calcext:value-type="date">
            <text:p>piątek 10 sierpnia 1945</text:p>
          </table:table-cell>
          <table:table-cell table:style-name="Default" table:formula="of:=WEEKDAY([.A101];2)" office:value-type="float" office:value="5" calcext:value-type="float">
            <text:p>5</text:p>
          </table:table-cell>
          <table:table-cell table:formula="of:=IF([.$B101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00]" office:value-type="float" office:value="2.6737646282279" calcext:value-type="float">
            <text:p>2,6737646282279</text:p>
          </table:table-cell>
          <table:table-cell table:formula="of:=99.7%*[.$F100]" office:value-type="float" office:value="6.68441157056976" calcext:value-type="float">
            <text:p>6,68441157056976</text:p>
          </table:table-cell>
          <table:table-cell table:formula="of:=[.$C101]*[.$F101]+[.$D101]*[.$E101]+[.$G100]" office:value-type="float" office:value="9141.79243620779" calcext:value-type="float">
            <text:p>9141,79243620779</text:p>
          </table:table-cell>
          <table:table-cell table:formula="of:=[.$C101]*[.$F101]+[.$D101]*[.$E101]" office:value-type="float" office:value="80.212938846837" calcext:value-type="float">
            <text:p>80,212938846837</text:p>
          </table:table-cell>
          <table:table-cell table:number-columns-repeated="1016"/>
        </table:table-row>
        <table:table-row table:style-name="ro1">
          <table:table-cell office:value-type="date" office:date-value="1945-08-11" calcext:value-type="date">
            <text:p>sobota 11 sierpnia 1945</text:p>
          </table:table-cell>
          <table:table-cell table:style-name="Default" table:formula="of:=WEEKDAY([.A102];2)" office:value-type="float" office:value="6" calcext:value-type="float">
            <text:p>6</text:p>
          </table:table-cell>
          <table:table-cell table:formula="of:=IF([.$B102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01]" office:value-type="float" office:value="2.66574333434322" calcext:value-type="float">
            <text:p>2,66574333434322</text:p>
          </table:table-cell>
          <table:table-cell table:formula="of:=99.7%*[.$F101]" office:value-type="float" office:value="6.66435833585805" calcext:value-type="float">
            <text:p>6,66435833585805</text:p>
          </table:table-cell>
          <table:table-cell table:formula="of:=[.$C102]*[.$F102]+[.$D102]*[.$E102]+[.$G101]" office:value-type="float" office:value="9221.76473623808" calcext:value-type="float">
            <text:p>9221,76473623808</text:p>
          </table:table-cell>
          <table:table-cell table:formula="of:=[.$C102]*[.$F102]+[.$D102]*[.$E102]" office:value-type="float" office:value="79.9723000302965" calcext:value-type="float">
            <text:p>79,9723000302965</text:p>
          </table:table-cell>
          <table:table-cell table:number-columns-repeated="1016"/>
        </table:table-row>
        <table:table-row table:style-name="ro1">
          <table:table-cell office:value-type="date" office:date-value="1945-08-12" calcext:value-type="date">
            <text:p>niedziela 12 sierpnia 1945</text:p>
          </table:table-cell>
          <table:table-cell table:style-name="Default" table:formula="of:=WEEKDAY([.A103];2)" office:value-type="float" office:value="7" calcext:value-type="float">
            <text:p>7</text:p>
          </table:table-cell>
          <table:table-cell table:formula="of:=IF([.$B103]=7;2;4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9.7%*[.$E102]" office:value-type="float" office:value="2.65774610434019" calcext:value-type="float">
            <text:p>2,65774610434019</text:p>
          </table:table-cell>
          <table:table-cell table:formula="of:=99.7%*[.$F102]" office:value-type="float" office:value="6.64436526085047" calcext:value-type="float">
            <text:p>6,64436526085047</text:p>
          </table:table-cell>
          <table:table-cell table:formula="of:=[.$C103]*[.$F103]+[.$D103]*[.$E103]+[.$G102]" office:value-type="float" office:value="9288.20838884659" calcext:value-type="float">
            <text:p>9288,20838884659</text:p>
          </table:table-cell>
          <table:table-cell table:formula="of:=[.$C103]*[.$F103]+[.$D103]*[.$E103]" office:value-type="float" office:value="66.4436526085047" calcext:value-type="float">
            <text:p>66,4436526085047</text:p>
          </table:table-cell>
          <table:table-cell table:number-columns-repeated="1016"/>
        </table:table-row>
        <table:table-row table:style-name="ro1">
          <table:table-cell office:value-type="date" office:date-value="1945-08-13" calcext:value-type="date">
            <text:p>poniedziałek 13 sierpnia 1945</text:p>
          </table:table-cell>
          <table:table-cell table:style-name="Default" table:formula="of:=WEEKDAY([.A104];2)" office:value-type="float" office:value="1" calcext:value-type="float">
            <text:p>1</text:p>
          </table:table-cell>
          <table:table-cell table:formula="of:=IF([.$B104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03]" office:value-type="float" office:value="2.64977286602717" calcext:value-type="float">
            <text:p>2,64977286602717</text:p>
          </table:table-cell>
          <table:table-cell table:formula="of:=99.7%*[.$F103]" office:value-type="float" office:value="6.62443216506792" calcext:value-type="float">
            <text:p>6,62443216506792</text:p>
          </table:table-cell>
          <table:table-cell table:formula="of:=[.$C104]*[.$F104]+[.$D104]*[.$E104]+[.$G103]" office:value-type="float" office:value="9367.7015748274" calcext:value-type="float">
            <text:p>9367,7015748274</text:p>
          </table:table-cell>
          <table:table-cell table:formula="of:=[.$C104]*[.$F104]+[.$D104]*[.$E104]" office:value-type="float" office:value="79.493185980815" calcext:value-type="float">
            <text:p>79,493185980815</text:p>
          </table:table-cell>
          <table:table-cell table:number-columns-repeated="1016"/>
        </table:table-row>
        <table:table-row table:style-name="ro1">
          <table:table-cell office:value-type="date" office:date-value="1945-08-14" calcext:value-type="date">
            <text:p>wtorek 14 sierpnia 1945</text:p>
          </table:table-cell>
          <table:table-cell table:style-name="Default" table:formula="of:=WEEKDAY([.A105];2)" office:value-type="float" office:value="2" calcext:value-type="float">
            <text:p>2</text:p>
          </table:table-cell>
          <table:table-cell table:formula="of:=IF([.$B105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04]" office:value-type="float" office:value="2.64182354742909" calcext:value-type="float">
            <text:p>2,64182354742909</text:p>
          </table:table-cell>
          <table:table-cell table:formula="of:=99.7%*[.$F104]" office:value-type="float" office:value="6.60455886857272" calcext:value-type="float">
            <text:p>6,60455886857272</text:p>
          </table:table-cell>
          <table:table-cell table:formula="of:=[.$C105]*[.$F105]+[.$D105]*[.$E105]+[.$G104]" office:value-type="float" office:value="9446.95628125028" calcext:value-type="float">
            <text:p>9446,95628125028</text:p>
          </table:table-cell>
          <table:table-cell table:formula="of:=[.$C105]*[.$F105]+[.$D105]*[.$E105]" office:value-type="float" office:value="79.2547064228726" calcext:value-type="float">
            <text:p>79,2547064228726</text:p>
          </table:table-cell>
          <table:table-cell table:number-columns-repeated="1016"/>
        </table:table-row>
        <table:table-row table:style-name="ro1">
          <table:table-cell office:value-type="date" office:date-value="1945-08-15" calcext:value-type="date">
            <text:p>środa 15 sierpnia 1945</text:p>
          </table:table-cell>
          <table:table-cell table:style-name="Default" table:formula="of:=WEEKDAY([.A106];2)" office:value-type="float" office:value="3" calcext:value-type="float">
            <text:p>3</text:p>
          </table:table-cell>
          <table:table-cell table:formula="of:=IF([.$B106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05]" office:value-type="float" office:value="2.6338980767868" calcext:value-type="float">
            <text:p>2,6338980767868</text:p>
          </table:table-cell>
          <table:table-cell table:formula="of:=99.7%*[.$F105]" office:value-type="float" office:value="6.584745191967" calcext:value-type="float">
            <text:p>6,584745191967</text:p>
          </table:table-cell>
          <table:table-cell table:formula="of:=[.$C106]*[.$F106]+[.$D106]*[.$E106]+[.$G105]" office:value-type="float" office:value="9525.97322355388" calcext:value-type="float">
            <text:p>9525,97322355388</text:p>
          </table:table-cell>
          <table:table-cell table:formula="of:=[.$C106]*[.$F106]+[.$D106]*[.$E106]" office:value-type="float" office:value="79.016942303604" calcext:value-type="float">
            <text:p>79,016942303604</text:p>
          </table:table-cell>
          <table:table-cell table:number-columns-repeated="1016"/>
        </table:table-row>
        <table:table-row table:style-name="ro1">
          <table:table-cell office:value-type="date" office:date-value="1945-08-16" calcext:value-type="date">
            <text:p>czwartek 16 sierpnia 1945</text:p>
          </table:table-cell>
          <table:table-cell table:style-name="Default" table:formula="of:=WEEKDAY([.A107];2)" office:value-type="float" office:value="4" calcext:value-type="float">
            <text:p>4</text:p>
          </table:table-cell>
          <table:table-cell table:formula="of:=IF([.$B107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06]" office:value-type="float" office:value="2.62599638255644" calcext:value-type="float">
            <text:p>2,62599638255644</text:p>
          </table:table-cell>
          <table:table-cell table:formula="of:=99.7%*[.$F106]" office:value-type="float" office:value="6.5649909563911" calcext:value-type="float">
            <text:p>6,5649909563911</text:p>
          </table:table-cell>
          <table:table-cell table:formula="of:=[.$C107]*[.$F107]+[.$D107]*[.$E107]+[.$G106]" office:value-type="float" office:value="9604.75311503057" calcext:value-type="float">
            <text:p>9604,75311503057</text:p>
          </table:table-cell>
          <table:table-cell table:formula="of:=[.$C107]*[.$F107]+[.$D107]*[.$E107]" office:value-type="float" office:value="78.7798914766932" calcext:value-type="float">
            <text:p>78,7798914766932</text:p>
          </table:table-cell>
          <table:table-cell table:number-columns-repeated="1016"/>
        </table:table-row>
        <table:table-row table:style-name="ro1">
          <table:table-cell office:value-type="date" office:date-value="1945-08-17" calcext:value-type="date">
            <text:p>piątek 17 sierpnia 1945</text:p>
          </table:table-cell>
          <table:table-cell table:style-name="Default" table:formula="of:=WEEKDAY([.A108];2)" office:value-type="float" office:value="5" calcext:value-type="float">
            <text:p>5</text:p>
          </table:table-cell>
          <table:table-cell table:formula="of:=IF([.$B108]=7;2;4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99.7%*[.$E107]" office:value-type="float" office:value="2.61811839340877" calcext:value-type="float">
            <text:p>2,61811839340877</text:p>
          </table:table-cell>
          <table:table-cell table:formula="of:=99.7%*[.$F107]" office:value-type="float" office:value="6.54529598352193" calcext:value-type="float">
            <text:p>6,54529598352193</text:p>
          </table:table-cell>
          <table:table-cell table:formula="of:=[.$C108]*[.$F108]+[.$D108]*[.$E108]+[.$G107]" office:value-type="float" office:value="9683.29666683284" calcext:value-type="float">
            <text:p>9683,29666683284</text:p>
          </table:table-cell>
          <table:table-cell table:formula="of:=[.$C108]*[.$F108]+[.$D108]*[.$E108]" office:value-type="float" office:value="78.5435518022631" calcext:value-type="float">
            <text:p>78,5435518022631</text:p>
          </table:table-cell>
          <table:table-cell table:number-columns-repeated="1016"/>
        </table:table-row>
        <table:table-row table:style-name="ro1" table:number-rows-repeated="15">
          <table:table-cell/>
          <table:table-cell table:style-name="Default"/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.00.0000</text:date>, <text:time style:data-style-name="N2" text:time-value="11:07:12.90083931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8:34:17.314516492</meta:creation-date>
    <meta:generator>LibreOffice/6.2.6.2$Linux_X86_64 LibreOffice_project/20$Build-2</meta:generator>
    <dc:date>2019-10-03T16:36:01.425336882</dc:date>
    <meta:editing-duration>PT4M4S</meta:editing-duration>
    <meta:editing-cycles>2</meta:editing-cycles>
    <meta:document-statistic meta:table-count="3" meta:cell-count="24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7cm" xlink:href=".." xlink:type="simple" chart:class="chart:bar" chart:style-name="ch1">
        <chart:title svg:x="2.728cm" svg:y="0.316cm" chart:style-name="ch2">
          <text:p>Odległość przebyta przez okręt (w milach morskich)</text:p>
        </chart:title>
        <chart:plot-area chart:style-name="ch3" table:cell-range-address="Arkusz1.A2:Arkusz1.A108 Arkusz1.G1:Arkusz1.G108" chart:data-source-has-labels="both" svg:x="0.319cm" svg:y="1.275cm" svg:width="15.356cm" svg:height="7.552cm">
          <chartooo:coordinate-region svg:x="1.112cm" svg:y="1.474cm" svg:width="14.549cm" svg:height="6.706cm"/>
          <chart:axis chart:dimension="x" chart:name="primary-x" chart:style-name="ch4" chartooo:axis-type="auto">
            <chartooo:date-scale/>
            <chart:categories table:cell-range-address="Arkusz1.A2:Arkusz1.A10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G2:Arkusz1.G108" chart:label-cell-address="Arkusz1.G1:Arkusz1.G1" chart:class="chart:bar">
            <chart:data-point chart:repeated="1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ległość (dzienna)</text:p>
                <draw:g>
                  <svg:desc>Arkusz1.G1:Arkusz1.G1</svg:desc>
                </draw:g>
              </table:table-cell>
            </table:table-row>
          </table:table-header-rows>
          <table:table-rows>
            <table:table-row>
              <table:table-cell office:value-type="float" office:value="16560">
                <text:p>16560</text:p>
                <draw:g>
                  <svg:desc>Arkusz1.A2:Arkusz1.A108</svg:desc>
                </draw:g>
              </table:table-cell>
              <table:table-cell office:value-type="float" office:value="120">
                <text:p>120</text:p>
                <draw:g>
                  <svg:desc>Arkusz1.G2:Arkusz1.G108</svg:desc>
                </draw:g>
              </table:table-cell>
            </table:table-row>
            <table:table-row>
              <table:table-cell office:value-type="float" office:value="16561">
                <text:p>16561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float" office:value="16562">
                <text:p>16562</text:p>
              </table:table-cell>
              <table:table-cell office:value-type="float" office:value="117.612">
                <text:p>117.612</text:p>
              </table:table-cell>
            </table:table-row>
            <table:table-row>
              <table:table-cell office:value-type="float" office:value="16563">
                <text:p>16563</text:p>
              </table:table-cell>
              <table:table-cell office:value-type="float" office:value="116.43588">
                <text:p>116.43588</text:p>
              </table:table-cell>
            </table:table-row>
            <table:table-row>
              <table:table-cell office:value-type="float" office:value="16564">
                <text:p>16564</text:p>
              </table:table-cell>
              <table:table-cell office:value-type="float" office:value="115.2715212">
                <text:p>115.2715212</text:p>
              </table:table-cell>
            </table:table-row>
            <table:table-row>
              <table:table-cell office:value-type="float" office:value="16565">
                <text:p>16565</text:p>
              </table:table-cell>
              <table:table-cell office:value-type="float" office:value="114.118805988">
                <text:p>114.118805988</text:p>
              </table:table-cell>
            </table:table-row>
            <table:table-row>
              <table:table-cell office:value-type="float" office:value="16566">
                <text:p>16566</text:p>
              </table:table-cell>
              <table:table-cell office:value-type="float" office:value="112.97761792812">
                <text:p>112.97761792812</text:p>
              </table:table-cell>
            </table:table-row>
            <table:table-row>
              <table:table-cell office:value-type="float" office:value="16567">
                <text:p>16567</text:p>
              </table:table-cell>
              <table:table-cell office:value-type="float" office:value="111.847841748839">
                <text:p>111.847841748839</text:p>
              </table:table-cell>
            </table:table-row>
            <table:table-row>
              <table:table-cell office:value-type="float" office:value="16568">
                <text:p>16568</text:p>
              </table:table-cell>
              <table:table-cell office:value-type="float" office:value="110.72936333135">
                <text:p>110.72936333135</text:p>
              </table:table-cell>
            </table:table-row>
            <table:table-row>
              <table:table-cell office:value-type="float" office:value="16569">
                <text:p>16569</text:p>
              </table:table-cell>
              <table:table-cell office:value-type="float" office:value="109.622069698037">
                <text:p>109.622069698037</text:p>
              </table:table-cell>
            </table:table-row>
            <table:table-row>
              <table:table-cell office:value-type="float" office:value="16570">
                <text:p>16570</text:p>
              </table:table-cell>
              <table:table-cell office:value-type="float" office:value="108.525849001057">
                <text:p>108.525849001057</text:p>
              </table:table-cell>
            </table:table-row>
            <table:table-row>
              <table:table-cell office:value-type="float" office:value="16571">
                <text:p>16571</text:p>
              </table:table-cell>
              <table:table-cell office:value-type="float" office:value="107.440590511046">
                <text:p>107.440590511046</text:p>
              </table:table-cell>
            </table:table-row>
            <table:table-row>
              <table:table-cell office:value-type="float" office:value="16572">
                <text:p>16572</text:p>
              </table:table-cell>
              <table:table-cell office:value-type="float" office:value="106.366184605936">
                <text:p>106.366184605936</text:p>
              </table:table-cell>
            </table:table-row>
            <table:table-row>
              <table:table-cell office:value-type="float" office:value="16573">
                <text:p>16573</text:p>
              </table:table-cell>
              <table:table-cell office:value-type="float" office:value="105.302522759876">
                <text:p>105.302522759876</text:p>
              </table:table-cell>
            </table:table-row>
            <table:table-row>
              <table:table-cell office:value-type="float" office:value="16574">
                <text:p>16574</text:p>
              </table:table-cell>
              <table:table-cell office:value-type="float" office:value="104.249497532277">
                <text:p>104.249497532277</text:p>
              </table:table-cell>
            </table:table-row>
            <table:table-row>
              <table:table-cell office:value-type="float" office:value="16575">
                <text:p>16575</text:p>
              </table:table-cell>
              <table:table-cell office:value-type="float" office:value="103.207002556955">
                <text:p>103.207002556955</text:p>
              </table:table-cell>
            </table:table-row>
            <table:table-row>
              <table:table-cell office:value-type="float" office:value="16576">
                <text:p>16576</text:p>
              </table:table-cell>
              <table:table-cell office:value-type="float" office:value="102.174932531385">
                <text:p>102.174932531385</text:p>
              </table:table-cell>
            </table:table-row>
            <table:table-row>
              <table:table-cell office:value-type="float" office:value="16577">
                <text:p>16577</text:p>
              </table:table-cell>
              <table:table-cell office:value-type="float" office:value="101.153183206071">
                <text:p>101.153183206071</text:p>
              </table:table-cell>
            </table:table-row>
            <table:table-row>
              <table:table-cell office:value-type="float" office:value="16578">
                <text:p>16578</text:p>
              </table:table-cell>
              <table:table-cell office:value-type="float" office:value="100.141651374011">
                <text:p>100.141651374011</text:p>
              </table:table-cell>
            </table:table-row>
            <table:table-row>
              <table:table-cell office:value-type="float" office:value="16579">
                <text:p>16579</text:p>
              </table:table-cell>
              <table:table-cell office:value-type="float" office:value="99.1402348602704">
                <text:p>99.1402348602704</text:p>
              </table:table-cell>
            </table:table-row>
            <table:table-row>
              <table:table-cell office:value-type="float" office:value="16580">
                <text:p>16580</text:p>
              </table:table-cell>
              <table:table-cell office:value-type="float" office:value="98.1488325116677">
                <text:p>98.1488325116677</text:p>
              </table:table-cell>
            </table:table-row>
            <table:table-row>
              <table:table-cell office:value-type="float" office:value="16581">
                <text:p>16581</text:p>
              </table:table-cell>
              <table:table-cell office:value-type="float" office:value="97.167344186551">
                <text:p>97.167344186551</text:p>
              </table:table-cell>
            </table:table-row>
            <table:table-row>
              <table:table-cell office:value-type="float" office:value="16582">
                <text:p>16582</text:p>
              </table:table-cell>
              <table:table-cell office:value-type="float" office:value="96.1956707446855">
                <text:p>96.1956707446855</text:p>
              </table:table-cell>
            </table:table-row>
            <table:table-row>
              <table:table-cell office:value-type="float" office:value="16583">
                <text:p>16583</text:p>
              </table:table-cell>
              <table:table-cell office:value-type="float" office:value="95.2337140372386">
                <text:p>95.2337140372386</text:p>
              </table:table-cell>
            </table:table-row>
            <table:table-row>
              <table:table-cell office:value-type="float" office:value="16584">
                <text:p>16584</text:p>
              </table:table-cell>
              <table:table-cell office:value-type="float" office:value="94.2813768968663">
                <text:p>94.2813768968663</text:p>
              </table:table-cell>
            </table:table-row>
            <table:table-row>
              <table:table-cell office:value-type="float" office:value="16585">
                <text:p>16585</text:p>
              </table:table-cell>
              <table:table-cell office:value-type="float" office:value="93.3385631278976">
                <text:p>93.3385631278976</text:p>
              </table:table-cell>
            </table:table-row>
            <table:table-row>
              <table:table-cell office:value-type="float" office:value="16586">
                <text:p>16586</text:p>
              </table:table-cell>
              <table:table-cell office:value-type="float" office:value="92.4051774966186">
                <text:p>92.4051774966186</text:p>
              </table:table-cell>
            </table:table-row>
            <table:table-row>
              <table:table-cell office:value-type="float" office:value="16587">
                <text:p>16587</text:p>
              </table:table-cell>
              <table:table-cell office:value-type="float" office:value="91.4811257216524">
                <text:p>91.4811257216524</text:p>
              </table:table-cell>
            </table:table-row>
            <table:table-row>
              <table:table-cell office:value-type="float" office:value="16588">
                <text:p>16588</text:p>
              </table:table-cell>
              <table:table-cell office:value-type="float" office:value="90.5663144644359">
                <text:p>90.5663144644359</text:p>
              </table:table-cell>
            </table:table-row>
            <table:table-row>
              <table:table-cell office:value-type="float" office:value="16589">
                <text:p>16589</text:p>
              </table:table-cell>
              <table:table-cell office:value-type="float" office:value="89.6606513197916">
                <text:p>89.6606513197916</text:p>
              </table:table-cell>
            </table:table-row>
            <table:table-row>
              <table:table-cell office:value-type="float" office:value="16590">
                <text:p>16590</text:p>
              </table:table-cell>
              <table:table-cell office:value-type="float" office:value="88.7640448065936">
                <text:p>88.7640448065936</text:p>
              </table:table-cell>
            </table:table-row>
            <table:table-row>
              <table:table-cell office:value-type="float" office:value="16591">
                <text:p>16591</text:p>
              </table:table-cell>
              <table:table-cell office:value-type="float" office:value="87.8764043585277">
                <text:p>87.8764043585277</text:p>
              </table:table-cell>
            </table:table-row>
            <table:table-row>
              <table:table-cell office:value-type="float" office:value="16592">
                <text:p>16592</text:p>
              </table:table-cell>
              <table:table-cell office:value-type="float" office:value="86.9976403149424">
                <text:p>86.9976403149424</text:p>
              </table:table-cell>
            </table:table-row>
            <table:table-row>
              <table:table-cell office:value-type="float" office:value="16593">
                <text:p>16593</text:p>
              </table:table-cell>
              <table:table-cell office:value-type="float" office:value="86.127663911793">
                <text:p>86.127663911793</text:p>
              </table:table-cell>
            </table:table-row>
            <table:table-row>
              <table:table-cell office:value-type="float" office:value="16594">
                <text:p>16594</text:p>
              </table:table-cell>
              <table:table-cell office:value-type="float" office:value="85.2663872726751">
                <text:p>85.2663872726751</text:p>
              </table:table-cell>
            </table:table-row>
            <table:table-row>
              <table:table-cell office:value-type="float" office:value="16595">
                <text:p>16595</text:p>
              </table:table-cell>
              <table:table-cell office:value-type="float" office:value="84.4137233999483">
                <text:p>84.4137233999483</text:p>
              </table:table-cell>
            </table:table-row>
            <table:table-row>
              <table:table-cell office:value-type="float" office:value="16596">
                <text:p>16596</text:p>
              </table:table-cell>
              <table:table-cell office:value-type="float" office:value="83.5695861659488">
                <text:p>83.5695861659488</text:p>
              </table:table-cell>
            </table:table-row>
            <table:table-row>
              <table:table-cell office:value-type="float" office:value="16597">
                <text:p>16597</text:p>
              </table:table-cell>
              <table:table-cell office:value-type="float" office:value="82.7338903042893">
                <text:p>82.7338903042893</text:p>
              </table:table-cell>
            </table:table-row>
            <table:table-row>
              <table:table-cell office:value-type="float" office:value="16598">
                <text:p>16598</text:p>
              </table:table-cell>
              <table:table-cell office:value-type="float" office:value="81.9065514012464">
                <text:p>81.9065514012464</text:p>
              </table:table-cell>
            </table:table-row>
            <table:table-row>
              <table:table-cell office:value-type="float" office:value="16599">
                <text:p>16599</text:p>
              </table:table-cell>
              <table:table-cell office:value-type="float" office:value="81.087485887234">
                <text:p>81.087485887234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80.2766110283616">
                <text:p>80.2766110283616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79.473844918078">
                <text:p>79.473844918078</text:p>
              </table:table-cell>
            </table:table-row>
            <table:table-row>
              <table:table-cell office:value-type="float" office:value="16602">
                <text:p>16602</text:p>
              </table:table-cell>
              <table:table-cell office:value-type="float" office:value="78.6791064688972">
                <text:p>78.6791064688972</text:p>
              </table:table-cell>
            </table:table-row>
            <table:table-row>
              <table:table-cell office:value-type="float" office:value="16603">
                <text:p>16603</text:p>
              </table:table-cell>
              <table:table-cell office:value-type="float" office:value="77.8923154042083">
                <text:p>77.8923154042083</text:p>
              </table:table-cell>
            </table:table-row>
            <table:table-row>
              <table:table-cell office:value-type="float" office:value="16604">
                <text:p>16604</text:p>
              </table:table-cell>
              <table:table-cell office:value-type="float" office:value="77.1133922501662">
                <text:p>77.1133922501662</text:p>
              </table:table-cell>
            </table:table-row>
            <table:table-row>
              <table:table-cell office:value-type="float" office:value="16605">
                <text:p>16605</text:p>
              </table:table-cell>
              <table:table-cell office:value-type="float" office:value="76.3422583276645">
                <text:p>76.3422583276645</text:p>
              </table:table-cell>
            </table:table-row>
            <table:table-row>
              <table:table-cell office:value-type="float" office:value="16606">
                <text:p>16606</text:p>
              </table:table-cell>
              <table:table-cell office:value-type="float" office:value="75.5788357443879">
                <text:p>75.5788357443879</text:p>
              </table:table-cell>
            </table:table-row>
            <table:table-row>
              <table:table-cell office:value-type="float" office:value="16607">
                <text:p>16607</text:p>
              </table:table-cell>
              <table:table-cell office:value-type="float" office:value="74.823047386944">
                <text:p>74.823047386944</text:p>
              </table:table-cell>
            </table:table-row>
            <table:table-row>
              <table:table-cell office:value-type="float" office:value="16608">
                <text:p>16608</text:p>
              </table:table-cell>
              <table:table-cell office:value-type="float" office:value="74.0748169130746">
                <text:p>74.0748169130746</text:p>
              </table:table-cell>
            </table:table-row>
            <table:table-row>
              <table:table-cell office:value-type="float" office:value="16609">
                <text:p>16609</text:p>
              </table:table-cell>
              <table:table-cell office:value-type="float" office:value="73.3340687439438">
                <text:p>73.3340687439438</text:p>
              </table:table-cell>
            </table:table-row>
            <table:table-row>
              <table:table-cell office:value-type="float" office:value="16610">
                <text:p>16610</text:p>
              </table:table-cell>
              <table:table-cell office:value-type="float" office:value="72.6007280565044">
                <text:p>72.6007280565044</text:p>
              </table:table-cell>
            </table:table-row>
            <table:table-row>
              <table:table-cell office:value-type="float" office:value="16611">
                <text:p>16611</text:p>
              </table:table-cell>
              <table:table-cell office:value-type="float" office:value="71.8747207759393">
                <text:p>71.8747207759393</text:p>
              </table:table-cell>
            </table:table-row>
            <table:table-row>
              <table:table-cell office:value-type="float" office:value="16612">
                <text:p>16612</text:p>
              </table:table-cell>
              <table:table-cell office:value-type="float" office:value="71.1559735681799">
                <text:p>71.1559735681799</text:p>
              </table:table-cell>
            </table:table-row>
            <table:table-row>
              <table:table-cell office:value-type="float" office:value="16613">
                <text:p>16613</text:p>
              </table:table-cell>
              <table:table-cell office:value-type="float" office:value="70.4444138324981">
                <text:p>70.4444138324981</text:p>
              </table:table-cell>
            </table:table-row>
            <table:table-row>
              <table:table-cell office:value-type="float" office:value="16614">
                <text:p>16614</text:p>
              </table:table-cell>
              <table:table-cell office:value-type="float" office:value="69.7399696941732">
                <text:p>69.7399696941732</text:p>
              </table:table-cell>
            </table:table-row>
            <table:table-row>
              <table:table-cell office:value-type="float" office:value="16615">
                <text:p>16615</text:p>
              </table:table-cell>
              <table:table-cell office:value-type="float" office:value="69.0425699972314">
                <text:p>69.0425699972314</text:p>
              </table:table-cell>
            </table:table-row>
            <table:table-row>
              <table:table-cell office:value-type="float" office:value="16616">
                <text:p>16616</text:p>
              </table:table-cell>
              <table:table-cell office:value-type="float" office:value="68.3521442972591">
                <text:p>68.3521442972591</text:p>
              </table:table-cell>
            </table:table-row>
            <table:table-row>
              <table:table-cell office:value-type="float" office:value="16617">
                <text:p>16617</text:p>
              </table:table-cell>
              <table:table-cell office:value-type="float" office:value="67.6686228542865">
                <text:p>67.6686228542865</text:p>
              </table:table-cell>
            </table:table-row>
            <table:table-row>
              <table:table-cell office:value-type="float" office:value="16618">
                <text:p>16618</text:p>
              </table:table-cell>
              <table:table-cell office:value-type="float" office:value="66.9919366257436">
                <text:p>66.9919366257436</text:p>
              </table:table-cell>
            </table:table-row>
            <table:table-row>
              <table:table-cell office:value-type="float" office:value="16619">
                <text:p>16619</text:p>
              </table:table-cell>
              <table:table-cell office:value-type="float" office:value="66.3220172594862">
                <text:p>66.3220172594862</text:p>
              </table:table-cell>
            </table:table-row>
            <table:table-row>
              <table:table-cell office:value-type="float" office:value="16620">
                <text:p>16620</text:p>
              </table:table-cell>
              <table:table-cell office:value-type="float" office:value="65.6587970868914">
                <text:p>65.6587970868914</text:p>
              </table:table-cell>
            </table:table-row>
            <table:table-row>
              <table:table-cell office:value-type="float" office:value="16621">
                <text:p>16621</text:p>
              </table:table-cell>
              <table:table-cell office:value-type="float" office:value="65.0022091160224">
                <text:p>65.0022091160224</text:p>
              </table:table-cell>
            </table:table-row>
            <table:table-row>
              <table:table-cell office:value-type="float" office:value="16622">
                <text:p>16622</text:p>
              </table:table-cell>
              <table:table-cell office:value-type="float" office:value="64.3521870248622">
                <text:p>64.3521870248622</text:p>
              </table:table-cell>
            </table:table-row>
            <table:table-row>
              <table:table-cell office:value-type="float" office:value="16623">
                <text:p>16623</text:p>
              </table:table-cell>
              <table:table-cell office:value-type="float" office:value="63.7086651546136">
                <text:p>63.7086651546136</text:p>
              </table:table-cell>
            </table:table-row>
            <table:table-row>
              <table:table-cell office:value-type="float" office:value="16624">
                <text:p>16624</text:p>
              </table:table-cell>
              <table:table-cell office:value-type="float" office:value="63.0715785030674">
                <text:p>63.0715785030674</text:p>
              </table:table-cell>
            </table:table-row>
            <table:table-row>
              <table:table-cell office:value-type="float" office:value="16625">
                <text:p>16625</text:p>
              </table:table-cell>
              <table:table-cell office:value-type="float" office:value="62.4408627180368">
                <text:p>62.4408627180368</text:p>
              </table:table-cell>
            </table:table-row>
            <table:table-row>
              <table:table-cell office:value-type="float" office:value="16626">
                <text:p>16626</text:p>
              </table:table-cell>
              <table:table-cell office:value-type="float" office:value="61.8164540908564">
                <text:p>61.8164540908564</text:p>
              </table:table-cell>
            </table:table-row>
            <table:table-row>
              <table:table-cell office:value-type="float" office:value="16627">
                <text:p>16627</text:p>
              </table:table-cell>
              <table:table-cell office:value-type="float" office:value="61.1982895499478">
                <text:p>61.1982895499478</text:p>
              </table:table-cell>
            </table:table-row>
            <table:table-row>
              <table:table-cell office:value-type="float" office:value="16628">
                <text:p>16628</text:p>
              </table:table-cell>
              <table:table-cell office:value-type="float" office:value="60.5863066544484">
                <text:p>60.5863066544484</text:p>
              </table:table-cell>
            </table:table-row>
            <table:table-row>
              <table:table-cell office:value-type="float" office:value="16629">
                <text:p>16629</text:p>
              </table:table-cell>
              <table:table-cell office:value-type="float" office:value="59.9804435879039">
                <text:p>59.9804435879039</text:p>
              </table:table-cell>
            </table:table-row>
            <table:table-row>
              <table:table-cell office:value-type="float" office:value="16630">
                <text:p>16630</text:p>
              </table:table-cell>
              <table:table-cell office:value-type="float" office:value="59.3806391520248">
                <text:p>59.3806391520248</text:p>
              </table:table-cell>
            </table:table-row>
            <table:table-row>
              <table:table-cell office:value-type="float" office:value="16631">
                <text:p>16631</text:p>
              </table:table-cell>
              <table:table-cell office:value-type="float" office:value="58.7868327605046">
                <text:p>58.7868327605046</text:p>
              </table:table-cell>
            </table:table-row>
            <table:table-row>
              <table:table-cell office:value-type="float" office:value="16632">
                <text:p>16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33">
                <text:p>16633</text:p>
              </table:table-cell>
              <table:table-cell office:value-type="float" office:value="52.8155602228563">
                <text:p>52.8155602228563</text:p>
              </table:table-cell>
            </table:table-row>
            <table:table-row>
              <table:table-cell office:value-type="float" office:value="16634">
                <text:p>16634</text:p>
              </table:table-cell>
              <table:table-cell office:value-type="float" office:value="52.2874046206278">
                <text:p>52.2874046206278</text:p>
              </table:table-cell>
            </table:table-row>
            <table:table-row>
              <table:table-cell office:value-type="float" office:value="16635">
                <text:p>16635</text:p>
              </table:table-cell>
              <table:table-cell office:value-type="float" office:value="51.7645305744215">
                <text:p>51.7645305744215</text:p>
              </table:table-cell>
            </table:table-row>
            <table:table-row>
              <table:table-cell office:value-type="float" office:value="16636">
                <text:p>16636</text:p>
              </table:table-cell>
              <table:table-cell office:value-type="float" office:value="51.2468852686773">
                <text:p>51.2468852686773</text:p>
              </table:table-cell>
            </table:table-row>
            <table:table-row>
              <table:table-cell office:value-type="float" office:value="16637">
                <text:p>16637</text:p>
              </table:table-cell>
              <table:table-cell office:value-type="float" office:value="50.7344164159905">
                <text:p>50.7344164159905</text:p>
              </table:table-cell>
            </table:table-row>
            <table:table-row>
              <table:table-cell office:value-type="float" office:value="16638">
                <text:p>16638</text:p>
              </table:table-cell>
              <table:table-cell office:value-type="float" office:value="50.2270722518306">
                <text:p>50.2270722518306</text:p>
              </table:table-cell>
            </table:table-row>
            <table:table-row>
              <table:table-cell office:value-type="float" office:value="16639">
                <text:p>16639</text:p>
              </table:table-cell>
              <table:table-cell office:value-type="float" office:value="49.7248015293123">
                <text:p>49.7248015293123</text:p>
              </table:table-cell>
            </table:table-row>
            <table:table-row>
              <table:table-cell office:value-type="float" office:value="16640">
                <text:p>16640</text:p>
              </table:table-cell>
              <table:table-cell office:value-type="float" office:value="49.2275535140192">
                <text:p>49.2275535140192</text:p>
              </table:table-cell>
            </table:table-row>
            <table:table-row>
              <table:table-cell office:value-type="float" office:value="16641">
                <text:p>16641</text:p>
              </table:table-cell>
              <table:table-cell office:value-type="float" office:value="48.735277978879">
                <text:p>48.735277978879</text:p>
              </table:table-cell>
            </table:table-row>
            <table:table-row>
              <table:table-cell office:value-type="float" office:value="16642">
                <text:p>16642</text:p>
              </table:table-cell>
              <table:table-cell office:value-type="float" office:value="48.2479251990902">
                <text:p>48.2479251990902</text:p>
              </table:table-cell>
            </table:table-row>
            <table:table-row>
              <table:table-cell office:value-type="float" office:value="16643">
                <text:p>16643</text:p>
              </table:table-cell>
              <table:table-cell office:value-type="float" office:value="47.7654459470993">
                <text:p>47.7654459470993</text:p>
              </table:table-cell>
            </table:table-row>
            <table:table-row>
              <table:table-cell office:value-type="float" office:value="16644">
                <text:p>16644</text:p>
              </table:table-cell>
              <table:table-cell office:value-type="float" office:value="47.2877914876283">
                <text:p>47.2877914876283</text:p>
              </table:table-cell>
            </table:table-row>
            <table:table-row>
              <table:table-cell office:value-type="float" office:value="16645">
                <text:p>16645</text:p>
              </table:table-cell>
              <table:table-cell office:value-type="float" office:value="46.814913572752">
                <text:p>46.814913572752</text:p>
              </table:table-cell>
            </table:table-row>
            <table:table-row>
              <table:table-cell office:value-type="float" office:value="16646">
                <text:p>16646</text:p>
              </table:table-cell>
              <table:table-cell office:value-type="float" office:value="46.3467644370245">
                <text:p>46.3467644370245</text:p>
              </table:table-cell>
            </table:table-row>
            <table:table-row>
              <table:table-cell office:value-type="float" office:value="16647">
                <text:p>16647</text:p>
              </table:table-cell>
              <table:table-cell office:value-type="float" office:value="45.8832967926542">
                <text:p>45.8832967926542</text:p>
              </table:table-cell>
            </table:table-row>
            <table:table-row>
              <table:table-cell office:value-type="float" office:value="16648">
                <text:p>16648</text:p>
              </table:table-cell>
              <table:table-cell office:value-type="float" office:value="45.4244638247277">
                <text:p>45.4244638247277</text:p>
              </table:table-cell>
            </table:table-row>
            <table:table-row>
              <table:table-cell office:value-type="float" office:value="16649">
                <text:p>16649</text:p>
              </table:table-cell>
              <table:table-cell office:value-type="float" office:value="44.9702191864804">
                <text:p>44.9702191864804</text:p>
              </table:table-cell>
            </table:table-row>
            <table:table-row>
              <table:table-cell office:value-type="float" office:value="16650">
                <text:p>16650</text:p>
              </table:table-cell>
              <table:table-cell office:value-type="float" office:value="44.5205169946156">
                <text:p>44.5205169946156</text:p>
              </table:table-cell>
            </table:table-row>
            <table:table-row>
              <table:table-cell office:value-type="float" office:value="16651">
                <text:p>16651</text:p>
              </table:table-cell>
              <table:table-cell office:value-type="float" office:value="44.0753118246695">
                <text:p>44.0753118246695</text:p>
              </table:table-cell>
            </table:table-row>
            <table:table-row>
              <table:table-cell office:value-type="float" office:value="16652">
                <text:p>16652</text:p>
              </table:table-cell>
              <table:table-cell office:value-type="float" office:value="43.6345587064228">
                <text:p>43.6345587064228</text:p>
              </table:table-cell>
            </table:table-row>
            <table:table-row>
              <table:table-cell office:value-type="float" office:value="16653">
                <text:p>16653</text:p>
              </table:table-cell>
              <table:table-cell office:value-type="float" office:value="43.1982131193585">
                <text:p>43.1982131193585</text:p>
              </table:table-cell>
            </table:table-row>
            <table:table-row>
              <table:table-cell office:value-type="float" office:value="16654">
                <text:p>16654</text:p>
              </table:table-cell>
              <table:table-cell office:value-type="float" office:value="42.766230988165">
                <text:p>42.766230988165</text:p>
              </table:table-cell>
            </table:table-row>
            <table:table-row>
              <table:table-cell office:value-type="float" office:value="16655">
                <text:p>16655</text:p>
              </table:table-cell>
              <table:table-cell office:value-type="float" office:value="42.3385686782833">
                <text:p>42.3385686782833</text:p>
              </table:table-cell>
            </table:table-row>
            <table:table-row>
              <table:table-cell office:value-type="float" office:value="16656">
                <text:p>16656</text:p>
              </table:table-cell>
              <table:table-cell office:value-type="float" office:value="41.9151829915005">
                <text:p>41.9151829915005</text:p>
              </table:table-cell>
            </table:table-row>
            <table:table-row>
              <table:table-cell office:value-type="float" office:value="16657">
                <text:p>16657</text:p>
              </table:table-cell>
              <table:table-cell office:value-type="float" office:value="41.4960311615855">
                <text:p>41.4960311615855</text:p>
              </table:table-cell>
            </table:table-row>
            <table:table-row>
              <table:table-cell office:value-type="float" office:value="16658">
                <text:p>16658</text:p>
              </table:table-cell>
              <table:table-cell office:value-type="float" office:value="41.0810708499696">
                <text:p>41.0810708499696</text:p>
              </table:table-cell>
            </table:table-row>
            <table:table-row>
              <table:table-cell office:value-type="float" office:value="16659">
                <text:p>16659</text:p>
              </table:table-cell>
              <table:table-cell office:value-type="float" office:value="40.6702601414699">
                <text:p>40.6702601414699</text:p>
              </table:table-cell>
            </table:table-row>
            <table:table-row>
              <table:table-cell office:value-type="float" office:value="16660">
                <text:p>16660</text:p>
              </table:table-cell>
              <table:table-cell office:value-type="float" office:value="40.2635575400552">
                <text:p>40.2635575400552</text:p>
              </table:table-cell>
            </table:table-row>
            <table:table-row>
              <table:table-cell office:value-type="float" office:value="16661">
                <text:p>16661</text:p>
              </table:table-cell>
              <table:table-cell office:value-type="float" office:value="39.8609219646546">
                <text:p>39.8609219646546</text:p>
              </table:table-cell>
            </table:table-row>
            <table:table-row>
              <table:table-cell office:value-type="float" office:value="16662">
                <text:p>16662</text:p>
              </table:table-cell>
              <table:table-cell office:value-type="float" office:value="39.4623127450081">
                <text:p>39.4623127450081</text:p>
              </table:table-cell>
            </table:table-row>
            <table:table-row>
              <table:table-cell office:value-type="float" office:value="16663">
                <text:p>16663</text:p>
              </table:table-cell>
              <table:table-cell office:value-type="float" office:value="39.067689617558">
                <text:p>39.067689617558</text:p>
              </table:table-cell>
            </table:table-row>
            <table:table-row>
              <table:table-cell office:value-type="float" office:value="16664">
                <text:p>16664</text:p>
              </table:table-cell>
              <table:table-cell office:value-type="float" office:value="38.6770127213824">
                <text:p>38.6770127213824</text:p>
              </table:table-cell>
            </table:table-row>
            <table:table-row>
              <table:table-cell office:value-type="float" office:value="16665">
                <text:p>16665</text:p>
              </table:table-cell>
              <table:table-cell office:value-type="float" office:value="38.2902425941686">
                <text:p>38.2902425941686</text:p>
              </table:table-cell>
            </table:table-row>
            <table:table-row>
              <table:table-cell office:value-type="float" office:value="16666">
                <text:p>16666</text:p>
              </table:table-cell>
              <table:table-cell office:value-type="float" office:value="31.0150965012766">
                <text:p>31.0150965012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